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adian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ata_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</table:table-row>
        <table:table-row table:style-name="ro1">
          <table:table-cell table:formula="of:=ROW()-2" office:value-type="float" office:value="0">
            <text:p>0</text:p>
          </table:table-cell>
          <table:table-cell table:formula="of:=[.A2]/(2*PI())" office:value-type="float" office:value="0">
            <text:p>0</text:p>
          </table:table-cell>
          <table:table-cell table:formula="of:=COS([.B2])" office:value-type="float" office:value="1">
            <text:p>1</text:p>
          </table:table-cell>
          <table:table-cell table:formula="of:=SIN([.B2])" office:value-type="float" office:value="0">
            <text:p>0</text:p>
          </table:table-cell>
          <table:table-cell table:formula="of:=60*INT( SQRT(([.B2]*[.B2])*([.C2]*[.C2])))" office:value-type="float" office:value="0">
            <text:p>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7">
            <text:p>7</text:p>
          </table:table-cell>
          <table:table-cell table:formula="of:=RANDBETWEEN(21;42)" office:value-type="float" office:value="36">
            <text:p>36</text:p>
          </table:table-cell>
          <table:table-cell table:formula="of:=[.I2]-[.H2]" office:value-type="float" office:value="29">
            <text:p>29</text:p>
          </table:table-cell>
        </table:table-row>
        <table:table-row table:style-name="ro1">
          <table:table-cell table:formula="of:=ROW()-2" office:value-type="float" office:value="1">
            <text:p>1</text:p>
          </table:table-cell>
          <table:table-cell table:formula="of:=[.A3]*(2*PI())/180" office:value-type="float" office:value="0.0349065850398866">
            <text:p>0.034906585</text:p>
          </table:table-cell>
          <table:table-cell table:formula="of:=COS([.B3])" office:value-type="float" office:value="0.999390827019096">
            <text:p>0.999390827</text:p>
          </table:table-cell>
          <table:table-cell table:formula="of:=SIN([.B3])" office:value-type="float" office:value="0.034899496702501">
            <text:p>0.0348994967</text:p>
          </table:table-cell>
          <table:table-cell table:formula="of:=60*INT( SQRT(([.B3]*[.B3])*([.C3]*[.C3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31">
            <text:p>31</text:p>
          </table:table-cell>
          <table:table-cell table:formula="of:=[.I3]-[.H3]" office:value-type="float" office:value="12">
            <text:p>12</text:p>
          </table:table-cell>
        </table:table-row>
        <table:table-row table:style-name="ro1">
          <table:table-cell table:formula="of:=ROW()-2" office:value-type="float" office:value="2">
            <text:p>2</text:p>
          </table:table-cell>
          <table:table-cell table:formula="of:=[.A4]*(2*PI())/180" office:value-type="float" office:value="0.0698131700797732">
            <text:p>0.0698131701</text:p>
          </table:table-cell>
          <table:table-cell table:formula="of:=COS([.B4])" office:value-type="float" office:value="0.997564050259824">
            <text:p>0.9975640503</text:p>
          </table:table-cell>
          <table:table-cell table:formula="of:=SIN([.B4])" office:value-type="float" office:value="0.0697564737441253">
            <text:p>0.0697564737</text:p>
          </table:table-cell>
          <table:table-cell table:formula="of:=60*INT( SQRT(([.B4]*[.B4])*([.C4]*[.C4])))" office:value-type="float" office:value="0">
            <text:p>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31">
            <text:p>31</text:p>
          </table:table-cell>
          <table:table-cell table:formula="of:=[.I4]-[.H4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3">
            <text:p>3</text:p>
          </table:table-cell>
          <table:table-cell table:formula="of:=[.A5]*(2*PI())/180" office:value-type="float" office:value="0.10471975511966">
            <text:p>0.1047197551</text:p>
          </table:table-cell>
          <table:table-cell table:formula="of:=COS([.B5])" office:value-type="float" office:value="0.994521895368273">
            <text:p>0.9945218954</text:p>
          </table:table-cell>
          <table:table-cell table:formula="of:=SIN([.B5])" office:value-type="float" office:value="0.104528463267653">
            <text:p>0.1045284633</text:p>
          </table:table-cell>
          <table:table-cell table:formula="of:=60*INT( SQRT(([.B5]*[.B5])*([.C5]*[.C5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8">
            <text:p>18</text:p>
          </table:table-cell>
          <table:table-cell table:formula="of:=RANDBETWEEN(21;42)" office:value-type="float" office:value="22">
            <text:p>22</text:p>
          </table:table-cell>
          <table:table-cell table:formula="of:=[.I5]-[.H5]" office:value-type="float" office:value="4">
            <text:p>4</text:p>
          </table:table-cell>
        </table:table-row>
        <table:table-row table:style-name="ro1">
          <table:table-cell table:formula="of:=ROW()-2" office:value-type="float" office:value="4">
            <text:p>4</text:p>
          </table:table-cell>
          <table:table-cell table:formula="of:=[.A6]*(2*PI())/180" office:value-type="float" office:value="0.139626340159546">
            <text:p>0.1396263402</text:p>
          </table:table-cell>
          <table:table-cell table:formula="of:=COS([.B6])" office:value-type="float" office:value="0.99026806874157">
            <text:p>0.9902680687</text:p>
          </table:table-cell>
          <table:table-cell table:formula="of:=SIN([.B6])" office:value-type="float" office:value="0.139173100960065">
            <text:p>0.139173101</text:p>
          </table:table-cell>
          <table:table-cell table:formula="of:=60*INT( SQRT(([.B6]*[.B6])*([.C6]*[.C6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17">
            <text:p>17</text:p>
          </table:table-cell>
          <table:table-cell table:formula="of:=RANDBETWEEN(21;42)" office:value-type="float" office:value="22">
            <text:p>22</text:p>
          </table:table-cell>
          <table:table-cell table:formula="of:=[.I6]-[.H6]" office:value-type="float" office:value="5">
            <text:p>5</text:p>
          </table:table-cell>
        </table:table-row>
        <table:table-row table:style-name="ro1">
          <table:table-cell table:formula="of:=ROW()-2" office:value-type="float" office:value="5">
            <text:p>5</text:p>
          </table:table-cell>
          <table:table-cell table:formula="of:=[.A7]*(2*PI())/180" office:value-type="float" office:value="0.174532925199433">
            <text:p>0.1745329252</text:p>
          </table:table-cell>
          <table:table-cell table:formula="of:=COS([.B7])" office:value-type="float" office:value="0.984807753012208">
            <text:p>0.984807753</text:p>
          </table:table-cell>
          <table:table-cell table:formula="of:=SIN([.B7])" office:value-type="float" office:value="0.17364817766693">
            <text:p>0.1736481777</text:p>
          </table:table-cell>
          <table:table-cell table:formula="of:=60*INT( SQRT(([.B7]*[.B7])*([.C7]*[.C7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41">
            <text:p>41</text:p>
          </table:table-cell>
          <table:table-cell table:formula="of:=[.I7]-[.H7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6">
            <text:p>6</text:p>
          </table:table-cell>
          <table:table-cell table:formula="of:=[.A8]*(2*PI())/180" office:value-type="float" office:value="0.20943951023932">
            <text:p>0.2094395102</text:p>
          </table:table-cell>
          <table:table-cell table:formula="of:=COS([.B8])" office:value-type="float" office:value="0.978147600733806">
            <text:p>0.9781476007</text:p>
          </table:table-cell>
          <table:table-cell table:formula="of:=SIN([.B8])" office:value-type="float" office:value="0.207911690817759">
            <text:p>0.2079116908</text:p>
          </table:table-cell>
          <table:table-cell table:formula="of:=60*INT( SQRT(([.B8]*[.B8])*([.C8]*[.C8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4">
            <text:p>4</text:p>
          </table:table-cell>
          <table:table-cell table:formula="of:=RANDBETWEEN(21;42)" office:value-type="float" office:value="37">
            <text:p>37</text:p>
          </table:table-cell>
          <table:table-cell table:formula="of:=[.I8]-[.H8]" office:value-type="float" office:value="33">
            <text:p>33</text:p>
          </table:table-cell>
        </table:table-row>
        <table:table-row table:style-name="ro1">
          <table:table-cell table:formula="of:=ROW()-2" office:value-type="float" office:value="7">
            <text:p>7</text:p>
          </table:table-cell>
          <table:table-cell table:formula="of:=[.A9]*(2*PI())/180" office:value-type="float" office:value="0.244346095279206">
            <text:p>0.2443460953</text:p>
          </table:table-cell>
          <table:table-cell table:formula="of:=COS([.B9])" office:value-type="float" office:value="0.970295726275996">
            <text:p>0.9702957263</text:p>
          </table:table-cell>
          <table:table-cell table:formula="of:=SIN([.B9])" office:value-type="float" office:value="0.241921895599668">
            <text:p>0.2419218956</text:p>
          </table:table-cell>
          <table:table-cell table:formula="of:=60*INT( SQRT(([.B9]*[.B9])*([.C9]*[.C9])))" office:value-type="float" office:value="0">
            <text:p>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31">
            <text:p>31</text:p>
          </table:table-cell>
          <table:table-cell table:formula="of:=[.I9]-[.H9]" office:value-type="float" office:value="11">
            <text:p>11</text:p>
          </table:table-cell>
        </table:table-row>
        <table:table-row table:style-name="ro1">
          <table:table-cell table:formula="of:=ROW()-2" office:value-type="float" office:value="8">
            <text:p>8</text:p>
          </table:table-cell>
          <table:table-cell table:formula="of:=[.A10]*(2*PI())/180" office:value-type="float" office:value="0.279252680319093">
            <text:p>0.2792526803</text:p>
          </table:table-cell>
          <table:table-cell table:formula="of:=COS([.B10])" office:value-type="float" office:value="0.961261695938319">
            <text:p>0.9612616959</text:p>
          </table:table-cell>
          <table:table-cell table:formula="of:=SIN([.B10])" office:value-type="float" office:value="0.275637355816999">
            <text:p>0.2756373558</text:p>
          </table:table-cell>
          <table:table-cell table:formula="of:=60*INT( SQRT(([.B10]*[.B10])*([.C10]*[.C10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31">
            <text:p>31</text:p>
          </table:table-cell>
          <table:table-cell table:formula="of:=[.I10]-[.H10]" office:value-type="float" office:value="20">
            <text:p>20</text:p>
          </table:table-cell>
        </table:table-row>
        <table:table-row table:style-name="ro1">
          <table:table-cell table:formula="of:=ROW()-2" office:value-type="float" office:value="9">
            <text:p>9</text:p>
          </table:table-cell>
          <table:table-cell table:formula="of:=[.A11]*(2*PI())/180" office:value-type="float" office:value="0.314159265358979">
            <text:p>0.3141592654</text:p>
          </table:table-cell>
          <table:table-cell table:formula="of:=COS([.B11])" office:value-type="float" office:value="0.951056516295153">
            <text:p>0.9510565163</text:p>
          </table:table-cell>
          <table:table-cell table:formula="of:=SIN([.B11])" office:value-type="float" office:value="0.309016994374947">
            <text:p>0.3090169944</text:p>
          </table:table-cell>
          <table:table-cell table:formula="of:=60*INT( SQRT(([.B11]*[.B11])*([.C11]*[.C11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2">
            <text:p>2</text:p>
          </table:table-cell>
          <table:table-cell table:formula="of:=RANDBETWEEN(21;42)" office:value-type="float" office:value="33">
            <text:p>33</text:p>
          </table:table-cell>
          <table:table-cell table:formula="of:=[.I11]-[.H11]" office:value-type="float" office:value="31">
            <text:p>31</text:p>
          </table:table-cell>
        </table:table-row>
        <table:table-row table:style-name="ro1">
          <table:table-cell table:formula="of:=ROW()-2" office:value-type="float" office:value="10">
            <text:p>10</text:p>
          </table:table-cell>
          <table:table-cell table:formula="of:=[.A12]*(2*PI())/180" office:value-type="float" office:value="0.349065850398866">
            <text:p>0.3490658504</text:p>
          </table:table-cell>
          <table:table-cell table:formula="of:=COS([.B12])" office:value-type="float" office:value="0.939692620785908">
            <text:p>0.9396926208</text:p>
          </table:table-cell>
          <table:table-cell table:formula="of:=SIN([.B12])" office:value-type="float" office:value="0.342020143325669">
            <text:p>0.3420201433</text:p>
          </table:table-cell>
          <table:table-cell table:formula="of:=60*INT( SQRT(([.B12]*[.B12])*([.C12]*[.C12])))" office:value-type="float" office:value="0">
            <text:p>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4">
            <text:p>4</text:p>
          </table:table-cell>
          <table:table-cell table:formula="of:=RANDBETWEEN(21;42)" office:value-type="float" office:value="42">
            <text:p>42</text:p>
          </table:table-cell>
          <table:table-cell table:formula="of:=[.I12]-[.H12]" office:value-type="float" office:value="38">
            <text:p>38</text:p>
          </table:table-cell>
        </table:table-row>
        <table:table-row table:style-name="ro1">
          <table:table-cell table:formula="of:=ROW()-2" office:value-type="float" office:value="11">
            <text:p>11</text:p>
          </table:table-cell>
          <table:table-cell table:formula="of:=[.A13]*(2*PI())/180" office:value-type="float" office:value="0.383972435438752">
            <text:p>0.3839724354</text:p>
          </table:table-cell>
          <table:table-cell table:formula="of:=COS([.B13])" office:value-type="float" office:value="0.927183854566787">
            <text:p>0.9271838546</text:p>
          </table:table-cell>
          <table:table-cell table:formula="of:=SIN([.B13])" office:value-type="float" office:value="0.374606593415912">
            <text:p>0.3746065934</text:p>
          </table:table-cell>
          <table:table-cell table:formula="of:=60*INT( SQRT(([.B13]*[.B13])*([.C13]*[.C13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5">
            <text:p>5</text:p>
          </table:table-cell>
          <table:table-cell table:formula="of:=RANDBETWEEN(21;42)" office:value-type="float" office:value="27">
            <text:p>27</text:p>
          </table:table-cell>
          <table:table-cell table:formula="of:=[.I13]-[.H13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12">
            <text:p>12</text:p>
          </table:table-cell>
          <table:table-cell table:formula="of:=[.A14]*(2*PI())/180" office:value-type="float" office:value="0.418879020478639">
            <text:p>0.4188790205</text:p>
          </table:table-cell>
          <table:table-cell table:formula="of:=COS([.B14])" office:value-type="float" office:value="0.913545457642601">
            <text:p>0.9135454576</text:p>
          </table:table-cell>
          <table:table-cell table:formula="of:=SIN([.B14])" office:value-type="float" office:value="0.4067366430758">
            <text:p>0.4067366431</text:p>
          </table:table-cell>
          <table:table-cell table:formula="of:=60*INT( SQRT(([.B14]*[.B14])*([.C14]*[.C14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41">
            <text:p>41</text:p>
          </table:table-cell>
          <table:table-cell table:formula="of:=[.I14]-[.H14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13">
            <text:p>13</text:p>
          </table:table-cell>
          <table:table-cell table:formula="of:=[.A15]*(2*PI())/180" office:value-type="float" office:value="0.453785605518526">
            <text:p>0.4537856055</text:p>
          </table:table-cell>
          <table:table-cell table:formula="of:=COS([.B15])" office:value-type="float" office:value="0.898794046299167">
            <text:p>0.8987940463</text:p>
          </table:table-cell>
          <table:table-cell table:formula="of:=SIN([.B15])" office:value-type="float" office:value="0.438371146789077">
            <text:p>0.4383711468</text:p>
          </table:table-cell>
          <table:table-cell table:formula="of:=60*INT( SQRT(([.B15]*[.B15])*([.C15]*[.C15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1">
            <text:p>21</text:p>
          </table:table-cell>
          <table:table-cell table:formula="of:=[.I15]-[.H15]" office:value-type="float" office:value="8">
            <text:p>8</text:p>
          </table:table-cell>
        </table:table-row>
        <table:table-row table:style-name="ro1">
          <table:table-cell table:formula="of:=ROW()-2" office:value-type="float" office:value="14">
            <text:p>14</text:p>
          </table:table-cell>
          <table:table-cell table:formula="of:=[.A16]*(2*PI())/180" office:value-type="float" office:value="0.488692190558412">
            <text:p>0.4886921906</text:p>
          </table:table-cell>
          <table:table-cell table:formula="of:=COS([.B16])" office:value-type="float" office:value="0.882947592858927">
            <text:p>0.8829475929</text:p>
          </table:table-cell>
          <table:table-cell table:formula="of:=SIN([.B16])" office:value-type="float" office:value="0.469471562785891">
            <text:p>0.4694715628</text:p>
          </table:table-cell>
          <table:table-cell table:formula="of:=60*INT( SQRT(([.B16]*[.B16])*([.C16]*[.C16])))" office:value-type="float" office:value="0">
            <text:p>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30">
            <text:p>30</text:p>
          </table:table-cell>
          <table:table-cell table:formula="of:=[.I16]-[.H16]" office:value-type="float" office:value="17">
            <text:p>17</text:p>
          </table:table-cell>
        </table:table-row>
        <table:table-row table:style-name="ro1">
          <table:table-cell table:formula="of:=ROW()-2" office:value-type="float" office:value="15">
            <text:p>15</text:p>
          </table:table-cell>
          <table:table-cell table:formula="of:=[.A17]*(2*PI())/180" office:value-type="float" office:value="0.523598775598299">
            <text:p>0.5235987756</text:p>
          </table:table-cell>
          <table:table-cell table:formula="of:=COS([.B17])" office:value-type="float" office:value="0.866025403784439">
            <text:p>0.8660254038</text:p>
          </table:table-cell>
          <table:table-cell table:formula="of:=SIN([.B17])" office:value-type="float" office:value="0.5">
            <text:p>0.5</text:p>
          </table:table-cell>
          <table:table-cell table:formula="of:=60*INT( SQRT(([.B17]*[.B17])*([.C17]*[.C17])))" office:value-type="float" office:value="0">
            <text:p>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0">
            <text:p>10</text:p>
          </table:table-cell>
          <table:table-cell table:formula="of:=RANDBETWEEN(21;42)" office:value-type="float" office:value="21">
            <text:p>21</text:p>
          </table:table-cell>
          <table:table-cell table:formula="of:=[.I17]-[.H17]" office:value-type="float" office:value="11">
            <text:p>11</text:p>
          </table:table-cell>
        </table:table-row>
        <table:table-row table:style-name="ro1">
          <table:table-cell table:formula="of:=ROW()-2" office:value-type="float" office:value="16">
            <text:p>16</text:p>
          </table:table-cell>
          <table:table-cell table:formula="of:=[.A18]*(2*PI())/180" office:value-type="float" office:value="0.558505360638185">
            <text:p>0.5585053606</text:p>
          </table:table-cell>
          <table:table-cell table:formula="of:=COS([.B18])" office:value-type="float" office:value="0.848048096156426">
            <text:p>0.8480480962</text:p>
          </table:table-cell>
          <table:table-cell table:formula="of:=SIN([.B18])" office:value-type="float" office:value="0.529919264233205">
            <text:p>0.5299192642</text:p>
          </table:table-cell>
          <table:table-cell table:formula="of:=60*INT( SQRT(([.B18]*[.B18])*([.C18]*[.C18])))" office:value-type="float" office:value="0">
            <text:p>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33">
            <text:p>33</text:p>
          </table:table-cell>
          <table:table-cell table:formula="of:=[.I18]-[.H18]" office:value-type="float" office:value="32">
            <text:p>32</text:p>
          </table:table-cell>
        </table:table-row>
        <table:table-row table:style-name="ro1">
          <table:table-cell table:formula="of:=ROW()-2" office:value-type="float" office:value="17">
            <text:p>17</text:p>
          </table:table-cell>
          <table:table-cell table:formula="of:=[.A19]*(2*PI())/180" office:value-type="float" office:value="0.593411945678072">
            <text:p>0.5934119457</text:p>
          </table:table-cell>
          <table:table-cell table:formula="of:=COS([.B19])" office:value-type="float" office:value="0.829037572555042">
            <text:p>0.8290375726</text:p>
          </table:table-cell>
          <table:table-cell table:formula="of:=SIN([.B19])" office:value-type="float" office:value="0.559192903470747">
            <text:p>0.5591929035</text:p>
          </table:table-cell>
          <table:table-cell table:formula="of:=60*INT( SQRT(([.B19]*[.B19])*([.C19]*[.C19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2">
            <text:p>2</text:p>
          </table:table-cell>
          <table:table-cell table:formula="of:=RANDBETWEEN(21;42)" office:value-type="float" office:value="30">
            <text:p>30</text:p>
          </table:table-cell>
          <table:table-cell table:formula="of:=[.I19]-[.H19]" office:value-type="float" office:value="28">
            <text:p>28</text:p>
          </table:table-cell>
        </table:table-row>
        <table:table-row table:style-name="ro1">
          <table:table-cell table:formula="of:=ROW()-2" office:value-type="float" office:value="18">
            <text:p>18</text:p>
          </table:table-cell>
          <table:table-cell table:formula="of:=[.A20]*(2*PI())/180" office:value-type="float" office:value="0.628318530717959">
            <text:p>0.6283185307</text:p>
          </table:table-cell>
          <table:table-cell table:formula="of:=COS([.B20])" office:value-type="float" office:value="0.809016994374947">
            <text:p>0.8090169944</text:p>
          </table:table-cell>
          <table:table-cell table:formula="of:=SIN([.B20])" office:value-type="float" office:value="0.587785252292473">
            <text:p>0.5877852523</text:p>
          </table:table-cell>
          <table:table-cell table:formula="of:=60*INT( SQRT(([.B20]*[.B20])*([.C20]*[.C20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21">
            <text:p>21</text:p>
          </table:table-cell>
          <table:table-cell table:formula="of:=[.I20]-[.H20]" office:value-type="float" office:value="2">
            <text:p>2</text:p>
          </table:table-cell>
        </table:table-row>
        <table:table-row table:style-name="ro1">
          <table:table-cell table:formula="of:=ROW()-2" office:value-type="float" office:value="19">
            <text:p>19</text:p>
          </table:table-cell>
          <table:table-cell table:formula="of:=[.A21]*(2*PI())/180" office:value-type="float" office:value="0.663225115757845">
            <text:p>0.6632251158</text:p>
          </table:table-cell>
          <table:table-cell table:formula="of:=COS([.B21])" office:value-type="float" office:value="0.788010753606722">
            <text:p>0.7880107536</text:p>
          </table:table-cell>
          <table:table-cell table:formula="of:=SIN([.B21])" office:value-type="float" office:value="0.615661475325658">
            <text:p>0.6156614753</text:p>
          </table:table-cell>
          <table:table-cell table:formula="of:=60*INT( SQRT(([.B21]*[.B21])*([.C21]*[.C21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6">
            <text:p>6</text:p>
          </table:table-cell>
          <table:table-cell table:formula="of:=RANDBETWEEN(21;42)" office:value-type="float" office:value="28">
            <text:p>28</text:p>
          </table:table-cell>
          <table:table-cell table:formula="of:=[.I21]-[.H21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20">
            <text:p>20</text:p>
          </table:table-cell>
          <table:table-cell table:formula="of:=[.A22]*(2*PI())/180" office:value-type="float" office:value="0.698131700797732">
            <text:p>0.6981317008</text:p>
          </table:table-cell>
          <table:table-cell table:formula="of:=COS([.B22])" office:value-type="float" office:value="0.766044443118978">
            <text:p>0.7660444431</text:p>
          </table:table-cell>
          <table:table-cell table:formula="of:=SIN([.B22])" office:value-type="float" office:value="0.642787609686539">
            <text:p>0.6427876097</text:p>
          </table:table-cell>
          <table:table-cell table:formula="of:=60*INT( SQRT(([.B22]*[.B22])*([.C22]*[.C22])))" office:value-type="float" office:value="0">
            <text:p>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8">
            <text:p>18</text:p>
          </table:table-cell>
          <table:table-cell table:formula="of:=RANDBETWEEN(21;42)" office:value-type="float" office:value="30">
            <text:p>30</text:p>
          </table:table-cell>
          <table:table-cell table:formula="of:=[.I22]-[.H22]" office:value-type="float" office:value="12">
            <text:p>12</text:p>
          </table:table-cell>
        </table:table-row>
        <table:table-row table:style-name="ro1">
          <table:table-cell table:formula="of:=ROW()-2" office:value-type="float" office:value="21">
            <text:p>21</text:p>
          </table:table-cell>
          <table:table-cell table:formula="of:=[.A23]*(2*PI())/180" office:value-type="float" office:value="0.733038285837618">
            <text:p>0.7330382858</text:p>
          </table:table-cell>
          <table:table-cell table:formula="of:=COS([.B23])" office:value-type="float" office:value="0.743144825477394">
            <text:p>0.7431448255</text:p>
          </table:table-cell>
          <table:table-cell table:formula="of:=SIN([.B23])" office:value-type="float" office:value="0.669130606358858">
            <text:p>0.6691306064</text:p>
          </table:table-cell>
          <table:table-cell table:formula="of:=60*INT( SQRT(([.B23]*[.B23])*([.C23]*[.C23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0">
            <text:p>10</text:p>
          </table:table-cell>
          <table:table-cell table:formula="of:=RANDBETWEEN(21;42)" office:value-type="float" office:value="25">
            <text:p>25</text:p>
          </table:table-cell>
          <table:table-cell table:formula="of:=[.I23]-[.H23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22">
            <text:p>22</text:p>
          </table:table-cell>
          <table:table-cell table:formula="of:=[.A24]*(2*PI())/180" office:value-type="float" office:value="0.767944870877505">
            <text:p>0.7679448709</text:p>
          </table:table-cell>
          <table:table-cell table:formula="of:=COS([.B24])" office:value-type="float" office:value="0.719339800338651">
            <text:p>0.7193398003</text:p>
          </table:table-cell>
          <table:table-cell table:formula="of:=SIN([.B24])" office:value-type="float" office:value="0.694658370458997">
            <text:p>0.6946583705</text:p>
          </table:table-cell>
          <table:table-cell table:formula="of:=60*INT( SQRT(([.B24]*[.B24])*([.C24]*[.C24])))" office:value-type="float" office:value="0">
            <text:p>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39">
            <text:p>39</text:p>
          </table:table-cell>
          <table:table-cell table:formula="of:=[.I24]-[.H24]" office:value-type="float" office:value="19">
            <text:p>19</text:p>
          </table:table-cell>
        </table:table-row>
        <table:table-row table:style-name="ro1">
          <table:table-cell table:formula="of:=ROW()-2" office:value-type="float" office:value="23">
            <text:p>23</text:p>
          </table:table-cell>
          <table:table-cell table:formula="of:=[.A25]*(2*PI())/180" office:value-type="float" office:value="0.802851455917391">
            <text:p>0.8028514559</text:p>
          </table:table-cell>
          <table:table-cell table:formula="of:=COS([.B25])" office:value-type="float" office:value="0.694658370458997">
            <text:p>0.6946583705</text:p>
          </table:table-cell>
          <table:table-cell table:formula="of:=SIN([.B25])" office:value-type="float" office:value="0.719339800338651">
            <text:p>0.7193398003</text:p>
          </table:table-cell>
          <table:table-cell table:formula="of:=60*INT( SQRT(([.B25]*[.B25])*([.C25]*[.C25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40">
            <text:p>40</text:p>
          </table:table-cell>
          <table:table-cell table:formula="of:=[.I25]-[.H25]" office:value-type="float" office:value="39">
            <text:p>39</text:p>
          </table:table-cell>
        </table:table-row>
        <table:table-row table:style-name="ro1">
          <table:table-cell table:formula="of:=ROW()-2" office:value-type="float" office:value="24">
            <text:p>24</text:p>
          </table:table-cell>
          <table:table-cell table:formula="of:=[.A26]*(2*PI())/180" office:value-type="float" office:value="0.837758040957278">
            <text:p>0.837758041</text:p>
          </table:table-cell>
          <table:table-cell table:formula="of:=COS([.B26])" office:value-type="float" office:value="0.669130606358858">
            <text:p>0.6691306064</text:p>
          </table:table-cell>
          <table:table-cell table:formula="of:=SIN([.B26])" office:value-type="float" office:value="0.743144825477394">
            <text:p>0.7431448255</text:p>
          </table:table-cell>
          <table:table-cell table:formula="of:=60*INT( SQRT(([.B26]*[.B26])*([.C26]*[.C26])))" office:value-type="float" office:value="0">
            <text:p>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7">
            <text:p>7</text:p>
          </table:table-cell>
          <table:table-cell table:formula="of:=RANDBETWEEN(21;42)" office:value-type="float" office:value="24">
            <text:p>24</text:p>
          </table:table-cell>
          <table:table-cell table:formula="of:=[.I26]-[.H26]" office:value-type="float" office:value="17">
            <text:p>17</text:p>
          </table:table-cell>
        </table:table-row>
        <table:table-row table:style-name="ro1">
          <table:table-cell table:formula="of:=ROW()-2" office:value-type="float" office:value="25">
            <text:p>25</text:p>
          </table:table-cell>
          <table:table-cell table:formula="of:=[.A27]*(2*PI())/180" office:value-type="float" office:value="0.872664625997165">
            <text:p>0.872664626</text:p>
          </table:table-cell>
          <table:table-cell table:formula="of:=COS([.B27])" office:value-type="float" office:value="0.642787609686539">
            <text:p>0.6427876097</text:p>
          </table:table-cell>
          <table:table-cell table:formula="of:=SIN([.B27])" office:value-type="float" office:value="0.766044443118978">
            <text:p>0.7660444431</text:p>
          </table:table-cell>
          <table:table-cell table:formula="of:=60*INT( SQRT(([.B27]*[.B27])*([.C27]*[.C27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31">
            <text:p>31</text:p>
          </table:table-cell>
          <table:table-cell table:formula="of:=[.I27]-[.H27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26">
            <text:p>26</text:p>
          </table:table-cell>
          <table:table-cell table:formula="of:=[.A28]*(2*PI())/180" office:value-type="float" office:value="0.907571211037051">
            <text:p>0.907571211</text:p>
          </table:table-cell>
          <table:table-cell table:formula="of:=COS([.B28])" office:value-type="float" office:value="0.615661475325658">
            <text:p>0.6156614753</text:p>
          </table:table-cell>
          <table:table-cell table:formula="of:=SIN([.B28])" office:value-type="float" office:value="0.788010753606722">
            <text:p>0.7880107536</text:p>
          </table:table-cell>
          <table:table-cell table:formula="of:=60*INT( SQRT(([.B28]*[.B28])*([.C28]*[.C28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39">
            <text:p>39</text:p>
          </table:table-cell>
          <table:table-cell table:formula="of:=[.I28]-[.H28]" office:value-type="float" office:value="38">
            <text:p>38</text:p>
          </table:table-cell>
        </table:table-row>
        <table:table-row table:style-name="ro1">
          <table:table-cell table:formula="of:=ROW()-2" office:value-type="float" office:value="27">
            <text:p>27</text:p>
          </table:table-cell>
          <table:table-cell table:formula="of:=[.A29]*(2*PI())/180" office:value-type="float" office:value="0.942477796076938">
            <text:p>0.9424777961</text:p>
          </table:table-cell>
          <table:table-cell table:formula="of:=COS([.B29])" office:value-type="float" office:value="0.587785252292473">
            <text:p>0.5877852523</text:p>
          </table:table-cell>
          <table:table-cell table:formula="of:=SIN([.B29])" office:value-type="float" office:value="0.809016994374947">
            <text:p>0.8090169944</text:p>
          </table:table-cell>
          <table:table-cell table:formula="of:=60*INT( SQRT(([.B29]*[.B29])*([.C29]*[.C29])))" office:value-type="float" office:value="0">
            <text:p>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33">
            <text:p>33</text:p>
          </table:table-cell>
          <table:table-cell table:formula="of:=[.I29]-[.H29]" office:value-type="float" office:value="20">
            <text:p>20</text:p>
          </table:table-cell>
        </table:table-row>
        <table:table-row table:style-name="ro1">
          <table:table-cell table:formula="of:=ROW()-2" office:value-type="float" office:value="28">
            <text:p>28</text:p>
          </table:table-cell>
          <table:table-cell table:formula="of:=[.A30]*(2*PI())/180" office:value-type="float" office:value="0.977384381116825">
            <text:p>0.9773843811</text:p>
          </table:table-cell>
          <table:table-cell table:formula="of:=COS([.B30])" office:value-type="float" office:value="0.559192903470747">
            <text:p>0.5591929035</text:p>
          </table:table-cell>
          <table:table-cell table:formula="of:=SIN([.B30])" office:value-type="float" office:value="0.829037572555042">
            <text:p>0.8290375726</text:p>
          </table:table-cell>
          <table:table-cell table:formula="of:=60*INT( SQRT(([.B30]*[.B30])*([.C30]*[.C30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35">
            <text:p>35</text:p>
          </table:table-cell>
          <table:table-cell table:formula="of:=[.I30]-[.H30]" office:value-type="float" office:value="35">
            <text:p>35</text:p>
          </table:table-cell>
        </table:table-row>
        <table:table-row table:style-name="ro1">
          <table:table-cell table:formula="of:=ROW()-2" office:value-type="float" office:value="29">
            <text:p>29</text:p>
          </table:table-cell>
          <table:table-cell table:formula="of:=[.A31]*(2*PI())/180" office:value-type="float" office:value="1.01229096615671">
            <text:p>1.0122909662</text:p>
          </table:table-cell>
          <table:table-cell table:formula="of:=COS([.B31])" office:value-type="float" office:value="0.529919264233205">
            <text:p>0.5299192642</text:p>
          </table:table-cell>
          <table:table-cell table:formula="of:=SIN([.B31])" office:value-type="float" office:value="0.848048096156426">
            <text:p>0.8480480962</text:p>
          </table:table-cell>
          <table:table-cell table:formula="of:=60*INT( SQRT(([.B31]*[.B31])*([.C31]*[.C31])))" office:value-type="float" office:value="0">
            <text:p>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8">
            <text:p>18</text:p>
          </table:table-cell>
          <table:table-cell table:formula="of:=RANDBETWEEN(21;42)" office:value-type="float" office:value="26">
            <text:p>26</text:p>
          </table:table-cell>
          <table:table-cell table:formula="of:=[.I31]-[.H31]" office:value-type="float" office:value="8">
            <text:p>8</text:p>
          </table:table-cell>
        </table:table-row>
        <table:table-row table:style-name="ro1">
          <table:table-cell table:formula="of:=ROW()-2" office:value-type="float" office:value="30">
            <text:p>30</text:p>
          </table:table-cell>
          <table:table-cell table:formula="of:=[.A32]*(2*PI())/180" office:value-type="float" office:value="1.0471975511966">
            <text:p>1.0471975512</text:p>
          </table:table-cell>
          <table:table-cell table:formula="of:=COS([.B32])" office:value-type="float" office:value="0.5">
            <text:p>0.5</text:p>
          </table:table-cell>
          <table:table-cell table:formula="of:=SIN([.B32])" office:value-type="float" office:value="0.866025403784439">
            <text:p>0.8660254038</text:p>
          </table:table-cell>
          <table:table-cell table:formula="of:=60*INT( SQRT(([.B32]*[.B32])*([.C32]*[.C32])))" office:value-type="float" office:value="0">
            <text:p>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6">
            <text:p>6</text:p>
          </table:table-cell>
          <table:table-cell table:formula="of:=RANDBETWEEN(21;42)" office:value-type="float" office:value="21">
            <text:p>21</text:p>
          </table:table-cell>
          <table:table-cell table:formula="of:=[.I32]-[.H32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31">
            <text:p>31</text:p>
          </table:table-cell>
          <table:table-cell table:formula="of:=[.A33]*(2*PI())/180" office:value-type="float" office:value="1.08210413623648">
            <text:p>1.0821041362</text:p>
          </table:table-cell>
          <table:table-cell table:formula="of:=COS([.B33])" office:value-type="float" office:value="0.469471562785891">
            <text:p>0.4694715628</text:p>
          </table:table-cell>
          <table:table-cell table:formula="of:=SIN([.B33])" office:value-type="float" office:value="0.882947592858927">
            <text:p>0.8829475929</text:p>
          </table:table-cell>
          <table:table-cell table:formula="of:=60*INT( SQRT(([.B33]*[.B33])*([.C33]*[.C33])))" office:value-type="float" office:value="0">
            <text:p>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3">
            <text:p>3</text:p>
          </table:table-cell>
          <table:table-cell table:formula="of:=RANDBETWEEN(21;42)" office:value-type="float" office:value="34">
            <text:p>34</text:p>
          </table:table-cell>
          <table:table-cell table:formula="of:=[.I33]-[.H33]" office:value-type="float" office:value="31">
            <text:p>31</text:p>
          </table:table-cell>
        </table:table-row>
        <table:table-row table:style-name="ro1">
          <table:table-cell table:formula="of:=ROW()-2" office:value-type="float" office:value="32">
            <text:p>32</text:p>
          </table:table-cell>
          <table:table-cell table:formula="of:=[.A34]*(2*PI())/180" office:value-type="float" office:value="1.11701072127637">
            <text:p>1.1170107213</text:p>
          </table:table-cell>
          <table:table-cell table:formula="of:=COS([.B34])" office:value-type="float" office:value="0.438371146789077">
            <text:p>0.4383711468</text:p>
          </table:table-cell>
          <table:table-cell table:formula="of:=SIN([.B34])" office:value-type="float" office:value="0.898794046299167">
            <text:p>0.8987940463</text:p>
          </table:table-cell>
          <table:table-cell table:formula="of:=60*INT( SQRT(([.B34]*[.B34])*([.C34]*[.C34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34">
            <text:p>34</text:p>
          </table:table-cell>
          <table:table-cell table:formula="of:=[.I34]-[.H34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33">
            <text:p>33</text:p>
          </table:table-cell>
          <table:table-cell table:formula="of:=[.A35]*(2*PI())/180" office:value-type="float" office:value="1.15191730631626">
            <text:p>1.1519173063</text:p>
          </table:table-cell>
          <table:table-cell table:formula="of:=COS([.B35])" office:value-type="float" office:value="0.4067366430758">
            <text:p>0.4067366431</text:p>
          </table:table-cell>
          <table:table-cell table:formula="of:=SIN([.B35])" office:value-type="float" office:value="0.913545457642601">
            <text:p>0.9135454576</text:p>
          </table:table-cell>
          <table:table-cell table:formula="of:=60*INT( SQRT(([.B35]*[.B35])*([.C35]*[.C35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29">
            <text:p>29</text:p>
          </table:table-cell>
          <table:table-cell table:formula="of:=[.I35]-[.H35]" office:value-type="float" office:value="9">
            <text:p>9</text:p>
          </table:table-cell>
        </table:table-row>
        <table:table-row table:style-name="ro1">
          <table:table-cell table:formula="of:=ROW()-2" office:value-type="float" office:value="34">
            <text:p>34</text:p>
          </table:table-cell>
          <table:table-cell table:formula="of:=[.A36]*(2*PI())/180" office:value-type="float" office:value="1.18682389135614">
            <text:p>1.1868238914</text:p>
          </table:table-cell>
          <table:table-cell table:formula="of:=COS([.B36])" office:value-type="float" office:value="0.374606593415912">
            <text:p>0.3746065934</text:p>
          </table:table-cell>
          <table:table-cell table:formula="of:=SIN([.B36])" office:value-type="float" office:value="0.927183854566787">
            <text:p>0.9271838546</text:p>
          </table:table-cell>
          <table:table-cell table:formula="of:=60*INT( SQRT(([.B36]*[.B36])*([.C36]*[.C36])))" office:value-type="float" office:value="0">
            <text:p>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38">
            <text:p>38</text:p>
          </table:table-cell>
          <table:table-cell table:formula="of:=[.I36]-[.H36]" office:value-type="float" office:value="27">
            <text:p>27</text:p>
          </table:table-cell>
        </table:table-row>
        <table:table-row table:style-name="ro1">
          <table:table-cell table:formula="of:=ROW()-2" office:value-type="float" office:value="35">
            <text:p>35</text:p>
          </table:table-cell>
          <table:table-cell table:formula="of:=[.A37]*(2*PI())/180" office:value-type="float" office:value="1.22173047639603">
            <text:p>1.2217304764</text:p>
          </table:table-cell>
          <table:table-cell table:formula="of:=COS([.B37])" office:value-type="float" office:value="0.342020143325669">
            <text:p>0.3420201433</text:p>
          </table:table-cell>
          <table:table-cell table:formula="of:=SIN([.B37])" office:value-type="float" office:value="0.939692620785908">
            <text:p>0.9396926208</text:p>
          </table:table-cell>
          <table:table-cell table:formula="of:=60*INT( SQRT(([.B37]*[.B37])*([.C37]*[.C37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25">
            <text:p>25</text:p>
          </table:table-cell>
          <table:table-cell table:formula="of:=[.I37]-[.H37]" office:value-type="float" office:value="16">
            <text:p>16</text:p>
          </table:table-cell>
        </table:table-row>
        <table:table-row table:style-name="ro1">
          <table:table-cell table:formula="of:=ROW()-2" office:value-type="float" office:value="36">
            <text:p>36</text:p>
          </table:table-cell>
          <table:table-cell table:formula="of:=[.A38]*(2*PI())/180" office:value-type="float" office:value="1.25663706143592">
            <text:p>1.2566370614</text:p>
          </table:table-cell>
          <table:table-cell table:formula="of:=COS([.B38])" office:value-type="float" office:value="0.309016994374947">
            <text:p>0.3090169944</text:p>
          </table:table-cell>
          <table:table-cell table:formula="of:=SIN([.B38])" office:value-type="float" office:value="0.951056516295153">
            <text:p>0.9510565163</text:p>
          </table:table-cell>
          <table:table-cell table:formula="of:=60*INT( SQRT(([.B38]*[.B38])*([.C38]*[.C38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29">
            <text:p>29</text:p>
          </table:table-cell>
          <table:table-cell table:formula="of:=[.I38]-[.H38]" office:value-type="float" office:value="10">
            <text:p>10</text:p>
          </table:table-cell>
        </table:table-row>
        <table:table-row table:style-name="ro1">
          <table:table-cell table:formula="of:=ROW()-2" office:value-type="float" office:value="37">
            <text:p>37</text:p>
          </table:table-cell>
          <table:table-cell table:formula="of:=[.A39]*(2*PI())/180" office:value-type="float" office:value="1.2915436464758">
            <text:p>1.2915436465</text:p>
          </table:table-cell>
          <table:table-cell table:formula="of:=COS([.B39])" office:value-type="float" office:value="0.275637355816999">
            <text:p>0.2756373558</text:p>
          </table:table-cell>
          <table:table-cell table:formula="of:=SIN([.B39])" office:value-type="float" office:value="0.961261695938319">
            <text:p>0.9612616959</text:p>
          </table:table-cell>
          <table:table-cell table:formula="of:=60*INT( SQRT(([.B39]*[.B39])*([.C39]*[.C39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33">
            <text:p>33</text:p>
          </table:table-cell>
          <table:table-cell table:formula="of:=[.I39]-[.H39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38">
            <text:p>38</text:p>
          </table:table-cell>
          <table:table-cell table:formula="of:=[.A40]*(2*PI())/180" office:value-type="float" office:value="1.32645023151569">
            <text:p>1.3264502315</text:p>
          </table:table-cell>
          <table:table-cell table:formula="of:=COS([.B40])" office:value-type="float" office:value="0.241921895599668">
            <text:p>0.2419218956</text:p>
          </table:table-cell>
          <table:table-cell table:formula="of:=SIN([.B40])" office:value-type="float" office:value="0.970295726275996">
            <text:p>0.9702957263</text:p>
          </table:table-cell>
          <table:table-cell table:formula="of:=60*INT( SQRT(([.B40]*[.B40])*([.C40]*[.C40])))" office:value-type="float" office:value="0">
            <text:p>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4">
            <text:p>4</text:p>
          </table:table-cell>
          <table:table-cell table:formula="of:=RANDBETWEEN(21;42)" office:value-type="float" office:value="23">
            <text:p>23</text:p>
          </table:table-cell>
          <table:table-cell table:formula="of:=[.I40]-[.H40]" office:value-type="float" office:value="19">
            <text:p>19</text:p>
          </table:table-cell>
        </table:table-row>
        <table:table-row table:style-name="ro1">
          <table:table-cell table:formula="of:=ROW()-2" office:value-type="float" office:value="39">
            <text:p>39</text:p>
          </table:table-cell>
          <table:table-cell table:formula="of:=[.A41]*(2*PI())/180" office:value-type="float" office:value="1.36135681655558">
            <text:p>1.3613568166</text:p>
          </table:table-cell>
          <table:table-cell table:formula="of:=COS([.B41])" office:value-type="float" office:value="0.207911690817759">
            <text:p>0.2079116908</text:p>
          </table:table-cell>
          <table:table-cell table:formula="of:=SIN([.B41])" office:value-type="float" office:value="0.978147600733806">
            <text:p>0.9781476007</text:p>
          </table:table-cell>
          <table:table-cell table:formula="of:=60*INT( SQRT(([.B41]*[.B41])*([.C41]*[.C41])))" office:value-type="float" office:value="0">
            <text:p>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1">
            <text:p>21</text:p>
          </table:table-cell>
          <table:table-cell table:formula="of:=[.I41]-[.H41]" office:value-type="float" office:value="8">
            <text:p>8</text:p>
          </table:table-cell>
        </table:table-row>
        <table:table-row table:style-name="ro1">
          <table:table-cell table:formula="of:=ROW()-2" office:value-type="float" office:value="40">
            <text:p>40</text:p>
          </table:table-cell>
          <table:table-cell table:formula="of:=[.A42]*(2*PI())/180" office:value-type="float" office:value="1.39626340159546">
            <text:p>1.3962634016</text:p>
          </table:table-cell>
          <table:table-cell table:formula="of:=COS([.B42])" office:value-type="float" office:value="0.17364817766693">
            <text:p>0.1736481777</text:p>
          </table:table-cell>
          <table:table-cell table:formula="of:=SIN([.B42])" office:value-type="float" office:value="0.984807753012208">
            <text:p>0.984807753</text:p>
          </table:table-cell>
          <table:table-cell table:formula="of:=60*INT( SQRT(([.B42]*[.B42])*([.C42]*[.C42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21">
            <text:p>21</text:p>
          </table:table-cell>
          <table:table-cell table:formula="of:=RANDBETWEEN(21;42)" office:value-type="float" office:value="41">
            <text:p>41</text:p>
          </table:table-cell>
          <table:table-cell table:formula="of:=[.I42]-[.H42]" office:value-type="float" office:value="20">
            <text:p>20</text:p>
          </table:table-cell>
        </table:table-row>
        <table:table-row table:style-name="ro1">
          <table:table-cell table:formula="of:=ROW()-2" office:value-type="float" office:value="41">
            <text:p>41</text:p>
          </table:table-cell>
          <table:table-cell table:formula="of:=[.A43]*(2*PI())/180" office:value-type="float" office:value="1.43116998663535">
            <text:p>1.4311699866</text:p>
          </table:table-cell>
          <table:table-cell table:formula="of:=COS([.B43])" office:value-type="float" office:value="0.139173100960066">
            <text:p>0.139173101</text:p>
          </table:table-cell>
          <table:table-cell table:formula="of:=SIN([.B43])" office:value-type="float" office:value="0.99026806874157">
            <text:p>0.9902680687</text:p>
          </table:table-cell>
          <table:table-cell table:formula="of:=60*INT( SQRT(([.B43]*[.B43])*([.C43]*[.C43])))" office:value-type="float" office:value="0">
            <text:p>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41">
            <text:p>41</text:p>
          </table:table-cell>
          <table:table-cell table:formula="of:=[.I43]-[.H43]" office:value-type="float" office:value="26">
            <text:p>26</text:p>
          </table:table-cell>
        </table:table-row>
        <table:table-row table:style-name="ro1">
          <table:table-cell table:formula="of:=ROW()-2" office:value-type="float" office:value="42">
            <text:p>42</text:p>
          </table:table-cell>
          <table:table-cell table:formula="of:=[.A44]*(2*PI())/180" office:value-type="float" office:value="1.46607657167524">
            <text:p>1.4660765717</text:p>
          </table:table-cell>
          <table:table-cell table:formula="of:=COS([.B44])" office:value-type="float" office:value="0.104528463267653">
            <text:p>0.1045284633</text:p>
          </table:table-cell>
          <table:table-cell table:formula="of:=SIN([.B44])" office:value-type="float" office:value="0.994521895368273">
            <text:p>0.9945218954</text:p>
          </table:table-cell>
          <table:table-cell table:formula="of:=60*INT( SQRT(([.B44]*[.B44])*([.C44]*[.C44])))" office:value-type="float" office:value="0">
            <text:p>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4">
            <text:p>14</text:p>
          </table:table-cell>
          <table:table-cell table:formula="of:=RANDBETWEEN(21;42)" office:value-type="float" office:value="24">
            <text:p>24</text:p>
          </table:table-cell>
          <table:table-cell table:formula="of:=[.I44]-[.H44]" office:value-type="float" office:value="10">
            <text:p>10</text:p>
          </table:table-cell>
        </table:table-row>
        <table:table-row table:style-name="ro1">
          <table:table-cell table:formula="of:=ROW()-2" office:value-type="float" office:value="43">
            <text:p>43</text:p>
          </table:table-cell>
          <table:table-cell table:formula="of:=[.A45]*(2*PI())/180" office:value-type="float" office:value="1.50098315671512">
            <text:p>1.5009831567</text:p>
          </table:table-cell>
          <table:table-cell table:formula="of:=COS([.B45])" office:value-type="float" office:value="0.0697564737441255">
            <text:p>0.0697564737</text:p>
          </table:table-cell>
          <table:table-cell table:formula="of:=SIN([.B45])" office:value-type="float" office:value="0.997564050259824">
            <text:p>0.9975640503</text:p>
          </table:table-cell>
          <table:table-cell table:formula="of:=60*INT( SQRT(([.B45]*[.B45])*([.C45]*[.C45])))" office:value-type="float" office:value="0">
            <text:p>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38">
            <text:p>38</text:p>
          </table:table-cell>
          <table:table-cell table:formula="of:=[.I45]-[.H45]" office:value-type="float" office:value="38">
            <text:p>38</text:p>
          </table:table-cell>
        </table:table-row>
        <table:table-row table:style-name="ro1">
          <table:table-cell table:formula="of:=ROW()-2" office:value-type="float" office:value="44">
            <text:p>44</text:p>
          </table:table-cell>
          <table:table-cell table:formula="of:=[.A46]*(2*PI())/180" office:value-type="float" office:value="1.53588974175501">
            <text:p>1.5358897418</text:p>
          </table:table-cell>
          <table:table-cell table:formula="of:=COS([.B46])" office:value-type="float" office:value="0.0348994967025011">
            <text:p>0.0348994967</text:p>
          </table:table-cell>
          <table:table-cell table:formula="of:=SIN([.B46])" office:value-type="float" office:value="0.999390827019096">
            <text:p>0.999390827</text:p>
          </table:table-cell>
          <table:table-cell table:formula="of:=60*INT( SQRT(([.B46]*[.B46])*([.C46]*[.C46])))" office:value-type="float" office:value="0">
            <text:p>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35">
            <text:p>35</text:p>
          </table:table-cell>
          <table:table-cell table:formula="of:=[.I46]-[.H46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45">
            <text:p>45</text:p>
          </table:table-cell>
          <table:table-cell table:formula="of:=[.A47]*(2*PI())/180" office:value-type="float" office:value="1.5707963267949">
            <text:p>1.5707963268</text:p>
          </table:table-cell>
          <table:table-cell table:formula="of:=COS([.B47])" office:value-type="float" office:value="6.12323399573677E-017">
            <text:p>6.12323399573677E-017</text:p>
          </table:table-cell>
          <table:table-cell table:formula="of:=SIN([.B47])" office:value-type="float" office:value="1">
            <text:p>1</text:p>
          </table:table-cell>
          <table:table-cell table:formula="of:=60*INT( SQRT(([.B47]*[.B47])*([.C47]*[.C47])))" office:value-type="float" office:value="0">
            <text:p>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39">
            <text:p>39</text:p>
          </table:table-cell>
          <table:table-cell table:formula="of:=[.I47]-[.H47]" office:value-type="float" office:value="38">
            <text:p>38</text:p>
          </table:table-cell>
        </table:table-row>
        <table:table-row table:style-name="ro1">
          <table:table-cell table:formula="of:=ROW()-2" office:value-type="float" office:value="46">
            <text:p>46</text:p>
          </table:table-cell>
          <table:table-cell table:formula="of:=[.A48]*(2*PI())/180" office:value-type="float" office:value="1.60570291183478">
            <text:p>1.6057029118</text:p>
          </table:table-cell>
          <table:table-cell table:formula="of:=COS([.B48])" office:value-type="float" office:value="-0.0348994967025007">
            <text:p>-0.0348994967</text:p>
          </table:table-cell>
          <table:table-cell table:formula="of:=SIN([.B48])" office:value-type="float" office:value="0.999390827019096">
            <text:p>0.999390827</text:p>
          </table:table-cell>
          <table:table-cell table:formula="of:=60*INT( SQRT(([.B48]*[.B48])*([.C48]*[.C48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21">
            <text:p>21</text:p>
          </table:table-cell>
          <table:table-cell table:formula="of:=RANDBETWEEN(21;42)" office:value-type="float" office:value="23">
            <text:p>23</text:p>
          </table:table-cell>
          <table:table-cell table:formula="of:=[.I48]-[.H48]" office:value-type="float" office:value="2">
            <text:p>2</text:p>
          </table:table-cell>
        </table:table-row>
        <table:table-row table:style-name="ro1">
          <table:table-cell table:formula="of:=ROW()-2" office:value-type="float" office:value="47">
            <text:p>47</text:p>
          </table:table-cell>
          <table:table-cell table:formula="of:=[.A49]*(2*PI())/180" office:value-type="float" office:value="1.64060949687467">
            <text:p>1.6406094969</text:p>
          </table:table-cell>
          <table:table-cell table:formula="of:=COS([.B49])" office:value-type="float" office:value="-0.0697564737441253">
            <text:p>-0.0697564737</text:p>
          </table:table-cell>
          <table:table-cell table:formula="of:=SIN([.B49])" office:value-type="float" office:value="0.997564050259824">
            <text:p>0.9975640503</text:p>
          </table:table-cell>
          <table:table-cell table:formula="of:=60*INT( SQRT(([.B49]*[.B49])*([.C49]*[.C49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5">
            <text:p>25</text:p>
          </table:table-cell>
          <table:table-cell table:formula="of:=[.I49]-[.H49]" office:value-type="float" office:value="12">
            <text:p>12</text:p>
          </table:table-cell>
        </table:table-row>
        <table:table-row table:style-name="ro1">
          <table:table-cell table:formula="of:=ROW()-2" office:value-type="float" office:value="48">
            <text:p>48</text:p>
          </table:table-cell>
          <table:table-cell table:formula="of:=[.A50]*(2*PI())/180" office:value-type="float" office:value="1.67551608191456">
            <text:p>1.6755160819</text:p>
          </table:table-cell>
          <table:table-cell table:formula="of:=COS([.B50])" office:value-type="float" office:value="-0.104528463267653">
            <text:p>-0.1045284633</text:p>
          </table:table-cell>
          <table:table-cell table:formula="of:=SIN([.B50])" office:value-type="float" office:value="0.994521895368273">
            <text:p>0.9945218954</text:p>
          </table:table-cell>
          <table:table-cell table:formula="of:=60*INT( SQRT(([.B50]*[.B50])*([.C50]*[.C50])))" office:value-type="float" office:value="0">
            <text:p>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32">
            <text:p>32</text:p>
          </table:table-cell>
          <table:table-cell table:formula="of:=[.I50]-[.H50]" office:value-type="float" office:value="21">
            <text:p>21</text:p>
          </table:table-cell>
        </table:table-row>
        <table:table-row table:style-name="ro1">
          <table:table-cell table:formula="of:=ROW()-2" office:value-type="float" office:value="49">
            <text:p>49</text:p>
          </table:table-cell>
          <table:table-cell table:formula="of:=[.A51]*(2*PI())/180" office:value-type="float" office:value="1.71042266695444">
            <text:p>1.710422667</text:p>
          </table:table-cell>
          <table:table-cell table:formula="of:=COS([.B51])" office:value-type="float" office:value="-0.139173100960065">
            <text:p>-0.139173101</text:p>
          </table:table-cell>
          <table:table-cell table:formula="of:=SIN([.B51])" office:value-type="float" office:value="0.99026806874157">
            <text:p>0.9902680687</text:p>
          </table:table-cell>
          <table:table-cell table:formula="of:=60*INT( SQRT(([.B51]*[.B51])*([.C51]*[.C51])))" office:value-type="float" office:value="0">
            <text:p>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21">
            <text:p>21</text:p>
          </table:table-cell>
          <table:table-cell table:formula="of:=RANDBETWEEN(21;42)" office:value-type="float" office:value="42">
            <text:p>42</text:p>
          </table:table-cell>
          <table:table-cell table:formula="of:=[.I51]-[.H51]" office:value-type="float" office:value="21">
            <text:p>21</text:p>
          </table:table-cell>
        </table:table-row>
        <table:table-row table:style-name="ro1">
          <table:table-cell table:formula="of:=ROW()-2" office:value-type="float" office:value="50">
            <text:p>50</text:p>
          </table:table-cell>
          <table:table-cell table:formula="of:=[.A52]*(2*PI())/180" office:value-type="float" office:value="1.74532925199433">
            <text:p>1.745329252</text:p>
          </table:table-cell>
          <table:table-cell table:formula="of:=COS([.B52])" office:value-type="float" office:value="-0.17364817766693">
            <text:p>-0.1736481777</text:p>
          </table:table-cell>
          <table:table-cell table:formula="of:=SIN([.B52])" office:value-type="float" office:value="0.984807753012208">
            <text:p>0.984807753</text:p>
          </table:table-cell>
          <table:table-cell table:formula="of:=60*INT( SQRT(([.B52]*[.B52])*([.C52]*[.C52])))" office:value-type="float" office:value="0">
            <text:p>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22">
            <text:p>22</text:p>
          </table:table-cell>
          <table:table-cell table:formula="of:=[.I52]-[.H52]" office:value-type="float" office:value="13">
            <text:p>13</text:p>
          </table:table-cell>
        </table:table-row>
        <table:table-row table:style-name="ro1">
          <table:table-cell table:formula="of:=ROW()-2" office:value-type="float" office:value="51">
            <text:p>51</text:p>
          </table:table-cell>
          <table:table-cell table:formula="of:=[.A53]*(2*PI())/180" office:value-type="float" office:value="1.78023583703422">
            <text:p>1.780235837</text:p>
          </table:table-cell>
          <table:table-cell table:formula="of:=COS([.B53])" office:value-type="float" office:value="-0.207911690817759">
            <text:p>-0.2079116908</text:p>
          </table:table-cell>
          <table:table-cell table:formula="of:=SIN([.B53])" office:value-type="float" office:value="0.978147600733806">
            <text:p>0.9781476007</text:p>
          </table:table-cell>
          <table:table-cell table:formula="of:=60*INT( SQRT(([.B53]*[.B53])*([.C53]*[.C53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36">
            <text:p>36</text:p>
          </table:table-cell>
          <table:table-cell table:formula="of:=[.I53]-[.H53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52">
            <text:p>52</text:p>
          </table:table-cell>
          <table:table-cell table:formula="of:=[.A54]*(2*PI())/180" office:value-type="float" office:value="1.8151424220741">
            <text:p>1.8151424221</text:p>
          </table:table-cell>
          <table:table-cell table:formula="of:=COS([.B54])" office:value-type="float" office:value="-0.241921895599668">
            <text:p>-0.2419218956</text:p>
          </table:table-cell>
          <table:table-cell table:formula="of:=SIN([.B54])" office:value-type="float" office:value="0.970295726275996">
            <text:p>0.9702957263</text:p>
          </table:table-cell>
          <table:table-cell table:formula="of:=60*INT( SQRT(([.B54]*[.B54])*([.C54]*[.C54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36">
            <text:p>36</text:p>
          </table:table-cell>
          <table:table-cell table:formula="of:=[.I54]-[.H54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53">
            <text:p>53</text:p>
          </table:table-cell>
          <table:table-cell table:formula="of:=[.A55]*(2*PI())/180" office:value-type="float" office:value="1.85004900711399">
            <text:p>1.8500490071</text:p>
          </table:table-cell>
          <table:table-cell table:formula="of:=COS([.B55])" office:value-type="float" office:value="-0.275637355816999">
            <text:p>-0.2756373558</text:p>
          </table:table-cell>
          <table:table-cell table:formula="of:=SIN([.B55])" office:value-type="float" office:value="0.961261695938319">
            <text:p>0.9612616959</text:p>
          </table:table-cell>
          <table:table-cell table:formula="of:=60*INT( SQRT(([.B55]*[.B55])*([.C55]*[.C55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23">
            <text:p>23</text:p>
          </table:table-cell>
          <table:table-cell table:formula="of:=[.I55]-[.H55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54">
            <text:p>54</text:p>
          </table:table-cell>
          <table:table-cell table:formula="of:=[.A56]*(2*PI())/180" office:value-type="float" office:value="1.88495559215388">
            <text:p>1.8849555922</text:p>
          </table:table-cell>
          <table:table-cell table:formula="of:=COS([.B56])" office:value-type="float" office:value="-0.309016994374947">
            <text:p>-0.3090169944</text:p>
          </table:table-cell>
          <table:table-cell table:formula="of:=SIN([.B56])" office:value-type="float" office:value="0.951056516295154">
            <text:p>0.9510565163</text:p>
          </table:table-cell>
          <table:table-cell table:formula="of:=60*INT( SQRT(([.B56]*[.B56])*([.C56]*[.C56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8">
            <text:p>28</text:p>
          </table:table-cell>
          <table:table-cell table:formula="of:=[.I56]-[.H56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55">
            <text:p>55</text:p>
          </table:table-cell>
          <table:table-cell table:formula="of:=[.A57]*(2*PI())/180" office:value-type="float" office:value="1.91986217719376">
            <text:p>1.9198621772</text:p>
          </table:table-cell>
          <table:table-cell table:formula="of:=COS([.B57])" office:value-type="float" office:value="-0.342020143325669">
            <text:p>-0.3420201433</text:p>
          </table:table-cell>
          <table:table-cell table:formula="of:=SIN([.B57])" office:value-type="float" office:value="0.939692620785908">
            <text:p>0.9396926208</text:p>
          </table:table-cell>
          <table:table-cell table:formula="of:=60*INT( SQRT(([.B57]*[.B57])*([.C57]*[.C57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3">
            <text:p>3</text:p>
          </table:table-cell>
          <table:table-cell table:formula="of:=RANDBETWEEN(21;42)" office:value-type="float" office:value="34">
            <text:p>34</text:p>
          </table:table-cell>
          <table:table-cell table:formula="of:=[.I57]-[.H57]" office:value-type="float" office:value="31">
            <text:p>31</text:p>
          </table:table-cell>
        </table:table-row>
        <table:table-row table:style-name="ro1">
          <table:table-cell table:formula="of:=ROW()-2" office:value-type="float" office:value="56">
            <text:p>56</text:p>
          </table:table-cell>
          <table:table-cell table:formula="of:=[.A58]*(2*PI())/180" office:value-type="float" office:value="1.95476876223365">
            <text:p>1.9547687622</text:p>
          </table:table-cell>
          <table:table-cell table:formula="of:=COS([.B58])" office:value-type="float" office:value="-0.374606593415912">
            <text:p>-0.3746065934</text:p>
          </table:table-cell>
          <table:table-cell table:formula="of:=SIN([.B58])" office:value-type="float" office:value="0.927183854566787">
            <text:p>0.9271838546</text:p>
          </table:table-cell>
          <table:table-cell table:formula="of:=60*INT( SQRT(([.B58]*[.B58])*([.C58]*[.C58])))" office:value-type="float" office:value="0">
            <text:p>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5">
            <text:p>5</text:p>
          </table:table-cell>
          <table:table-cell table:formula="of:=RANDBETWEEN(21;42)" office:value-type="float" office:value="38">
            <text:p>38</text:p>
          </table:table-cell>
          <table:table-cell table:formula="of:=[.I58]-[.H58]" office:value-type="float" office:value="33">
            <text:p>33</text:p>
          </table:table-cell>
        </table:table-row>
        <table:table-row table:style-name="ro1">
          <table:table-cell table:formula="of:=ROW()-2" office:value-type="float" office:value="57">
            <text:p>57</text:p>
          </table:table-cell>
          <table:table-cell table:formula="of:=[.A59]*(2*PI())/180" office:value-type="float" office:value="1.98967534727354">
            <text:p>1.9896753473</text:p>
          </table:table-cell>
          <table:table-cell table:formula="of:=COS([.B59])" office:value-type="float" office:value="-0.4067366430758">
            <text:p>-0.4067366431</text:p>
          </table:table-cell>
          <table:table-cell table:formula="of:=SIN([.B59])" office:value-type="float" office:value="0.913545457642601">
            <text:p>0.9135454576</text:p>
          </table:table-cell>
          <table:table-cell table:formula="of:=60*INT( SQRT(([.B59]*[.B59])*([.C59]*[.C59])))" office:value-type="float" office:value="0">
            <text:p>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6">
            <text:p>6</text:p>
          </table:table-cell>
          <table:table-cell table:formula="of:=RANDBETWEEN(21;42)" office:value-type="float" office:value="33">
            <text:p>33</text:p>
          </table:table-cell>
          <table:table-cell table:formula="of:=[.I59]-[.H59]" office:value-type="float" office:value="27">
            <text:p>27</text:p>
          </table:table-cell>
        </table:table-row>
        <table:table-row table:style-name="ro1">
          <table:table-cell table:formula="of:=ROW()-2" office:value-type="float" office:value="58">
            <text:p>58</text:p>
          </table:table-cell>
          <table:table-cell table:formula="of:=[.A60]*(2*PI())/180" office:value-type="float" office:value="2.02458193231342">
            <text:p>2.0245819323</text:p>
          </table:table-cell>
          <table:table-cell table:formula="of:=COS([.B60])" office:value-type="float" office:value="-0.438371146789078">
            <text:p>-0.4383711468</text:p>
          </table:table-cell>
          <table:table-cell table:formula="of:=SIN([.B60])" office:value-type="float" office:value="0.898794046299167">
            <text:p>0.8987940463</text:p>
          </table:table-cell>
          <table:table-cell table:formula="of:=60*INT( SQRT(([.B60]*[.B60])*([.C60]*[.C60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21">
            <text:p>21</text:p>
          </table:table-cell>
          <table:table-cell table:formula="of:=RANDBETWEEN(21;42)" office:value-type="float" office:value="26">
            <text:p>26</text:p>
          </table:table-cell>
          <table:table-cell table:formula="of:=[.I60]-[.H60]" office:value-type="float" office:value="5">
            <text:p>5</text:p>
          </table:table-cell>
        </table:table-row>
        <table:table-row table:style-name="ro1">
          <table:table-cell table:formula="of:=ROW()-2" office:value-type="float" office:value="59">
            <text:p>59</text:p>
          </table:table-cell>
          <table:table-cell table:formula="of:=[.A61]*(2*PI())/180" office:value-type="float" office:value="2.05948851735331">
            <text:p>2.0594885174</text:p>
          </table:table-cell>
          <table:table-cell table:formula="of:=COS([.B61])" office:value-type="float" office:value="-0.469471562785891">
            <text:p>-0.4694715628</text:p>
          </table:table-cell>
          <table:table-cell table:formula="of:=SIN([.B61])" office:value-type="float" office:value="0.882947592858927">
            <text:p>0.8829475929</text:p>
          </table:table-cell>
          <table:table-cell table:formula="of:=60*INT( SQRT(([.B61]*[.B61])*([.C61]*[.C61])))" office:value-type="float" office:value="0">
            <text:p>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8">
            <text:p>8</text:p>
          </table:table-cell>
          <table:table-cell table:formula="of:=RANDBETWEEN(21;42)" office:value-type="float" office:value="24">
            <text:p>24</text:p>
          </table:table-cell>
          <table:table-cell table:formula="of:=[.I61]-[.H61]" office:value-type="float" office:value="16">
            <text:p>16</text:p>
          </table:table-cell>
        </table:table-row>
        <table:table-row table:style-name="ro1">
          <table:table-cell table:formula="of:=ROW()-2" office:value-type="float" office:value="60">
            <text:p>60</text:p>
          </table:table-cell>
          <table:table-cell table:formula="of:=[.A62]*(2*PI())/180" office:value-type="float" office:value="2.0943951023932">
            <text:p>2.0943951024</text:p>
          </table:table-cell>
          <table:table-cell table:formula="of:=COS([.B62])" office:value-type="float" office:value="-0.5">
            <text:p>-0.5</text:p>
          </table:table-cell>
          <table:table-cell table:formula="of:=SIN([.B62])" office:value-type="float" office:value="0.866025403784439">
            <text:p>0.8660254038</text:p>
          </table:table-cell>
          <table:table-cell table:formula="of:=60*INT( SQRT(([.B62]*[.B62])*([.C62]*[.C62])))" office:value-type="float" office:value="60">
            <text:p>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6">
            <text:p>6</text:p>
          </table:table-cell>
          <table:table-cell table:formula="of:=RANDBETWEEN(21;42)" office:value-type="float" office:value="41">
            <text:p>41</text:p>
          </table:table-cell>
          <table:table-cell table:formula="of:=[.I62]-[.H62]" office:value-type="float" office:value="35">
            <text:p>35</text:p>
          </table:table-cell>
        </table:table-row>
        <table:table-row table:style-name="ro1">
          <table:table-cell table:formula="of:=ROW()-2" office:value-type="float" office:value="61">
            <text:p>61</text:p>
          </table:table-cell>
          <table:table-cell table:formula="of:=[.A63]*(2*PI())/180" office:value-type="float" office:value="2.12930168743308">
            <text:p>2.1293016874</text:p>
          </table:table-cell>
          <table:table-cell table:formula="of:=COS([.B63])" office:value-type="float" office:value="-0.529919264233205">
            <text:p>-0.5299192642</text:p>
          </table:table-cell>
          <table:table-cell table:formula="of:=SIN([.B63])" office:value-type="float" office:value="0.848048096156426">
            <text:p>0.8480480962</text:p>
          </table:table-cell>
          <table:table-cell table:formula="of:=60*INT( SQRT(([.B63]*[.B63])*([.C63]*[.C63])))" office:value-type="float" office:value="60">
            <text:p>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38">
            <text:p>38</text:p>
          </table:table-cell>
          <table:table-cell table:formula="of:=[.I63]-[.H63]" office:value-type="float" office:value="25">
            <text:p>25</text:p>
          </table:table-cell>
        </table:table-row>
        <table:table-row table:style-name="ro1">
          <table:table-cell table:formula="of:=ROW()-2" office:value-type="float" office:value="62">
            <text:p>62</text:p>
          </table:table-cell>
          <table:table-cell table:formula="of:=[.A64]*(2*PI())/180" office:value-type="float" office:value="2.16420827247297">
            <text:p>2.1642082725</text:p>
          </table:table-cell>
          <table:table-cell table:formula="of:=COS([.B64])" office:value-type="float" office:value="-0.559192903470747">
            <text:p>-0.5591929035</text:p>
          </table:table-cell>
          <table:table-cell table:formula="of:=SIN([.B64])" office:value-type="float" office:value="0.829037572555042">
            <text:p>0.8290375726</text:p>
          </table:table-cell>
          <table:table-cell table:formula="of:=60*INT( SQRT(([.B64]*[.B64])*([.C64]*[.C64])))" office:value-type="float" office:value="60">
            <text:p>6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21">
            <text:p>21</text:p>
          </table:table-cell>
          <table:table-cell table:formula="of:=RANDBETWEEN(21;42)" office:value-type="float" office:value="33">
            <text:p>33</text:p>
          </table:table-cell>
          <table:table-cell table:formula="of:=[.I64]-[.H64]" office:value-type="float" office:value="12">
            <text:p>12</text:p>
          </table:table-cell>
        </table:table-row>
        <table:table-row table:style-name="ro1">
          <table:table-cell table:formula="of:=ROW()-2" office:value-type="float" office:value="63">
            <text:p>63</text:p>
          </table:table-cell>
          <table:table-cell table:formula="of:=[.A65]*(2*PI())/180" office:value-type="float" office:value="2.19911485751286">
            <text:p>2.1991148575</text:p>
          </table:table-cell>
          <table:table-cell table:formula="of:=COS([.B65])" office:value-type="float" office:value="-0.587785252292473">
            <text:p>-0.5877852523</text:p>
          </table:table-cell>
          <table:table-cell table:formula="of:=SIN([.B65])" office:value-type="float" office:value="0.809016994374947">
            <text:p>0.8090169944</text:p>
          </table:table-cell>
          <table:table-cell table:formula="of:=60*INT( SQRT(([.B65]*[.B65])*([.C65]*[.C65])))" office:value-type="float" office:value="60">
            <text:p>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0">
            <text:p>10</text:p>
          </table:table-cell>
          <table:table-cell table:formula="of:=RANDBETWEEN(21;42)" office:value-type="float" office:value="29">
            <text:p>29</text:p>
          </table:table-cell>
          <table:table-cell table:formula="of:=[.I65]-[.H65]" office:value-type="float" office:value="19">
            <text:p>19</text:p>
          </table:table-cell>
        </table:table-row>
        <table:table-row table:style-name="ro1">
          <table:table-cell table:formula="of:=ROW()-2" office:value-type="float" office:value="64">
            <text:p>64</text:p>
          </table:table-cell>
          <table:table-cell table:formula="of:=[.A66]*(2*PI())/180" office:value-type="float" office:value="2.23402144255274">
            <text:p>2.2340214426</text:p>
          </table:table-cell>
          <table:table-cell table:formula="of:=COS([.B66])" office:value-type="float" office:value="-0.615661475325658">
            <text:p>-0.6156614753</text:p>
          </table:table-cell>
          <table:table-cell table:formula="of:=SIN([.B66])" office:value-type="float" office:value="0.788010753606722">
            <text:p>0.7880107536</text:p>
          </table:table-cell>
          <table:table-cell table:formula="of:=60*INT( SQRT(([.B66]*[.B66])*([.C66]*[.C66])))" office:value-type="float" office:value="60">
            <text:p>6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4">
            <text:p>4</text:p>
          </table:table-cell>
          <table:table-cell table:formula="of:=RANDBETWEEN(21;42)" office:value-type="float" office:value="40">
            <text:p>40</text:p>
          </table:table-cell>
          <table:table-cell table:formula="of:=[.I66]-[.H66]" office:value-type="float" office:value="36">
            <text:p>36</text:p>
          </table:table-cell>
        </table:table-row>
        <table:table-row table:style-name="ro1">
          <table:table-cell table:formula="of:=ROW()-2" office:value-type="float" office:value="65">
            <text:p>65</text:p>
          </table:table-cell>
          <table:table-cell table:formula="of:=[.A67]*(2*PI())/180" office:value-type="float" office:value="2.26892802759263">
            <text:p>2.2689280276</text:p>
          </table:table-cell>
          <table:table-cell table:formula="of:=COS([.B67])" office:value-type="float" office:value="-0.642787609686539">
            <text:p>-0.6427876097</text:p>
          </table:table-cell>
          <table:table-cell table:formula="of:=SIN([.B67])" office:value-type="float" office:value="0.766044443118978">
            <text:p>0.7660444431</text:p>
          </table:table-cell>
          <table:table-cell table:formula="of:=60*INT( SQRT(([.B67]*[.B67])*([.C67]*[.C67])))" office:value-type="float" office:value="60">
            <text:p>6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23">
            <text:p>23</text:p>
          </table:table-cell>
          <table:table-cell table:formula="of:=[.I67]-[.H67]" office:value-type="float" office:value="7">
            <text:p>7</text:p>
          </table:table-cell>
        </table:table-row>
        <table:table-row table:style-name="ro1">
          <table:table-cell table:formula="of:=ROW()-2" office:value-type="float" office:value="66">
            <text:p>66</text:p>
          </table:table-cell>
          <table:table-cell table:formula="of:=[.A68]*(2*PI())/180" office:value-type="float" office:value="2.30383461263251">
            <text:p>2.3038346126</text:p>
          </table:table-cell>
          <table:table-cell table:formula="of:=COS([.B68])" office:value-type="float" office:value="-0.669130606358858">
            <text:p>-0.6691306064</text:p>
          </table:table-cell>
          <table:table-cell table:formula="of:=SIN([.B68])" office:value-type="float" office:value="0.743144825477394">
            <text:p>0.7431448255</text:p>
          </table:table-cell>
          <table:table-cell table:formula="of:=60*INT( SQRT(([.B68]*[.B68])*([.C68]*[.C68])))" office:value-type="float" office:value="60">
            <text:p>6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7">
            <text:p>17</text:p>
          </table:table-cell>
          <table:table-cell table:formula="of:=RANDBETWEEN(21;42)" office:value-type="float" office:value="31">
            <text:p>31</text:p>
          </table:table-cell>
          <table:table-cell table:formula="of:=[.I68]-[.H68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67">
            <text:p>67</text:p>
          </table:table-cell>
          <table:table-cell table:formula="of:=[.A69]*(2*PI())/180" office:value-type="float" office:value="2.3387411976724">
            <text:p>2.3387411977</text:p>
          </table:table-cell>
          <table:table-cell table:formula="of:=COS([.B69])" office:value-type="float" office:value="-0.694658370458997">
            <text:p>-0.6946583705</text:p>
          </table:table-cell>
          <table:table-cell table:formula="of:=SIN([.B69])" office:value-type="float" office:value="0.719339800338651">
            <text:p>0.7193398003</text:p>
          </table:table-cell>
          <table:table-cell table:formula="of:=60*INT( SQRT(([.B69]*[.B69])*([.C69]*[.C69])))" office:value-type="float" office:value="60">
            <text:p>6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36">
            <text:p>36</text:p>
          </table:table-cell>
          <table:table-cell table:formula="of:=[.I69]-[.H69]" office:value-type="float" office:value="17">
            <text:p>17</text:p>
          </table:table-cell>
        </table:table-row>
        <table:table-row table:style-name="ro1">
          <table:table-cell table:formula="of:=ROW()-2" office:value-type="float" office:value="68">
            <text:p>68</text:p>
          </table:table-cell>
          <table:table-cell table:formula="of:=[.A70]*(2*PI())/180" office:value-type="float" office:value="2.37364778271229">
            <text:p>2.3736477827</text:p>
          </table:table-cell>
          <table:table-cell table:formula="of:=COS([.B70])" office:value-type="float" office:value="-0.719339800338651">
            <text:p>-0.7193398003</text:p>
          </table:table-cell>
          <table:table-cell table:formula="of:=SIN([.B70])" office:value-type="float" office:value="0.694658370458997">
            <text:p>0.6946583705</text:p>
          </table:table-cell>
          <table:table-cell table:formula="of:=60*INT( SQRT(([.B70]*[.B70])*([.C70]*[.C70])))" office:value-type="float" office:value="60">
            <text:p>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29">
            <text:p>29</text:p>
          </table:table-cell>
          <table:table-cell table:formula="of:=[.I70]-[.H70]" office:value-type="float" office:value="29">
            <text:p>29</text:p>
          </table:table-cell>
        </table:table-row>
        <table:table-row table:style-name="ro1">
          <table:table-cell table:formula="of:=ROW()-2" office:value-type="float" office:value="69">
            <text:p>69</text:p>
          </table:table-cell>
          <table:table-cell table:formula="of:=[.A71]*(2*PI())/180" office:value-type="float" office:value="2.40855436775217">
            <text:p>2.4085543678</text:p>
          </table:table-cell>
          <table:table-cell table:formula="of:=COS([.B71])" office:value-type="float" office:value="-0.743144825477394">
            <text:p>-0.7431448255</text:p>
          </table:table-cell>
          <table:table-cell table:formula="of:=SIN([.B71])" office:value-type="float" office:value="0.669130606358858">
            <text:p>0.6691306064</text:p>
          </table:table-cell>
          <table:table-cell table:formula="of:=60*INT( SQRT(([.B71]*[.B71])*([.C71]*[.C71])))" office:value-type="float" office:value="60">
            <text:p>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4">
            <text:p>14</text:p>
          </table:table-cell>
          <table:table-cell table:formula="of:=RANDBETWEEN(21;42)" office:value-type="float" office:value="29">
            <text:p>29</text:p>
          </table:table-cell>
          <table:table-cell table:formula="of:=[.I71]-[.H71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70">
            <text:p>70</text:p>
          </table:table-cell>
          <table:table-cell table:formula="of:=[.A72]*(2*PI())/180" office:value-type="float" office:value="2.44346095279206">
            <text:p>2.4434609528</text:p>
          </table:table-cell>
          <table:table-cell table:formula="of:=COS([.B72])" office:value-type="float" office:value="-0.766044443118978">
            <text:p>-0.7660444431</text:p>
          </table:table-cell>
          <table:table-cell table:formula="of:=SIN([.B72])" office:value-type="float" office:value="0.642787609686539">
            <text:p>0.6427876097</text:p>
          </table:table-cell>
          <table:table-cell table:formula="of:=60*INT( SQRT(([.B72]*[.B72])*([.C72]*[.C72])))" office:value-type="float" office:value="60">
            <text:p>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0">
            <text:p>10</text:p>
          </table:table-cell>
          <table:table-cell table:formula="of:=RANDBETWEEN(21;42)" office:value-type="float" office:value="33">
            <text:p>33</text:p>
          </table:table-cell>
          <table:table-cell table:formula="of:=[.I72]-[.H72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71">
            <text:p>71</text:p>
          </table:table-cell>
          <table:table-cell table:formula="of:=[.A73]*(2*PI())/180" office:value-type="float" office:value="2.47836753783195">
            <text:p>2.4783675378</text:p>
          </table:table-cell>
          <table:table-cell table:formula="of:=COS([.B73])" office:value-type="float" office:value="-0.788010753606722">
            <text:p>-0.7880107536</text:p>
          </table:table-cell>
          <table:table-cell table:formula="of:=SIN([.B73])" office:value-type="float" office:value="0.615661475325658">
            <text:p>0.6156614753</text:p>
          </table:table-cell>
          <table:table-cell table:formula="of:=60*INT( SQRT(([.B73]*[.B73])*([.C73]*[.C73])))" office:value-type="float" office:value="60">
            <text:p>6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7">
            <text:p>17</text:p>
          </table:table-cell>
          <table:table-cell table:formula="of:=RANDBETWEEN(21;42)" office:value-type="float" office:value="40">
            <text:p>40</text:p>
          </table:table-cell>
          <table:table-cell table:formula="of:=[.I73]-[.H73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72">
            <text:p>72</text:p>
          </table:table-cell>
          <table:table-cell table:formula="of:=[.A74]*(2*PI())/180" office:value-type="float" office:value="2.51327412287183">
            <text:p>2.5132741229</text:p>
          </table:table-cell>
          <table:table-cell table:formula="of:=COS([.B74])" office:value-type="float" office:value="-0.809016994374947">
            <text:p>-0.8090169944</text:p>
          </table:table-cell>
          <table:table-cell table:formula="of:=SIN([.B74])" office:value-type="float" office:value="0.587785252292473">
            <text:p>0.5877852523</text:p>
          </table:table-cell>
          <table:table-cell table:formula="of:=60*INT( SQRT(([.B74]*[.B74])*([.C74]*[.C74])))" office:value-type="float" office:value="120">
            <text:p>12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22">
            <text:p>22</text:p>
          </table:table-cell>
          <table:table-cell table:formula="of:=[.I74]-[.H74]" office:value-type="float" office:value="21">
            <text:p>21</text:p>
          </table:table-cell>
        </table:table-row>
        <table:table-row table:style-name="ro1">
          <table:table-cell table:formula="of:=ROW()-2" office:value-type="float" office:value="73">
            <text:p>73</text:p>
          </table:table-cell>
          <table:table-cell table:formula="of:=[.A75]*(2*PI())/180" office:value-type="float" office:value="2.54818070791172">
            <text:p>2.5481807079</text:p>
          </table:table-cell>
          <table:table-cell table:formula="of:=COS([.B75])" office:value-type="float" office:value="-0.829037572555042">
            <text:p>-0.8290375726</text:p>
          </table:table-cell>
          <table:table-cell table:formula="of:=SIN([.B75])" office:value-type="float" office:value="0.559192903470747">
            <text:p>0.5591929035</text:p>
          </table:table-cell>
          <table:table-cell table:formula="of:=60*INT( SQRT(([.B75]*[.B75])*([.C75]*[.C75])))" office:value-type="float" office:value="120">
            <text:p>12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36">
            <text:p>36</text:p>
          </table:table-cell>
          <table:table-cell table:formula="of:=[.I75]-[.H75]" office:value-type="float" office:value="27">
            <text:p>27</text:p>
          </table:table-cell>
        </table:table-row>
        <table:table-row table:style-name="ro1">
          <table:table-cell table:formula="of:=ROW()-2" office:value-type="float" office:value="74">
            <text:p>74</text:p>
          </table:table-cell>
          <table:table-cell table:formula="of:=[.A76]*(2*PI())/180" office:value-type="float" office:value="2.58308729295161">
            <text:p>2.583087293</text:p>
          </table:table-cell>
          <table:table-cell table:formula="of:=COS([.B76])" office:value-type="float" office:value="-0.848048096156426">
            <text:p>-0.8480480962</text:p>
          </table:table-cell>
          <table:table-cell table:formula="of:=SIN([.B76])" office:value-type="float" office:value="0.529919264233205">
            <text:p>0.5299192642</text:p>
          </table:table-cell>
          <table:table-cell table:formula="of:=60*INT( SQRT(([.B76]*[.B76])*([.C76]*[.C76])))" office:value-type="float" office:value="120">
            <text:p>12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8">
            <text:p>18</text:p>
          </table:table-cell>
          <table:table-cell table:formula="of:=RANDBETWEEN(21;42)" office:value-type="float" office:value="35">
            <text:p>35</text:p>
          </table:table-cell>
          <table:table-cell table:formula="of:=[.I76]-[.H76]" office:value-type="float" office:value="17">
            <text:p>17</text:p>
          </table:table-cell>
        </table:table-row>
        <table:table-row table:style-name="ro1">
          <table:table-cell table:formula="of:=ROW()-2" office:value-type="float" office:value="75">
            <text:p>75</text:p>
          </table:table-cell>
          <table:table-cell table:formula="of:=[.A77]*(2*PI())/180" office:value-type="float" office:value="2.61799387799149">
            <text:p>2.617993878</text:p>
          </table:table-cell>
          <table:table-cell table:formula="of:=COS([.B77])" office:value-type="float" office:value="-0.866025403784439">
            <text:p>-0.8660254038</text:p>
          </table:table-cell>
          <table:table-cell table:formula="of:=SIN([.B77])" office:value-type="float" office:value="0.5">
            <text:p>0.5</text:p>
          </table:table-cell>
          <table:table-cell table:formula="of:=60*INT( SQRT(([.B77]*[.B77])*([.C77]*[.C77])))" office:value-type="float" office:value="120">
            <text:p>12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0">
            <text:p>10</text:p>
          </table:table-cell>
          <table:table-cell table:formula="of:=RANDBETWEEN(21;42)" office:value-type="float" office:value="32">
            <text:p>32</text:p>
          </table:table-cell>
          <table:table-cell table:formula="of:=[.I77]-[.H77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76">
            <text:p>76</text:p>
          </table:table-cell>
          <table:table-cell table:formula="of:=[.A78]*(2*PI())/180" office:value-type="float" office:value="2.65290046303138">
            <text:p>2.652900463</text:p>
          </table:table-cell>
          <table:table-cell table:formula="of:=COS([.B78])" office:value-type="float" office:value="-0.882947592858927">
            <text:p>-0.8829475929</text:p>
          </table:table-cell>
          <table:table-cell table:formula="of:=SIN([.B78])" office:value-type="float" office:value="0.469471562785891">
            <text:p>0.4694715628</text:p>
          </table:table-cell>
          <table:table-cell table:formula="of:=60*INT( SQRT(([.B78]*[.B78])*([.C78]*[.C78])))" office:value-type="float" office:value="120">
            <text:p>12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5">
            <text:p>5</text:p>
          </table:table-cell>
          <table:table-cell table:formula="of:=RANDBETWEEN(21;42)" office:value-type="float" office:value="33">
            <text:p>33</text:p>
          </table:table-cell>
          <table:table-cell table:formula="of:=[.I78]-[.H78]" office:value-type="float" office:value="28">
            <text:p>28</text:p>
          </table:table-cell>
        </table:table-row>
        <table:table-row table:style-name="ro1">
          <table:table-cell table:formula="of:=ROW()-2" office:value-type="float" office:value="77">
            <text:p>77</text:p>
          </table:table-cell>
          <table:table-cell table:formula="of:=[.A79]*(2*PI())/180" office:value-type="float" office:value="2.68780704807127">
            <text:p>2.6878070481</text:p>
          </table:table-cell>
          <table:table-cell table:formula="of:=COS([.B79])" office:value-type="float" office:value="-0.898794046299167">
            <text:p>-0.8987940463</text:p>
          </table:table-cell>
          <table:table-cell table:formula="of:=SIN([.B79])" office:value-type="float" office:value="0.438371146789077">
            <text:p>0.4383711468</text:p>
          </table:table-cell>
          <table:table-cell table:formula="of:=60*INT( SQRT(([.B79]*[.B79])*([.C79]*[.C79])))" office:value-type="float" office:value="120">
            <text:p>12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23">
            <text:p>23</text:p>
          </table:table-cell>
          <table:table-cell table:formula="of:=[.I79]-[.H79]" office:value-type="float" office:value="12">
            <text:p>12</text:p>
          </table:table-cell>
        </table:table-row>
        <table:table-row table:style-name="ro1">
          <table:table-cell table:formula="of:=ROW()-2" office:value-type="float" office:value="78">
            <text:p>78</text:p>
          </table:table-cell>
          <table:table-cell table:formula="of:=[.A80]*(2*PI())/180" office:value-type="float" office:value="2.72271363311115">
            <text:p>2.7227136331</text:p>
          </table:table-cell>
          <table:table-cell table:formula="of:=COS([.B80])" office:value-type="float" office:value="-0.913545457642601">
            <text:p>-0.9135454576</text:p>
          </table:table-cell>
          <table:table-cell table:formula="of:=SIN([.B80])" office:value-type="float" office:value="0.4067366430758">
            <text:p>0.4067366431</text:p>
          </table:table-cell>
          <table:table-cell table:formula="of:=60*INT( SQRT(([.B80]*[.B80])*([.C80]*[.C80])))" office:value-type="float" office:value="120">
            <text:p>12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33">
            <text:p>33</text:p>
          </table:table-cell>
          <table:table-cell table:formula="of:=[.I80]-[.H80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79">
            <text:p>79</text:p>
          </table:table-cell>
          <table:table-cell table:formula="of:=[.A81]*(2*PI())/180" office:value-type="float" office:value="2.75762021815104">
            <text:p>2.7576202182</text:p>
          </table:table-cell>
          <table:table-cell table:formula="of:=COS([.B81])" office:value-type="float" office:value="-0.927183854566787">
            <text:p>-0.9271838546</text:p>
          </table:table-cell>
          <table:table-cell table:formula="of:=SIN([.B81])" office:value-type="float" office:value="0.374606593415912">
            <text:p>0.3746065934</text:p>
          </table:table-cell>
          <table:table-cell table:formula="of:=60*INT( SQRT(([.B81]*[.B81])*([.C81]*[.C81])))" office:value-type="float" office:value="120">
            <text:p>12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21">
            <text:p>21</text:p>
          </table:table-cell>
          <table:table-cell table:formula="of:=[.I81]-[.H81]" office:value-type="float" office:value="5">
            <text:p>5</text:p>
          </table:table-cell>
        </table:table-row>
        <table:table-row table:style-name="ro1">
          <table:table-cell table:formula="of:=ROW()-2" office:value-type="float" office:value="80">
            <text:p>80</text:p>
          </table:table-cell>
          <table:table-cell table:formula="of:=[.A82]*(2*PI())/180" office:value-type="float" office:value="2.79252680319093">
            <text:p>2.7925268032</text:p>
          </table:table-cell>
          <table:table-cell table:formula="of:=COS([.B82])" office:value-type="float" office:value="-0.939692620785908">
            <text:p>-0.9396926208</text:p>
          </table:table-cell>
          <table:table-cell table:formula="of:=SIN([.B82])" office:value-type="float" office:value="0.342020143325669">
            <text:p>0.3420201433</text:p>
          </table:table-cell>
          <table:table-cell table:formula="of:=60*INT( SQRT(([.B82]*[.B82])*([.C82]*[.C82])))" office:value-type="float" office:value="120">
            <text:p>12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27">
            <text:p>27</text:p>
          </table:table-cell>
          <table:table-cell table:formula="of:=[.I82]-[.H82]" office:value-type="float" office:value="8">
            <text:p>8</text:p>
          </table:table-cell>
        </table:table-row>
        <table:table-row table:style-name="ro1">
          <table:table-cell table:formula="of:=ROW()-2" office:value-type="float" office:value="81">
            <text:p>81</text:p>
          </table:table-cell>
          <table:table-cell table:formula="of:=[.A83]*(2*PI())/180" office:value-type="float" office:value="2.82743338823081">
            <text:p>2.8274333882</text:p>
          </table:table-cell>
          <table:table-cell table:formula="of:=COS([.B83])" office:value-type="float" office:value="-0.951056516295153">
            <text:p>-0.9510565163</text:p>
          </table:table-cell>
          <table:table-cell table:formula="of:=SIN([.B83])" office:value-type="float" office:value="0.309016994374947">
            <text:p>0.3090169944</text:p>
          </table:table-cell>
          <table:table-cell table:formula="of:=60*INT( SQRT(([.B83]*[.B83])*([.C83]*[.C83])))" office:value-type="float" office:value="120">
            <text:p>12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18">
            <text:p>18</text:p>
          </table:table-cell>
          <table:table-cell table:formula="of:=RANDBETWEEN(21;42)" office:value-type="float" office:value="34">
            <text:p>34</text:p>
          </table:table-cell>
          <table:table-cell table:formula="of:=[.I83]-[.H83]" office:value-type="float" office:value="16">
            <text:p>16</text:p>
          </table:table-cell>
        </table:table-row>
        <table:table-row table:style-name="ro1">
          <table:table-cell table:formula="of:=ROW()-2" office:value-type="float" office:value="82">
            <text:p>82</text:p>
          </table:table-cell>
          <table:table-cell table:formula="of:=[.A84]*(2*PI())/180" office:value-type="float" office:value="2.8623399732707">
            <text:p>2.8623399733</text:p>
          </table:table-cell>
          <table:table-cell table:formula="of:=COS([.B84])" office:value-type="float" office:value="-0.961261695938319">
            <text:p>-0.9612616959</text:p>
          </table:table-cell>
          <table:table-cell table:formula="of:=SIN([.B84])" office:value-type="float" office:value="0.275637355817">
            <text:p>0.2756373558</text:p>
          </table:table-cell>
          <table:table-cell table:formula="of:=60*INT( SQRT(([.B84]*[.B84])*([.C84]*[.C84])))" office:value-type="float" office:value="120">
            <text:p>12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25">
            <text:p>25</text:p>
          </table:table-cell>
          <table:table-cell table:formula="of:=[.I84]-[.H84]" office:value-type="float" office:value="10">
            <text:p>10</text:p>
          </table:table-cell>
        </table:table-row>
        <table:table-row table:style-name="ro1">
          <table:table-cell table:formula="of:=ROW()-2" office:value-type="float" office:value="83">
            <text:p>83</text:p>
          </table:table-cell>
          <table:table-cell table:formula="of:=[.A85]*(2*PI())/180" office:value-type="float" office:value="2.89724655831059">
            <text:p>2.8972465583</text:p>
          </table:table-cell>
          <table:table-cell table:formula="of:=COS([.B85])" office:value-type="float" office:value="-0.970295726275996">
            <text:p>-0.9702957263</text:p>
          </table:table-cell>
          <table:table-cell table:formula="of:=SIN([.B85])" office:value-type="float" office:value="0.241921895599668">
            <text:p>0.2419218956</text:p>
          </table:table-cell>
          <table:table-cell table:formula="of:=60*INT( SQRT(([.B85]*[.B85])*([.C85]*[.C85])))" office:value-type="float" office:value="120">
            <text:p>12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8">
            <text:p>18</text:p>
          </table:table-cell>
          <table:table-cell table:formula="of:=RANDBETWEEN(21;42)" office:value-type="float" office:value="30">
            <text:p>30</text:p>
          </table:table-cell>
          <table:table-cell table:formula="of:=[.I85]-[.H85]" office:value-type="float" office:value="12">
            <text:p>12</text:p>
          </table:table-cell>
        </table:table-row>
        <table:table-row table:style-name="ro1">
          <table:table-cell table:formula="of:=ROW()-2" office:value-type="float" office:value="84">
            <text:p>84</text:p>
          </table:table-cell>
          <table:table-cell table:formula="of:=[.A86]*(2*PI())/180" office:value-type="float" office:value="2.93215314335047">
            <text:p>2.9321531434</text:p>
          </table:table-cell>
          <table:table-cell table:formula="of:=COS([.B86])" office:value-type="float" office:value="-0.978147600733806">
            <text:p>-0.9781476007</text:p>
          </table:table-cell>
          <table:table-cell table:formula="of:=SIN([.B86])" office:value-type="float" office:value="0.207911690817759">
            <text:p>0.2079116908</text:p>
          </table:table-cell>
          <table:table-cell table:formula="of:=60*INT( SQRT(([.B86]*[.B86])*([.C86]*[.C86])))" office:value-type="float" office:value="120">
            <text:p>12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7">
            <text:p>7</text:p>
          </table:table-cell>
          <table:table-cell table:formula="of:=RANDBETWEEN(21;42)" office:value-type="float" office:value="27">
            <text:p>27</text:p>
          </table:table-cell>
          <table:table-cell table:formula="of:=[.I86]-[.H86]" office:value-type="float" office:value="20">
            <text:p>20</text:p>
          </table:table-cell>
        </table:table-row>
        <table:table-row table:style-name="ro1">
          <table:table-cell table:formula="of:=ROW()-2" office:value-type="float" office:value="85">
            <text:p>85</text:p>
          </table:table-cell>
          <table:table-cell table:formula="of:=[.A87]*(2*PI())/180" office:value-type="float" office:value="2.96705972839036">
            <text:p>2.9670597284</text:p>
          </table:table-cell>
          <table:table-cell table:formula="of:=COS([.B87])" office:value-type="float" office:value="-0.984807753012208">
            <text:p>-0.984807753</text:p>
          </table:table-cell>
          <table:table-cell table:formula="of:=SIN([.B87])" office:value-type="float" office:value="0.17364817766693">
            <text:p>0.1736481777</text:p>
          </table:table-cell>
          <table:table-cell table:formula="of:=60*INT( SQRT(([.B87]*[.B87])*([.C87]*[.C87])))" office:value-type="float" office:value="120">
            <text:p>12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3">
            <text:p>3</text:p>
          </table:table-cell>
          <table:table-cell table:formula="of:=RANDBETWEEN(21;42)" office:value-type="float" office:value="27">
            <text:p>27</text:p>
          </table:table-cell>
          <table:table-cell table:formula="of:=[.I87]-[.H87]" office:value-type="float" office:value="24">
            <text:p>24</text:p>
          </table:table-cell>
        </table:table-row>
        <table:table-row table:style-name="ro1">
          <table:table-cell table:formula="of:=ROW()-2" office:value-type="float" office:value="86">
            <text:p>86</text:p>
          </table:table-cell>
          <table:table-cell table:formula="of:=[.A88]*(2*PI())/180" office:value-type="float" office:value="3.00196631343025">
            <text:p>3.0019663134</text:p>
          </table:table-cell>
          <table:table-cell table:formula="of:=COS([.B88])" office:value-type="float" office:value="-0.99026806874157">
            <text:p>-0.9902680687</text:p>
          </table:table-cell>
          <table:table-cell table:formula="of:=SIN([.B88])" office:value-type="float" office:value="0.139173100960066">
            <text:p>0.139173101</text:p>
          </table:table-cell>
          <table:table-cell table:formula="of:=60*INT( SQRT(([.B88]*[.B88])*([.C88]*[.C88])))" office:value-type="float" office:value="120">
            <text:p>12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22">
            <text:p>22</text:p>
          </table:table-cell>
          <table:table-cell table:formula="of:=[.I88]-[.H88]" office:value-type="float" office:value="10">
            <text:p>10</text:p>
          </table:table-cell>
        </table:table-row>
        <table:table-row table:style-name="ro1">
          <table:table-cell table:formula="of:=ROW()-2" office:value-type="float" office:value="87">
            <text:p>87</text:p>
          </table:table-cell>
          <table:table-cell table:formula="of:=[.A89]*(2*PI())/180" office:value-type="float" office:value="3.03687289847013">
            <text:p>3.0368728985</text:p>
          </table:table-cell>
          <table:table-cell table:formula="of:=COS([.B89])" office:value-type="float" office:value="-0.994521895368273">
            <text:p>-0.9945218954</text:p>
          </table:table-cell>
          <table:table-cell table:formula="of:=SIN([.B89])" office:value-type="float" office:value="0.104528463267654">
            <text:p>0.1045284633</text:p>
          </table:table-cell>
          <table:table-cell table:formula="of:=60*INT( SQRT(([.B89]*[.B89])*([.C89]*[.C89])))" office:value-type="float" office:value="180">
            <text:p>18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26">
            <text:p>26</text:p>
          </table:table-cell>
          <table:table-cell table:formula="of:=[.I89]-[.H89]" office:value-type="float" office:value="17">
            <text:p>17</text:p>
          </table:table-cell>
        </table:table-row>
        <table:table-row table:style-name="ro1">
          <table:table-cell table:formula="of:=ROW()-2" office:value-type="float" office:value="88">
            <text:p>88</text:p>
          </table:table-cell>
          <table:table-cell table:formula="of:=[.A90]*(2*PI())/180" office:value-type="float" office:value="3.07177948351002">
            <text:p>3.0717794835</text:p>
          </table:table-cell>
          <table:table-cell table:formula="of:=COS([.B90])" office:value-type="float" office:value="-0.997564050259824">
            <text:p>-0.9975640503</text:p>
          </table:table-cell>
          <table:table-cell table:formula="of:=SIN([.B90])" office:value-type="float" office:value="0.0697564737441255">
            <text:p>0.0697564737</text:p>
          </table:table-cell>
          <table:table-cell table:formula="of:=60*INT( SQRT(([.B90]*[.B90])*([.C90]*[.C90])))" office:value-type="float" office:value="180">
            <text:p>18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40">
            <text:p>40</text:p>
          </table:table-cell>
          <table:table-cell table:formula="of:=[.I90]-[.H90]" office:value-type="float" office:value="29">
            <text:p>29</text:p>
          </table:table-cell>
        </table:table-row>
        <table:table-row table:style-name="ro1">
          <table:table-cell table:formula="of:=ROW()-2" office:value-type="float" office:value="89">
            <text:p>89</text:p>
          </table:table-cell>
          <table:table-cell table:formula="of:=[.A91]*(2*PI())/180" office:value-type="float" office:value="3.10668606854991">
            <text:p>3.1066860685</text:p>
          </table:table-cell>
          <table:table-cell table:formula="of:=COS([.B91])" office:value-type="float" office:value="-0.999390827019096">
            <text:p>-0.999390827</text:p>
          </table:table-cell>
          <table:table-cell table:formula="of:=SIN([.B91])" office:value-type="float" office:value="0.0348994967025007">
            <text:p>0.0348994967</text:p>
          </table:table-cell>
          <table:table-cell table:formula="of:=60*INT( SQRT(([.B91]*[.B91])*([.C91]*[.C91])))" office:value-type="float" office:value="180">
            <text:p>18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37">
            <text:p>37</text:p>
          </table:table-cell>
          <table:table-cell table:formula="of:=[.I91]-[.H91]" office:value-type="float" office:value="25">
            <text:p>25</text:p>
          </table:table-cell>
        </table:table-row>
        <table:table-row table:style-name="ro1">
          <table:table-cell table:formula="of:=ROW()-2" office:value-type="float" office:value="90">
            <text:p>90</text:p>
          </table:table-cell>
          <table:table-cell table:formula="of:=[.A92]*(2*PI())/180" office:value-type="float" office:value="3.14159265358979">
            <text:p>3.1415926536</text:p>
          </table:table-cell>
          <table:table-cell table:formula="of:=COS([.B92])" office:value-type="float" office:value="-1">
            <text:p>-1</text:p>
          </table:table-cell>
          <table:table-cell table:formula="of:=SIN([.B92])" office:value-type="float" office:value="1.22464679914735E-016">
            <text:p>1.22464679914735E-016</text:p>
          </table:table-cell>
          <table:table-cell table:formula="of:=60*INT( SQRT(([.B92]*[.B92])*([.C92]*[.C92])))" office:value-type="float" office:value="180">
            <text:p>18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8">
            <text:p>18</text:p>
          </table:table-cell>
          <table:table-cell table:formula="of:=RANDBETWEEN(21;42)" office:value-type="float" office:value="34">
            <text:p>34</text:p>
          </table:table-cell>
          <table:table-cell table:formula="of:=[.I92]-[.H92]" office:value-type="float" office:value="16">
            <text:p>16</text:p>
          </table:table-cell>
        </table:table-row>
        <table:table-row table:style-name="ro1">
          <table:table-cell table:formula="of:=ROW()-2" office:value-type="float" office:value="91">
            <text:p>91</text:p>
          </table:table-cell>
          <table:table-cell table:formula="of:=[.A93]*(2*PI())/180" office:value-type="float" office:value="3.17649923862968">
            <text:p>3.1764992386</text:p>
          </table:table-cell>
          <table:table-cell table:formula="of:=COS([.B93])" office:value-type="float" office:value="-0.999390827019096">
            <text:p>-0.999390827</text:p>
          </table:table-cell>
          <table:table-cell table:formula="of:=SIN([.B93])" office:value-type="float" office:value="-0.0348994967025009">
            <text:p>-0.0348994967</text:p>
          </table:table-cell>
          <table:table-cell table:formula="of:=60*INT( SQRT(([.B93]*[.B93])*([.C93]*[.C93])))" office:value-type="float" office:value="180">
            <text:p>18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22">
            <text:p>22</text:p>
          </table:table-cell>
          <table:table-cell table:formula="of:=[.I93]-[.H93]" office:value-type="float" office:value="10">
            <text:p>10</text:p>
          </table:table-cell>
        </table:table-row>
        <table:table-row table:style-name="ro1">
          <table:table-cell table:formula="of:=ROW()-2" office:value-type="float" office:value="92">
            <text:p>92</text:p>
          </table:table-cell>
          <table:table-cell table:formula="of:=[.A94]*(2*PI())/180" office:value-type="float" office:value="3.21140582366957">
            <text:p>3.2114058237</text:p>
          </table:table-cell>
          <table:table-cell table:formula="of:=COS([.B94])" office:value-type="float" office:value="-0.997564050259824">
            <text:p>-0.9975640503</text:p>
          </table:table-cell>
          <table:table-cell table:formula="of:=SIN([.B94])" office:value-type="float" office:value="-0.0697564737441248">
            <text:p>-0.0697564737</text:p>
          </table:table-cell>
          <table:table-cell table:formula="of:=60*INT( SQRT(([.B94]*[.B94])*([.C94]*[.C94])))" office:value-type="float" office:value="180">
            <text:p>18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3">
            <text:p>3</text:p>
          </table:table-cell>
          <table:table-cell table:formula="of:=RANDBETWEEN(21;42)" office:value-type="float" office:value="37">
            <text:p>37</text:p>
          </table:table-cell>
          <table:table-cell table:formula="of:=[.I94]-[.H94]" office:value-type="float" office:value="34">
            <text:p>34</text:p>
          </table:table-cell>
        </table:table-row>
        <table:table-row table:style-name="ro1">
          <table:table-cell table:formula="of:=ROW()-2" office:value-type="float" office:value="93">
            <text:p>93</text:p>
          </table:table-cell>
          <table:table-cell table:formula="of:=[.A95]*(2*PI())/180" office:value-type="float" office:value="3.24631240870945">
            <text:p>3.2463124087</text:p>
          </table:table-cell>
          <table:table-cell table:formula="of:=COS([.B95])" office:value-type="float" office:value="-0.994521895368273">
            <text:p>-0.9945218954</text:p>
          </table:table-cell>
          <table:table-cell table:formula="of:=SIN([.B95])" office:value-type="float" office:value="-0.104528463267653">
            <text:p>-0.1045284633</text:p>
          </table:table-cell>
          <table:table-cell table:formula="of:=60*INT( SQRT(([.B95]*[.B95])*([.C95]*[.C95])))" office:value-type="float" office:value="180">
            <text:p>18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25">
            <text:p>25</text:p>
          </table:table-cell>
          <table:table-cell table:formula="of:=[.I95]-[.H95]" office:value-type="float" office:value="10">
            <text:p>10</text:p>
          </table:table-cell>
        </table:table-row>
        <table:table-row table:style-name="ro1">
          <table:table-cell table:formula="of:=ROW()-2" office:value-type="float" office:value="94">
            <text:p>94</text:p>
          </table:table-cell>
          <table:table-cell table:formula="of:=[.A96]*(2*PI())/180" office:value-type="float" office:value="3.28121899374934">
            <text:p>3.2812189937</text:p>
          </table:table-cell>
          <table:table-cell table:formula="of:=COS([.B96])" office:value-type="float" office:value="-0.99026806874157">
            <text:p>-0.9902680687</text:p>
          </table:table-cell>
          <table:table-cell table:formula="of:=SIN([.B96])" office:value-type="float" office:value="-0.139173100960066">
            <text:p>-0.139173101</text:p>
          </table:table-cell>
          <table:table-cell table:formula="of:=60*INT( SQRT(([.B96]*[.B96])*([.C96]*[.C96])))" office:value-type="float" office:value="180">
            <text:p>18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33">
            <text:p>33</text:p>
          </table:table-cell>
          <table:table-cell table:formula="of:=[.I96]-[.H96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95">
            <text:p>95</text:p>
          </table:table-cell>
          <table:table-cell table:formula="of:=[.A97]*(2*PI())/180" office:value-type="float" office:value="3.31612557878923">
            <text:p>3.3161255788</text:p>
          </table:table-cell>
          <table:table-cell table:formula="of:=COS([.B97])" office:value-type="float" office:value="-0.984807753012208">
            <text:p>-0.984807753</text:p>
          </table:table-cell>
          <table:table-cell table:formula="of:=SIN([.B97])" office:value-type="float" office:value="-0.17364817766693">
            <text:p>-0.1736481777</text:p>
          </table:table-cell>
          <table:table-cell table:formula="of:=60*INT( SQRT(([.B97]*[.B97])*([.C97]*[.C97])))" office:value-type="float" office:value="180">
            <text:p>18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40">
            <text:p>40</text:p>
          </table:table-cell>
          <table:table-cell table:formula="of:=[.I97]-[.H97]" office:value-type="float" office:value="31">
            <text:p>31</text:p>
          </table:table-cell>
        </table:table-row>
        <table:table-row table:style-name="ro1">
          <table:table-cell table:formula="of:=ROW()-2" office:value-type="float" office:value="96">
            <text:p>96</text:p>
          </table:table-cell>
          <table:table-cell table:formula="of:=[.A98]*(2*PI())/180" office:value-type="float" office:value="3.35103216382911">
            <text:p>3.3510321638</text:p>
          </table:table-cell>
          <table:table-cell table:formula="of:=COS([.B98])" office:value-type="float" office:value="-0.978147600733806">
            <text:p>-0.9781476007</text:p>
          </table:table-cell>
          <table:table-cell table:formula="of:=SIN([.B98])" office:value-type="float" office:value="-0.207911690817759">
            <text:p>-0.2079116908</text:p>
          </table:table-cell>
          <table:table-cell table:formula="of:=60*INT( SQRT(([.B98]*[.B98])*([.C98]*[.C98])))" office:value-type="float" office:value="180">
            <text:p>18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7">
            <text:p>17</text:p>
          </table:table-cell>
          <table:table-cell table:formula="of:=RANDBETWEEN(21;42)" office:value-type="float" office:value="31">
            <text:p>31</text:p>
          </table:table-cell>
          <table:table-cell table:formula="of:=[.I98]-[.H98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97">
            <text:p>97</text:p>
          </table:table-cell>
          <table:table-cell table:formula="of:=[.A99]*(2*PI())/180" office:value-type="float" office:value="3.385938748869">
            <text:p>3.3859387489</text:p>
          </table:table-cell>
          <table:table-cell table:formula="of:=COS([.B99])" office:value-type="float" office:value="-0.970295726275996">
            <text:p>-0.9702957263</text:p>
          </table:table-cell>
          <table:table-cell table:formula="of:=SIN([.B99])" office:value-type="float" office:value="-0.241921895599667">
            <text:p>-0.2419218956</text:p>
          </table:table-cell>
          <table:table-cell table:formula="of:=60*INT( SQRT(([.B99]*[.B99])*([.C99]*[.C99])))" office:value-type="float" office:value="180">
            <text:p>18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34">
            <text:p>34</text:p>
          </table:table-cell>
          <table:table-cell table:formula="of:=[.I99]-[.H99]" office:value-type="float" office:value="34">
            <text:p>34</text:p>
          </table:table-cell>
        </table:table-row>
        <table:table-row table:style-name="ro1">
          <table:table-cell table:formula="of:=ROW()-2" office:value-type="float" office:value="98">
            <text:p>98</text:p>
          </table:table-cell>
          <table:table-cell table:formula="of:=[.A100]*(2*PI())/180" office:value-type="float" office:value="3.42084533390889">
            <text:p>3.4208453339</text:p>
          </table:table-cell>
          <table:table-cell table:formula="of:=COS([.B100])" office:value-type="float" office:value="-0.961261695938319">
            <text:p>-0.9612616959</text:p>
          </table:table-cell>
          <table:table-cell table:formula="of:=SIN([.B100])" office:value-type="float" office:value="-0.275637355816999">
            <text:p>-0.2756373558</text:p>
          </table:table-cell>
          <table:table-cell table:formula="of:=60*INT( SQRT(([.B100]*[.B100])*([.C100]*[.C100])))" office:value-type="float" office:value="180">
            <text:p>18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0">
            <text:p>10</text:p>
          </table:table-cell>
          <table:table-cell table:formula="of:=RANDBETWEEN(21;42)" office:value-type="float" office:value="21">
            <text:p>21</text:p>
          </table:table-cell>
          <table:table-cell table:formula="of:=[.I100]-[.H100]" office:value-type="float" office:value="11">
            <text:p>11</text:p>
          </table:table-cell>
        </table:table-row>
        <table:table-row table:style-name="ro1">
          <table:table-cell table:formula="of:=ROW()-2" office:value-type="float" office:value="99">
            <text:p>99</text:p>
          </table:table-cell>
          <table:table-cell table:formula="of:=[.A101]*(2*PI())/180" office:value-type="float" office:value="3.45575191894877">
            <text:p>3.4557519189</text:p>
          </table:table-cell>
          <table:table-cell table:formula="of:=COS([.B101])" office:value-type="float" office:value="-0.951056516295153">
            <text:p>-0.9510565163</text:p>
          </table:table-cell>
          <table:table-cell table:formula="of:=SIN([.B101])" office:value-type="float" office:value="-0.309016994374948">
            <text:p>-0.3090169944</text:p>
          </table:table-cell>
          <table:table-cell table:formula="of:=60*INT( SQRT(([.B101]*[.B101])*([.C101]*[.C101])))" office:value-type="float" office:value="180">
            <text:p>18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28">
            <text:p>28</text:p>
          </table:table-cell>
          <table:table-cell table:formula="of:=[.I101]-[.H101]" office:value-type="float" office:value="8">
            <text:p>8</text:p>
          </table:table-cell>
        </table:table-row>
        <table:table-row table:style-name="ro1">
          <table:table-cell table:formula="of:=ROW()-2" office:value-type="float" office:value="100">
            <text:p>100</text:p>
          </table:table-cell>
          <table:table-cell table:formula="of:=[.A102]*(2*PI())/180" office:value-type="float" office:value="3.49065850398866">
            <text:p>3.490658504</text:p>
          </table:table-cell>
          <table:table-cell table:formula="of:=COS([.B102])" office:value-type="float" office:value="-0.939692620785908">
            <text:p>-0.9396926208</text:p>
          </table:table-cell>
          <table:table-cell table:formula="of:=SIN([.B102])" office:value-type="float" office:value="-0.342020143325669">
            <text:p>-0.3420201433</text:p>
          </table:table-cell>
          <table:table-cell table:formula="of:=60*INT( SQRT(([.B102]*[.B102])*([.C102]*[.C102])))" office:value-type="float" office:value="180">
            <text:p>18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6">
            <text:p>6</text:p>
          </table:table-cell>
          <table:table-cell table:formula="of:=RANDBETWEEN(21;42)" office:value-type="float" office:value="37">
            <text:p>37</text:p>
          </table:table-cell>
          <table:table-cell table:formula="of:=[.I102]-[.H102]" office:value-type="float" office:value="31">
            <text:p>31</text:p>
          </table:table-cell>
        </table:table-row>
        <table:table-row table:style-name="ro1">
          <table:table-cell table:formula="of:=ROW()-2" office:value-type="float" office:value="101">
            <text:p>101</text:p>
          </table:table-cell>
          <table:table-cell table:formula="of:=[.A103]*(2*PI())/180" office:value-type="float" office:value="3.52556508902855">
            <text:p>3.525565089</text:p>
          </table:table-cell>
          <table:table-cell table:formula="of:=COS([.B103])" office:value-type="float" office:value="-0.927183854566787">
            <text:p>-0.9271838546</text:p>
          </table:table-cell>
          <table:table-cell table:formula="of:=SIN([.B103])" office:value-type="float" office:value="-0.374606593415912">
            <text:p>-0.3746065934</text:p>
          </table:table-cell>
          <table:table-cell table:formula="of:=60*INT( SQRT(([.B103]*[.B103])*([.C103]*[.C103])))" office:value-type="float" office:value="180">
            <text:p>18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32">
            <text:p>32</text:p>
          </table:table-cell>
          <table:table-cell table:formula="of:=[.I103]-[.H103]" office:value-type="float" office:value="31">
            <text:p>31</text:p>
          </table:table-cell>
        </table:table-row>
        <table:table-row table:style-name="ro1">
          <table:table-cell table:formula="of:=ROW()-2" office:value-type="float" office:value="102">
            <text:p>102</text:p>
          </table:table-cell>
          <table:table-cell table:formula="of:=[.A104]*(2*PI())/180" office:value-type="float" office:value="3.56047167406843">
            <text:p>3.5604716741</text:p>
          </table:table-cell>
          <table:table-cell table:formula="of:=COS([.B104])" office:value-type="float" office:value="-0.913545457642601">
            <text:p>-0.9135454576</text:p>
          </table:table-cell>
          <table:table-cell table:formula="of:=SIN([.B104])" office:value-type="float" office:value="-0.4067366430758">
            <text:p>-0.4067366431</text:p>
          </table:table-cell>
          <table:table-cell table:formula="of:=60*INT( SQRT(([.B104]*[.B104])*([.C104]*[.C104])))" office:value-type="float" office:value="180">
            <text:p>18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34">
            <text:p>34</text:p>
          </table:table-cell>
          <table:table-cell table:formula="of:=[.I104]-[.H104]" office:value-type="float" office:value="19">
            <text:p>19</text:p>
          </table:table-cell>
        </table:table-row>
        <table:table-row table:style-name="ro1">
          <table:table-cell table:formula="of:=ROW()-2" office:value-type="float" office:value="103">
            <text:p>103</text:p>
          </table:table-cell>
          <table:table-cell table:formula="of:=[.A105]*(2*PI())/180" office:value-type="float" office:value="3.59537825910832">
            <text:p>3.5953782591</text:p>
          </table:table-cell>
          <table:table-cell table:formula="of:=COS([.B105])" office:value-type="float" office:value="-0.898794046299167">
            <text:p>-0.8987940463</text:p>
          </table:table-cell>
          <table:table-cell table:formula="of:=SIN([.B105])" office:value-type="float" office:value="-0.438371146789077">
            <text:p>-0.4383711468</text:p>
          </table:table-cell>
          <table:table-cell table:formula="of:=60*INT( SQRT(([.B105]*[.B105])*([.C105]*[.C105])))" office:value-type="float" office:value="180">
            <text:p>18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37">
            <text:p>37</text:p>
          </table:table-cell>
          <table:table-cell table:formula="of:=[.I105]-[.H105]" office:value-type="float" office:value="21">
            <text:p>21</text:p>
          </table:table-cell>
        </table:table-row>
        <table:table-row table:style-name="ro1">
          <table:table-cell table:formula="of:=ROW()-2" office:value-type="float" office:value="104">
            <text:p>104</text:p>
          </table:table-cell>
          <table:table-cell table:formula="of:=[.A106]*(2*PI())/180" office:value-type="float" office:value="3.63028484414821">
            <text:p>3.6302848441</text:p>
          </table:table-cell>
          <table:table-cell table:formula="of:=COS([.B106])" office:value-type="float" office:value="-0.882947592858927">
            <text:p>-0.8829475929</text:p>
          </table:table-cell>
          <table:table-cell table:formula="of:=SIN([.B106])" office:value-type="float" office:value="-0.469471562785891">
            <text:p>-0.4694715628</text:p>
          </table:table-cell>
          <table:table-cell table:formula="of:=60*INT( SQRT(([.B106]*[.B106])*([.C106]*[.C106])))" office:value-type="float" office:value="180">
            <text:p>18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3">
            <text:p>3</text:p>
          </table:table-cell>
          <table:table-cell table:formula="of:=RANDBETWEEN(21;42)" office:value-type="float" office:value="42">
            <text:p>42</text:p>
          </table:table-cell>
          <table:table-cell table:formula="of:=[.I106]-[.H106]" office:value-type="float" office:value="39">
            <text:p>39</text:p>
          </table:table-cell>
        </table:table-row>
        <table:table-row table:style-name="ro1">
          <table:table-cell table:formula="of:=ROW()-2" office:value-type="float" office:value="105">
            <text:p>105</text:p>
          </table:table-cell>
          <table:table-cell table:formula="of:=[.A107]*(2*PI())/180" office:value-type="float" office:value="3.66519142918809">
            <text:p>3.6651914292</text:p>
          </table:table-cell>
          <table:table-cell table:formula="of:=COS([.B107])" office:value-type="float" office:value="-0.866025403784439">
            <text:p>-0.8660254038</text:p>
          </table:table-cell>
          <table:table-cell table:formula="of:=SIN([.B107])" office:value-type="float" office:value="-0.5">
            <text:p>-0.5</text:p>
          </table:table-cell>
          <table:table-cell table:formula="of:=60*INT( SQRT(([.B107]*[.B107])*([.C107]*[.C107])))" office:value-type="float" office:value="180">
            <text:p>18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8">
            <text:p>8</text:p>
          </table:table-cell>
          <table:table-cell table:formula="of:=RANDBETWEEN(21;42)" office:value-type="float" office:value="40">
            <text:p>40</text:p>
          </table:table-cell>
          <table:table-cell table:formula="of:=[.I107]-[.H107]" office:value-type="float" office:value="32">
            <text:p>32</text:p>
          </table:table-cell>
        </table:table-row>
        <table:table-row table:style-name="ro1">
          <table:table-cell table:formula="of:=ROW()-2" office:value-type="float" office:value="106">
            <text:p>106</text:p>
          </table:table-cell>
          <table:table-cell table:formula="of:=[.A108]*(2*PI())/180" office:value-type="float" office:value="3.70009801422798">
            <text:p>3.7000980142</text:p>
          </table:table-cell>
          <table:table-cell table:formula="of:=COS([.B108])" office:value-type="float" office:value="-0.848048096156426">
            <text:p>-0.8480480962</text:p>
          </table:table-cell>
          <table:table-cell table:formula="of:=SIN([.B108])" office:value-type="float" office:value="-0.529919264233205">
            <text:p>-0.5299192642</text:p>
          </table:table-cell>
          <table:table-cell table:formula="of:=60*INT( SQRT(([.B108]*[.B108])*([.C108]*[.C108])))" office:value-type="float" office:value="180">
            <text:p>18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21">
            <text:p>21</text:p>
          </table:table-cell>
          <table:table-cell table:formula="of:=[.I108]-[.H108]" office:value-type="float" office:value="6">
            <text:p>6</text:p>
          </table:table-cell>
        </table:table-row>
        <table:table-row table:style-name="ro1">
          <table:table-cell table:formula="of:=ROW()-2" office:value-type="float" office:value="107">
            <text:p>107</text:p>
          </table:table-cell>
          <table:table-cell table:formula="of:=[.A109]*(2*PI())/180" office:value-type="float" office:value="3.73500459926786">
            <text:p>3.7350045993</text:p>
          </table:table-cell>
          <table:table-cell table:formula="of:=COS([.B109])" office:value-type="float" office:value="-0.829037572555042">
            <text:p>-0.8290375726</text:p>
          </table:table-cell>
          <table:table-cell table:formula="of:=SIN([.B109])" office:value-type="float" office:value="-0.559192903470747">
            <text:p>-0.5591929035</text:p>
          </table:table-cell>
          <table:table-cell table:formula="of:=60*INT( SQRT(([.B109]*[.B109])*([.C109]*[.C109])))" office:value-type="float" office:value="180">
            <text:p>18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39">
            <text:p>39</text:p>
          </table:table-cell>
          <table:table-cell table:formula="of:=[.I109]-[.H109]" office:value-type="float" office:value="39">
            <text:p>39</text:p>
          </table:table-cell>
        </table:table-row>
        <table:table-row table:style-name="ro1">
          <table:table-cell table:formula="of:=ROW()-2" office:value-type="float" office:value="108">
            <text:p>108</text:p>
          </table:table-cell>
          <table:table-cell table:formula="of:=[.A110]*(2*PI())/180" office:value-type="float" office:value="3.76991118430775">
            <text:p>3.7699111843</text:p>
          </table:table-cell>
          <table:table-cell table:formula="of:=COS([.B110])" office:value-type="float" office:value="-0.809016994374947">
            <text:p>-0.8090169944</text:p>
          </table:table-cell>
          <table:table-cell table:formula="of:=SIN([.B110])" office:value-type="float" office:value="-0.587785252292473">
            <text:p>-0.5877852523</text:p>
          </table:table-cell>
          <table:table-cell table:formula="of:=60*INT( SQRT(([.B110]*[.B110])*([.C110]*[.C110])))" office:value-type="float" office:value="180">
            <text:p>18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4">
            <text:p>14</text:p>
          </table:table-cell>
          <table:table-cell table:formula="of:=RANDBETWEEN(21;42)" office:value-type="float" office:value="41">
            <text:p>41</text:p>
          </table:table-cell>
          <table:table-cell table:formula="of:=[.I110]-[.H110]" office:value-type="float" office:value="27">
            <text:p>27</text:p>
          </table:table-cell>
        </table:table-row>
        <table:table-row table:style-name="ro1">
          <table:table-cell table:formula="of:=ROW()-2" office:value-type="float" office:value="109">
            <text:p>109</text:p>
          </table:table-cell>
          <table:table-cell table:formula="of:=[.A111]*(2*PI())/180" office:value-type="float" office:value="3.80481776934764">
            <text:p>3.8048177693</text:p>
          </table:table-cell>
          <table:table-cell table:formula="of:=COS([.B111])" office:value-type="float" office:value="-0.788010753606722">
            <text:p>-0.7880107536</text:p>
          </table:table-cell>
          <table:table-cell table:formula="of:=SIN([.B111])" office:value-type="float" office:value="-0.615661475325658">
            <text:p>-0.6156614753</text:p>
          </table:table-cell>
          <table:table-cell table:formula="of:=60*INT( SQRT(([.B111]*[.B111])*([.C111]*[.C111])))" office:value-type="float" office:value="120">
            <text:p>12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6">
            <text:p>6</text:p>
          </table:table-cell>
          <table:table-cell table:formula="of:=RANDBETWEEN(21;42)" office:value-type="float" office:value="36">
            <text:p>36</text:p>
          </table:table-cell>
          <table:table-cell table:formula="of:=[.I111]-[.H111]" office:value-type="float" office:value="30">
            <text:p>30</text:p>
          </table:table-cell>
        </table:table-row>
        <table:table-row table:style-name="ro1">
          <table:table-cell table:formula="of:=ROW()-2" office:value-type="float" office:value="110">
            <text:p>110</text:p>
          </table:table-cell>
          <table:table-cell table:formula="of:=[.A112]*(2*PI())/180" office:value-type="float" office:value="3.83972435438752">
            <text:p>3.8397243544</text:p>
          </table:table-cell>
          <table:table-cell table:formula="of:=COS([.B112])" office:value-type="float" office:value="-0.766044443118978">
            <text:p>-0.7660444431</text:p>
          </table:table-cell>
          <table:table-cell table:formula="of:=SIN([.B112])" office:value-type="float" office:value="-0.642787609686539">
            <text:p>-0.6427876097</text:p>
          </table:table-cell>
          <table:table-cell table:formula="of:=60*INT( SQRT(([.B112]*[.B112])*([.C112]*[.C112])))" office:value-type="float" office:value="120">
            <text:p>12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6">
            <text:p>6</text:p>
          </table:table-cell>
          <table:table-cell table:formula="of:=RANDBETWEEN(21;42)" office:value-type="float" office:value="34">
            <text:p>34</text:p>
          </table:table-cell>
          <table:table-cell table:formula="of:=[.I112]-[.H112]" office:value-type="float" office:value="28">
            <text:p>28</text:p>
          </table:table-cell>
        </table:table-row>
        <table:table-row table:style-name="ro1">
          <table:table-cell table:formula="of:=ROW()-2" office:value-type="float" office:value="111">
            <text:p>111</text:p>
          </table:table-cell>
          <table:table-cell table:formula="of:=[.A113]*(2*PI())/180" office:value-type="float" office:value="3.87463093942741">
            <text:p>3.8746309394</text:p>
          </table:table-cell>
          <table:table-cell table:formula="of:=COS([.B113])" office:value-type="float" office:value="-0.743144825477394">
            <text:p>-0.7431448255</text:p>
          </table:table-cell>
          <table:table-cell table:formula="of:=SIN([.B113])" office:value-type="float" office:value="-0.669130606358858">
            <text:p>-0.6691306064</text:p>
          </table:table-cell>
          <table:table-cell table:formula="of:=60*INT( SQRT(([.B113]*[.B113])*([.C113]*[.C113])))" office:value-type="float" office:value="120">
            <text:p>12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29">
            <text:p>29</text:p>
          </table:table-cell>
          <table:table-cell table:formula="of:=[.I113]-[.H113]" office:value-type="float" office:value="28">
            <text:p>28</text:p>
          </table:table-cell>
        </table:table-row>
        <table:table-row table:style-name="ro1">
          <table:table-cell table:formula="of:=ROW()-2" office:value-type="float" office:value="112">
            <text:p>112</text:p>
          </table:table-cell>
          <table:table-cell table:formula="of:=[.A114]*(2*PI())/180" office:value-type="float" office:value="3.9095375244673">
            <text:p>3.9095375245</text:p>
          </table:table-cell>
          <table:table-cell table:formula="of:=COS([.B114])" office:value-type="float" office:value="-0.719339800338651">
            <text:p>-0.7193398003</text:p>
          </table:table-cell>
          <table:table-cell table:formula="of:=SIN([.B114])" office:value-type="float" office:value="-0.694658370458997">
            <text:p>-0.6946583705</text:p>
          </table:table-cell>
          <table:table-cell table:formula="of:=60*INT( SQRT(([.B114]*[.B114])*([.C114]*[.C114])))" office:value-type="float" office:value="120">
            <text:p>12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33">
            <text:p>33</text:p>
          </table:table-cell>
          <table:table-cell table:formula="of:=[.I114]-[.H114]" office:value-type="float" office:value="33">
            <text:p>33</text:p>
          </table:table-cell>
        </table:table-row>
        <table:table-row table:style-name="ro1">
          <table:table-cell table:formula="of:=ROW()-2" office:value-type="float" office:value="113">
            <text:p>113</text:p>
          </table:table-cell>
          <table:table-cell table:formula="of:=[.A115]*(2*PI())/180" office:value-type="float" office:value="3.94444410950718">
            <text:p>3.9444441095</text:p>
          </table:table-cell>
          <table:table-cell table:formula="of:=COS([.B115])" office:value-type="float" office:value="-0.694658370458998">
            <text:p>-0.6946583705</text:p>
          </table:table-cell>
          <table:table-cell table:formula="of:=SIN([.B115])" office:value-type="float" office:value="-0.719339800338651">
            <text:p>-0.7193398003</text:p>
          </table:table-cell>
          <table:table-cell table:formula="of:=60*INT( SQRT(([.B115]*[.B115])*([.C115]*[.C115])))" office:value-type="float" office:value="120">
            <text:p>12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30">
            <text:p>30</text:p>
          </table:table-cell>
          <table:table-cell table:formula="of:=[.I115]-[.H115]" office:value-type="float" office:value="21">
            <text:p>21</text:p>
          </table:table-cell>
        </table:table-row>
        <table:table-row table:style-name="ro1">
          <table:table-cell table:formula="of:=ROW()-2" office:value-type="float" office:value="114">
            <text:p>114</text:p>
          </table:table-cell>
          <table:table-cell table:formula="of:=[.A116]*(2*PI())/180" office:value-type="float" office:value="3.97935069454707">
            <text:p>3.9793506945</text:p>
          </table:table-cell>
          <table:table-cell table:formula="of:=COS([.B116])" office:value-type="float" office:value="-0.669130606358858">
            <text:p>-0.6691306064</text:p>
          </table:table-cell>
          <table:table-cell table:formula="of:=SIN([.B116])" office:value-type="float" office:value="-0.743144825477394">
            <text:p>-0.7431448255</text:p>
          </table:table-cell>
          <table:table-cell table:formula="of:=60*INT( SQRT(([.B116]*[.B116])*([.C116]*[.C116])))" office:value-type="float" office:value="120">
            <text:p>12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31">
            <text:p>31</text:p>
          </table:table-cell>
          <table:table-cell table:formula="of:=[.I116]-[.H116]" office:value-type="float" office:value="19">
            <text:p>19</text:p>
          </table:table-cell>
        </table:table-row>
        <table:table-row table:style-name="ro1">
          <table:table-cell table:formula="of:=ROW()-2" office:value-type="float" office:value="115">
            <text:p>115</text:p>
          </table:table-cell>
          <table:table-cell table:formula="of:=[.A117]*(2*PI())/180" office:value-type="float" office:value="4.01425727958696">
            <text:p>4.0142572796</text:p>
          </table:table-cell>
          <table:table-cell table:formula="of:=COS([.B117])" office:value-type="float" office:value="-0.642787609686539">
            <text:p>-0.6427876097</text:p>
          </table:table-cell>
          <table:table-cell table:formula="of:=SIN([.B117])" office:value-type="float" office:value="-0.766044443118978">
            <text:p>-0.7660444431</text:p>
          </table:table-cell>
          <table:table-cell table:formula="of:=60*INT( SQRT(([.B117]*[.B117])*([.C117]*[.C117])))" office:value-type="float" office:value="120">
            <text:p>12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32">
            <text:p>32</text:p>
          </table:table-cell>
          <table:table-cell table:formula="of:=[.I117]-[.H117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116">
            <text:p>116</text:p>
          </table:table-cell>
          <table:table-cell table:formula="of:=[.A118]*(2*PI())/180" office:value-type="float" office:value="4.04916386462685">
            <text:p>4.0491638646</text:p>
          </table:table-cell>
          <table:table-cell table:formula="of:=COS([.B118])" office:value-type="float" office:value="-0.615661475325658">
            <text:p>-0.6156614753</text:p>
          </table:table-cell>
          <table:table-cell table:formula="of:=SIN([.B118])" office:value-type="float" office:value="-0.788010753606722">
            <text:p>-0.7880107536</text:p>
          </table:table-cell>
          <table:table-cell table:formula="of:=60*INT( SQRT(([.B118]*[.B118])*([.C118]*[.C118])))" office:value-type="float" office:value="120">
            <text:p>12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">
            <text:p>1</text:p>
          </table:table-cell>
          <table:table-cell table:formula="of:=RANDBETWEEN(21;42)" office:value-type="float" office:value="22">
            <text:p>22</text:p>
          </table:table-cell>
          <table:table-cell table:formula="of:=[.I118]-[.H118]" office:value-type="float" office:value="21">
            <text:p>21</text:p>
          </table:table-cell>
        </table:table-row>
        <table:table-row table:style-name="ro1">
          <table:table-cell table:formula="of:=ROW()-2" office:value-type="float" office:value="117">
            <text:p>117</text:p>
          </table:table-cell>
          <table:table-cell table:formula="of:=[.A119]*(2*PI())/180" office:value-type="float" office:value="4.08407044966673">
            <text:p>4.0840704497</text:p>
          </table:table-cell>
          <table:table-cell table:formula="of:=COS([.B119])" office:value-type="float" office:value="-0.587785252292473">
            <text:p>-0.5877852523</text:p>
          </table:table-cell>
          <table:table-cell table:formula="of:=SIN([.B119])" office:value-type="float" office:value="-0.809016994374947">
            <text:p>-0.8090169944</text:p>
          </table:table-cell>
          <table:table-cell table:formula="of:=60*INT( SQRT(([.B119]*[.B119])*([.C119]*[.C119])))" office:value-type="float" office:value="120">
            <text:p>12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29">
            <text:p>29</text:p>
          </table:table-cell>
          <table:table-cell table:formula="of:=[.I119]-[.H119]" office:value-type="float" office:value="9">
            <text:p>9</text:p>
          </table:table-cell>
        </table:table-row>
        <table:table-row table:style-name="ro1">
          <table:table-cell table:formula="of:=ROW()-2" office:value-type="float" office:value="118">
            <text:p>118</text:p>
          </table:table-cell>
          <table:table-cell table:formula="of:=[.A120]*(2*PI())/180" office:value-type="float" office:value="4.11897703470662">
            <text:p>4.1189770347</text:p>
          </table:table-cell>
          <table:table-cell table:formula="of:=COS([.B120])" office:value-type="float" office:value="-0.559192903470747">
            <text:p>-0.5591929035</text:p>
          </table:table-cell>
          <table:table-cell table:formula="of:=SIN([.B120])" office:value-type="float" office:value="-0.829037572555041">
            <text:p>-0.8290375726</text:p>
          </table:table-cell>
          <table:table-cell table:formula="of:=60*INT( SQRT(([.B120]*[.B120])*([.C120]*[.C120])))" office:value-type="float" office:value="120">
            <text:p>12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29">
            <text:p>29</text:p>
          </table:table-cell>
          <table:table-cell table:formula="of:=[.I120]-[.H120]" office:value-type="float" office:value="20">
            <text:p>20</text:p>
          </table:table-cell>
        </table:table-row>
        <table:table-row table:style-name="ro1">
          <table:table-cell table:formula="of:=ROW()-2" office:value-type="float" office:value="119">
            <text:p>119</text:p>
          </table:table-cell>
          <table:table-cell table:formula="of:=[.A121]*(2*PI())/180" office:value-type="float" office:value="4.1538836197465">
            <text:p>4.1538836197</text:p>
          </table:table-cell>
          <table:table-cell table:formula="of:=COS([.B121])" office:value-type="float" office:value="-0.529919264233205">
            <text:p>-0.5299192642</text:p>
          </table:table-cell>
          <table:table-cell table:formula="of:=SIN([.B121])" office:value-type="float" office:value="-0.848048096156426">
            <text:p>-0.8480480962</text:p>
          </table:table-cell>
          <table:table-cell table:formula="of:=60*INT( SQRT(([.B121]*[.B121])*([.C121]*[.C121])))" office:value-type="float" office:value="120">
            <text:p>12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5">
            <text:p>5</text:p>
          </table:table-cell>
          <table:table-cell table:formula="of:=RANDBETWEEN(21;42)" office:value-type="float" office:value="41">
            <text:p>41</text:p>
          </table:table-cell>
          <table:table-cell table:formula="of:=[.I121]-[.H121]" office:value-type="float" office:value="36">
            <text:p>36</text:p>
          </table:table-cell>
        </table:table-row>
        <table:table-row table:style-name="ro1">
          <table:table-cell table:formula="of:=ROW()-2" office:value-type="float" office:value="120">
            <text:p>120</text:p>
          </table:table-cell>
          <table:table-cell table:formula="of:=[.A122]*(2*PI())/180" office:value-type="float" office:value="4.18879020478639">
            <text:p>4.1887902048</text:p>
          </table:table-cell>
          <table:table-cell table:formula="of:=COS([.B122])" office:value-type="float" office:value="-0.5">
            <text:p>-0.5</text:p>
          </table:table-cell>
          <table:table-cell table:formula="of:=SIN([.B122])" office:value-type="float" office:value="-0.866025403784438">
            <text:p>-0.8660254038</text:p>
          </table:table-cell>
          <table:table-cell table:formula="of:=60*INT( SQRT(([.B122]*[.B122])*([.C122]*[.C122])))" office:value-type="float" office:value="120">
            <text:p>12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21">
            <text:p>21</text:p>
          </table:table-cell>
          <table:table-cell table:formula="of:=[.I122]-[.H122]" office:value-type="float" office:value="5">
            <text:p>5</text:p>
          </table:table-cell>
        </table:table-row>
        <table:table-row table:style-name="ro1">
          <table:table-cell table:formula="of:=ROW()-2" office:value-type="float" office:value="121">
            <text:p>121</text:p>
          </table:table-cell>
          <table:table-cell table:formula="of:=[.A123]*(2*PI())/180" office:value-type="float" office:value="4.22369678982628">
            <text:p>4.2236967898</text:p>
          </table:table-cell>
          <table:table-cell table:formula="of:=COS([.B123])" office:value-type="float" office:value="-0.469471562785891">
            <text:p>-0.4694715628</text:p>
          </table:table-cell>
          <table:table-cell table:formula="of:=SIN([.B123])" office:value-type="float" office:value="-0.882947592858927">
            <text:p>-0.8829475929</text:p>
          </table:table-cell>
          <table:table-cell table:formula="of:=60*INT( SQRT(([.B123]*[.B123])*([.C123]*[.C123])))" office:value-type="float" office:value="60">
            <text:p>6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34">
            <text:p>34</text:p>
          </table:table-cell>
          <table:table-cell table:formula="of:=[.I123]-[.H123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122">
            <text:p>122</text:p>
          </table:table-cell>
          <table:table-cell table:formula="of:=[.A124]*(2*PI())/180" office:value-type="float" office:value="4.25860337486616">
            <text:p>4.2586033749</text:p>
          </table:table-cell>
          <table:table-cell table:formula="of:=COS([.B124])" office:value-type="float" office:value="-0.438371146789078">
            <text:p>-0.4383711468</text:p>
          </table:table-cell>
          <table:table-cell table:formula="of:=SIN([.B124])" office:value-type="float" office:value="-0.898794046299167">
            <text:p>-0.8987940463</text:p>
          </table:table-cell>
          <table:table-cell table:formula="of:=60*INT( SQRT(([.B124]*[.B124])*([.C124]*[.C124])))" office:value-type="float" office:value="60">
            <text:p>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34">
            <text:p>34</text:p>
          </table:table-cell>
          <table:table-cell table:formula="of:=[.I124]-[.H124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123">
            <text:p>123</text:p>
          </table:table-cell>
          <table:table-cell table:formula="of:=[.A125]*(2*PI())/180" office:value-type="float" office:value="4.29350995990605">
            <text:p>4.2935099599</text:p>
          </table:table-cell>
          <table:table-cell table:formula="of:=COS([.B125])" office:value-type="float" office:value="-0.4067366430758">
            <text:p>-0.4067366431</text:p>
          </table:table-cell>
          <table:table-cell table:formula="of:=SIN([.B125])" office:value-type="float" office:value="-0.913545457642601">
            <text:p>-0.9135454576</text:p>
          </table:table-cell>
          <table:table-cell table:formula="of:=60*INT( SQRT(([.B125]*[.B125])*([.C125]*[.C125])))" office:value-type="float" office:value="60">
            <text:p>6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7">
            <text:p>17</text:p>
          </table:table-cell>
          <table:table-cell table:formula="of:=RANDBETWEEN(21;42)" office:value-type="float" office:value="30">
            <text:p>30</text:p>
          </table:table-cell>
          <table:table-cell table:formula="of:=[.I125]-[.H125]" office:value-type="float" office:value="13">
            <text:p>13</text:p>
          </table:table-cell>
        </table:table-row>
        <table:table-row table:style-name="ro1">
          <table:table-cell table:formula="of:=ROW()-2" office:value-type="float" office:value="124">
            <text:p>124</text:p>
          </table:table-cell>
          <table:table-cell table:formula="of:=[.A126]*(2*PI())/180" office:value-type="float" office:value="4.32841654494594">
            <text:p>4.3284165449</text:p>
          </table:table-cell>
          <table:table-cell table:formula="of:=COS([.B126])" office:value-type="float" office:value="-0.374606593415912">
            <text:p>-0.3746065934</text:p>
          </table:table-cell>
          <table:table-cell table:formula="of:=SIN([.B126])" office:value-type="float" office:value="-0.927183854566787">
            <text:p>-0.9271838546</text:p>
          </table:table-cell>
          <table:table-cell table:formula="of:=60*INT( SQRT(([.B126]*[.B126])*([.C126]*[.C126])))" office:value-type="float" office:value="60">
            <text:p>6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41">
            <text:p>41</text:p>
          </table:table-cell>
          <table:table-cell table:formula="of:=[.I126]-[.H126]" office:value-type="float" office:value="41">
            <text:p>41</text:p>
          </table:table-cell>
        </table:table-row>
        <table:table-row table:style-name="ro1">
          <table:table-cell table:formula="of:=ROW()-2" office:value-type="float" office:value="125">
            <text:p>125</text:p>
          </table:table-cell>
          <table:table-cell table:formula="of:=[.A127]*(2*PI())/180" office:value-type="float" office:value="4.36332312998582">
            <text:p>4.36332313</text:p>
          </table:table-cell>
          <table:table-cell table:formula="of:=COS([.B127])" office:value-type="float" office:value="-0.342020143325669">
            <text:p>-0.3420201433</text:p>
          </table:table-cell>
          <table:table-cell table:formula="of:=SIN([.B127])" office:value-type="float" office:value="-0.939692620785908">
            <text:p>-0.9396926208</text:p>
          </table:table-cell>
          <table:table-cell table:formula="of:=60*INT( SQRT(([.B127]*[.B127])*([.C127]*[.C127])))" office:value-type="float" office:value="60">
            <text:p>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23">
            <text:p>23</text:p>
          </table:table-cell>
          <table:table-cell table:formula="of:=[.I127]-[.H127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126">
            <text:p>126</text:p>
          </table:table-cell>
          <table:table-cell table:formula="of:=[.A128]*(2*PI())/180" office:value-type="float" office:value="4.39822971502571">
            <text:p>4.398229715</text:p>
          </table:table-cell>
          <table:table-cell table:formula="of:=COS([.B128])" office:value-type="float" office:value="-0.309016994374948">
            <text:p>-0.3090169944</text:p>
          </table:table-cell>
          <table:table-cell table:formula="of:=SIN([.B128])" office:value-type="float" office:value="-0.951056516295153">
            <text:p>-0.9510565163</text:p>
          </table:table-cell>
          <table:table-cell table:formula="of:=60*INT( SQRT(([.B128]*[.B128])*([.C128]*[.C128])))" office:value-type="float" office:value="60">
            <text:p>6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25">
            <text:p>25</text:p>
          </table:table-cell>
          <table:table-cell table:formula="of:=[.I128]-[.H128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127">
            <text:p>127</text:p>
          </table:table-cell>
          <table:table-cell table:formula="of:=[.A129]*(2*PI())/180" office:value-type="float" office:value="4.4331363000656">
            <text:p>4.4331363001</text:p>
          </table:table-cell>
          <table:table-cell table:formula="of:=COS([.B129])" office:value-type="float" office:value="-0.275637355816999">
            <text:p>-0.2756373558</text:p>
          </table:table-cell>
          <table:table-cell table:formula="of:=SIN([.B129])" office:value-type="float" office:value="-0.961261695938319">
            <text:p>-0.9612616959</text:p>
          </table:table-cell>
          <table:table-cell table:formula="of:=60*INT( SQRT(([.B129]*[.B129])*([.C129]*[.C129])))" office:value-type="float" office:value="60">
            <text:p>6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42">
            <text:p>42</text:p>
          </table:table-cell>
          <table:table-cell table:formula="of:=[.I129]-[.H129]" office:value-type="float" office:value="29">
            <text:p>29</text:p>
          </table:table-cell>
        </table:table-row>
        <table:table-row table:style-name="ro1">
          <table:table-cell table:formula="of:=ROW()-2" office:value-type="float" office:value="128">
            <text:p>128</text:p>
          </table:table-cell>
          <table:table-cell table:formula="of:=[.A130]*(2*PI())/180" office:value-type="float" office:value="4.46804288510548">
            <text:p>4.4680428851</text:p>
          </table:table-cell>
          <table:table-cell table:formula="of:=COS([.B130])" office:value-type="float" office:value="-0.241921895599668">
            <text:p>-0.2419218956</text:p>
          </table:table-cell>
          <table:table-cell table:formula="of:=SIN([.B130])" office:value-type="float" office:value="-0.970295726275996">
            <text:p>-0.9702957263</text:p>
          </table:table-cell>
          <table:table-cell table:formula="of:=60*INT( SQRT(([.B130]*[.B130])*([.C130]*[.C130])))" office:value-type="float" office:value="60">
            <text:p>6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3">
            <text:p>3</text:p>
          </table:table-cell>
          <table:table-cell table:formula="of:=RANDBETWEEN(21;42)" office:value-type="float" office:value="22">
            <text:p>22</text:p>
          </table:table-cell>
          <table:table-cell table:formula="of:=[.I130]-[.H130]" office:value-type="float" office:value="19">
            <text:p>19</text:p>
          </table:table-cell>
        </table:table-row>
        <table:table-row table:style-name="ro1">
          <table:table-cell table:formula="of:=ROW()-2" office:value-type="float" office:value="129">
            <text:p>129</text:p>
          </table:table-cell>
          <table:table-cell table:formula="of:=[.A131]*(2*PI())/180" office:value-type="float" office:value="4.50294947014537">
            <text:p>4.5029494701</text:p>
          </table:table-cell>
          <table:table-cell table:formula="of:=COS([.B131])" office:value-type="float" office:value="-0.20791169081776">
            <text:p>-0.2079116908</text:p>
          </table:table-cell>
          <table:table-cell table:formula="of:=SIN([.B131])" office:value-type="float" office:value="-0.978147600733806">
            <text:p>-0.9781476007</text:p>
          </table:table-cell>
          <table:table-cell table:formula="of:=60*INT( SQRT(([.B131]*[.B131])*([.C131]*[.C131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2">
            <text:p>22</text:p>
          </table:table-cell>
          <table:table-cell table:formula="of:=[.I131]-[.H131]" office:value-type="float" office:value="9">
            <text:p>9</text:p>
          </table:table-cell>
        </table:table-row>
        <table:table-row table:style-name="ro1">
          <table:table-cell table:formula="of:=ROW()-2" office:value-type="float" office:value="130">
            <text:p>130</text:p>
          </table:table-cell>
          <table:table-cell table:formula="of:=[.A132]*(2*PI())/180" office:value-type="float" office:value="4.53785605518526">
            <text:p>4.5378560552</text:p>
          </table:table-cell>
          <table:table-cell table:formula="of:=COS([.B132])" office:value-type="float" office:value="-0.17364817766693">
            <text:p>-0.1736481777</text:p>
          </table:table-cell>
          <table:table-cell table:formula="of:=SIN([.B132])" office:value-type="float" office:value="-0.984807753012208">
            <text:p>-0.984807753</text:p>
          </table:table-cell>
          <table:table-cell table:formula="of:=60*INT( SQRT(([.B132]*[.B132])*([.C132]*[.C132])))" office:value-type="float" office:value="0">
            <text:p>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3">
            <text:p>3</text:p>
          </table:table-cell>
          <table:table-cell table:formula="of:=RANDBETWEEN(21;42)" office:value-type="float" office:value="21">
            <text:p>21</text:p>
          </table:table-cell>
          <table:table-cell table:formula="of:=[.I132]-[.H132]" office:value-type="float" office:value="18">
            <text:p>18</text:p>
          </table:table-cell>
        </table:table-row>
        <table:table-row table:style-name="ro1">
          <table:table-cell table:formula="of:=ROW()-2" office:value-type="float" office:value="131">
            <text:p>131</text:p>
          </table:table-cell>
          <table:table-cell table:formula="of:=[.A133]*(2*PI())/180" office:value-type="float" office:value="4.57276264022514">
            <text:p>4.5727626402</text:p>
          </table:table-cell>
          <table:table-cell table:formula="of:=COS([.B133])" office:value-type="float" office:value="-0.139173100960065">
            <text:p>-0.139173101</text:p>
          </table:table-cell>
          <table:table-cell table:formula="of:=SIN([.B133])" office:value-type="float" office:value="-0.99026806874157">
            <text:p>-0.9902680687</text:p>
          </table:table-cell>
          <table:table-cell table:formula="of:=60*INT( SQRT(([.B133]*[.B133])*([.C133]*[.C133])))" office:value-type="float" office:value="0">
            <text:p>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32">
            <text:p>32</text:p>
          </table:table-cell>
          <table:table-cell table:formula="of:=[.I133]-[.H133]" office:value-type="float" office:value="17">
            <text:p>17</text:p>
          </table:table-cell>
        </table:table-row>
        <table:table-row table:style-name="ro1">
          <table:table-cell table:formula="of:=ROW()-2" office:value-type="float" office:value="132">
            <text:p>132</text:p>
          </table:table-cell>
          <table:table-cell table:formula="of:=[.A134]*(2*PI())/180" office:value-type="float" office:value="4.60766922526503">
            <text:p>4.6076692253</text:p>
          </table:table-cell>
          <table:table-cell table:formula="of:=COS([.B134])" office:value-type="float" office:value="-0.104528463267653">
            <text:p>-0.1045284633</text:p>
          </table:table-cell>
          <table:table-cell table:formula="of:=SIN([.B134])" office:value-type="float" office:value="-0.994521895368273">
            <text:p>-0.9945218954</text:p>
          </table:table-cell>
          <table:table-cell table:formula="of:=60*INT( SQRT(([.B134]*[.B134])*([.C134]*[.C134])))" office:value-type="float" office:value="0">
            <text:p>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14">
            <text:p>14</text:p>
          </table:table-cell>
          <table:table-cell table:formula="of:=RANDBETWEEN(21;42)" office:value-type="float" office:value="32">
            <text:p>32</text:p>
          </table:table-cell>
          <table:table-cell table:formula="of:=[.I134]-[.H134]" office:value-type="float" office:value="18">
            <text:p>18</text:p>
          </table:table-cell>
        </table:table-row>
        <table:table-row table:style-name="ro1">
          <table:table-cell table:formula="of:=ROW()-2" office:value-type="float" office:value="133">
            <text:p>133</text:p>
          </table:table-cell>
          <table:table-cell table:formula="of:=[.A135]*(2*PI())/180" office:value-type="float" office:value="4.64257581030492">
            <text:p>4.6425758103</text:p>
          </table:table-cell>
          <table:table-cell table:formula="of:=COS([.B135])" office:value-type="float" office:value="-0.0697564737441256">
            <text:p>-0.0697564737</text:p>
          </table:table-cell>
          <table:table-cell table:formula="of:=SIN([.B135])" office:value-type="float" office:value="-0.997564050259824">
            <text:p>-0.9975640503</text:p>
          </table:table-cell>
          <table:table-cell table:formula="of:=60*INT( SQRT(([.B135]*[.B135])*([.C135]*[.C135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23">
            <text:p>23</text:p>
          </table:table-cell>
          <table:table-cell table:formula="of:=[.I135]-[.H135]" office:value-type="float" office:value="11">
            <text:p>11</text:p>
          </table:table-cell>
        </table:table-row>
        <table:table-row table:style-name="ro1">
          <table:table-cell table:formula="of:=ROW()-2" office:value-type="float" office:value="134">
            <text:p>134</text:p>
          </table:table-cell>
          <table:table-cell table:formula="of:=[.A136]*(2*PI())/180" office:value-type="float" office:value="4.6774823953448">
            <text:p>4.6774823953</text:p>
          </table:table-cell>
          <table:table-cell table:formula="of:=COS([.B136])" office:value-type="float" office:value="-0.0348994967025016">
            <text:p>-0.0348994967</text:p>
          </table:table-cell>
          <table:table-cell table:formula="of:=SIN([.B136])" office:value-type="float" office:value="-0.999390827019096">
            <text:p>-0.999390827</text:p>
          </table:table-cell>
          <table:table-cell table:formula="of:=60*INT( SQRT(([.B136]*[.B136])*([.C136]*[.C136])))" office:value-type="float" office:value="0">
            <text:p>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29">
            <text:p>29</text:p>
          </table:table-cell>
          <table:table-cell table:formula="of:=[.I136]-[.H136]" office:value-type="float" office:value="17">
            <text:p>17</text:p>
          </table:table-cell>
        </table:table-row>
        <table:table-row table:style-name="ro1">
          <table:table-cell table:formula="of:=ROW()-2" office:value-type="float" office:value="135">
            <text:p>135</text:p>
          </table:table-cell>
          <table:table-cell table:formula="of:=[.A137]*(2*PI())/180" office:value-type="float" office:value="4.71238898038469">
            <text:p>4.7123889804</text:p>
          </table:table-cell>
          <table:table-cell table:formula="of:=COS([.B137])" office:value-type="float" office:value="-1.83697019872103E-016">
            <text:p>-1.83697019872103E-016</text:p>
          </table:table-cell>
          <table:table-cell table:formula="of:=SIN([.B137])" office:value-type="float" office:value="-1">
            <text:p>-1</text:p>
          </table:table-cell>
          <table:table-cell table:formula="of:=60*INT( SQRT(([.B137]*[.B137])*([.C137]*[.C137])))" office:value-type="float" office:value="0">
            <text:p>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8">
            <text:p>28</text:p>
          </table:table-cell>
          <table:table-cell table:formula="of:=[.I137]-[.H137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136">
            <text:p>136</text:p>
          </table:table-cell>
          <table:table-cell table:formula="of:=[.A138]*(2*PI())/180" office:value-type="float" office:value="4.74729556542458">
            <text:p>4.7472955654</text:p>
          </table:table-cell>
          <table:table-cell table:formula="of:=COS([.B138])" office:value-type="float" office:value="0.0348994967025013">
            <text:p>0.0348994967</text:p>
          </table:table-cell>
          <table:table-cell table:formula="of:=SIN([.B138])" office:value-type="float" office:value="-0.999390827019096">
            <text:p>-0.999390827</text:p>
          </table:table-cell>
          <table:table-cell table:formula="of:=60*INT( SQRT(([.B138]*[.B138])*([.C138]*[.C138])))" office:value-type="float" office:value="0">
            <text:p>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36">
            <text:p>36</text:p>
          </table:table-cell>
          <table:table-cell table:formula="of:=[.I138]-[.H138]" office:value-type="float" office:value="16">
            <text:p>16</text:p>
          </table:table-cell>
        </table:table-row>
        <table:table-row table:style-name="ro1">
          <table:table-cell table:formula="of:=ROW()-2" office:value-type="float" office:value="137">
            <text:p>137</text:p>
          </table:table-cell>
          <table:table-cell table:formula="of:=[.A139]*(2*PI())/180" office:value-type="float" office:value="4.78220215046446">
            <text:p>4.7822021505</text:p>
          </table:table-cell>
          <table:table-cell table:formula="of:=COS([.B139])" office:value-type="float" office:value="0.0697564737441252">
            <text:p>0.0697564737</text:p>
          </table:table-cell>
          <table:table-cell table:formula="of:=SIN([.B139])" office:value-type="float" office:value="-0.997564050259824">
            <text:p>-0.9975640503</text:p>
          </table:table-cell>
          <table:table-cell table:formula="of:=60*INT( SQRT(([.B139]*[.B139])*([.C139]*[.C139])))" office:value-type="float" office:value="0">
            <text:p>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8">
            <text:p>18</text:p>
          </table:table-cell>
          <table:table-cell table:formula="of:=RANDBETWEEN(21;42)" office:value-type="float" office:value="32">
            <text:p>32</text:p>
          </table:table-cell>
          <table:table-cell table:formula="of:=[.I139]-[.H139]" office:value-type="float" office:value="14">
            <text:p>14</text:p>
          </table:table-cell>
        </table:table-row>
        <table:table-row table:style-name="ro1">
          <table:table-cell table:formula="of:=ROW()-2" office:value-type="float" office:value="138">
            <text:p>138</text:p>
          </table:table-cell>
          <table:table-cell table:formula="of:=[.A140]*(2*PI())/180" office:value-type="float" office:value="4.81710873550435">
            <text:p>4.8171087355</text:p>
          </table:table-cell>
          <table:table-cell table:formula="of:=COS([.B140])" office:value-type="float" office:value="0.104528463267653">
            <text:p>0.1045284633</text:p>
          </table:table-cell>
          <table:table-cell table:formula="of:=SIN([.B140])" office:value-type="float" office:value="-0.994521895368273">
            <text:p>-0.9945218954</text:p>
          </table:table-cell>
          <table:table-cell table:formula="of:=60*INT( SQRT(([.B140]*[.B140])*([.C140]*[.C140])))" office:value-type="float" office:value="0">
            <text:p>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2">
            <text:p>22</text:p>
          </table:table-cell>
          <table:table-cell table:formula="of:=[.I140]-[.H140]" office:value-type="float" office:value="9">
            <text:p>9</text:p>
          </table:table-cell>
        </table:table-row>
        <table:table-row table:style-name="ro1">
          <table:table-cell table:formula="of:=ROW()-2" office:value-type="float" office:value="139">
            <text:p>139</text:p>
          </table:table-cell>
          <table:table-cell table:formula="of:=[.A141]*(2*PI())/180" office:value-type="float" office:value="4.85201532054424">
            <text:p>4.8520153205</text:p>
          </table:table-cell>
          <table:table-cell table:formula="of:=COS([.B141])" office:value-type="float" office:value="0.139173100960065">
            <text:p>0.139173101</text:p>
          </table:table-cell>
          <table:table-cell table:formula="of:=SIN([.B141])" office:value-type="float" office:value="-0.99026806874157">
            <text:p>-0.9902680687</text:p>
          </table:table-cell>
          <table:table-cell table:formula="of:=60*INT( SQRT(([.B141]*[.B141])*([.C141]*[.C141])))" office:value-type="float" office:value="0">
            <text:p>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35">
            <text:p>35</text:p>
          </table:table-cell>
          <table:table-cell table:formula="of:=[.I141]-[.H141]" office:value-type="float" office:value="26">
            <text:p>26</text:p>
          </table:table-cell>
        </table:table-row>
        <table:table-row table:style-name="ro1">
          <table:table-cell table:formula="of:=ROW()-2" office:value-type="float" office:value="140">
            <text:p>140</text:p>
          </table:table-cell>
          <table:table-cell table:formula="of:=[.A142]*(2*PI())/180" office:value-type="float" office:value="4.88692190558412">
            <text:p>4.8869219056</text:p>
          </table:table-cell>
          <table:table-cell table:formula="of:=COS([.B142])" office:value-type="float" office:value="0.17364817766693">
            <text:p>0.1736481777</text:p>
          </table:table-cell>
          <table:table-cell table:formula="of:=SIN([.B142])" office:value-type="float" office:value="-0.984807753012208">
            <text:p>-0.984807753</text:p>
          </table:table-cell>
          <table:table-cell table:formula="of:=60*INT( SQRT(([.B142]*[.B142])*([.C142]*[.C142])))" office:value-type="float" office:value="0">
            <text:p>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24">
            <text:p>24</text:p>
          </table:table-cell>
          <table:table-cell table:formula="of:=[.I142]-[.H142]" office:value-type="float" office:value="9">
            <text:p>9</text:p>
          </table:table-cell>
        </table:table-row>
        <table:table-row table:style-name="ro1">
          <table:table-cell table:formula="of:=ROW()-2" office:value-type="float" office:value="141">
            <text:p>141</text:p>
          </table:table-cell>
          <table:table-cell table:formula="of:=[.A143]*(2*PI())/180" office:value-type="float" office:value="4.92182849062401">
            <text:p>4.9218284906</text:p>
          </table:table-cell>
          <table:table-cell table:formula="of:=COS([.B143])" office:value-type="float" office:value="0.207911690817759">
            <text:p>0.2079116908</text:p>
          </table:table-cell>
          <table:table-cell table:formula="of:=SIN([.B143])" office:value-type="float" office:value="-0.978147600733806">
            <text:p>-0.9781476007</text:p>
          </table:table-cell>
          <table:table-cell table:formula="of:=60*INT( SQRT(([.B143]*[.B143])*([.C143]*[.C143])))" office:value-type="float" office:value="60">
            <text:p>6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26">
            <text:p>26</text:p>
          </table:table-cell>
          <table:table-cell table:formula="of:=[.I143]-[.H143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142">
            <text:p>142</text:p>
          </table:table-cell>
          <table:table-cell table:formula="of:=[.A144]*(2*PI())/180" office:value-type="float" office:value="4.9567350756639">
            <text:p>4.9567350757</text:p>
          </table:table-cell>
          <table:table-cell table:formula="of:=COS([.B144])" office:value-type="float" office:value="0.241921895599667">
            <text:p>0.2419218956</text:p>
          </table:table-cell>
          <table:table-cell table:formula="of:=SIN([.B144])" office:value-type="float" office:value="-0.970295726275996">
            <text:p>-0.9702957263</text:p>
          </table:table-cell>
          <table:table-cell table:formula="of:=60*INT( SQRT(([.B144]*[.B144])*([.C144]*[.C144])))" office:value-type="float" office:value="60">
            <text:p>6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8">
            <text:p>8</text:p>
          </table:table-cell>
          <table:table-cell table:formula="of:=RANDBETWEEN(21;42)" office:value-type="float" office:value="36">
            <text:p>36</text:p>
          </table:table-cell>
          <table:table-cell table:formula="of:=[.I144]-[.H144]" office:value-type="float" office:value="28">
            <text:p>28</text:p>
          </table:table-cell>
        </table:table-row>
        <table:table-row table:style-name="ro1">
          <table:table-cell table:formula="of:=ROW()-2" office:value-type="float" office:value="143">
            <text:p>143</text:p>
          </table:table-cell>
          <table:table-cell table:formula="of:=[.A145]*(2*PI())/180" office:value-type="float" office:value="4.99164166070378">
            <text:p>4.9916416607</text:p>
          </table:table-cell>
          <table:table-cell table:formula="of:=COS([.B145])" office:value-type="float" office:value="0.275637355816999">
            <text:p>0.2756373558</text:p>
          </table:table-cell>
          <table:table-cell table:formula="of:=SIN([.B145])" office:value-type="float" office:value="-0.961261695938319">
            <text:p>-0.9612616959</text:p>
          </table:table-cell>
          <table:table-cell table:formula="of:=60*INT( SQRT(([.B145]*[.B145])*([.C145]*[.C145])))" office:value-type="float" office:value="60">
            <text:p>6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3">
            <text:p>23</text:p>
          </table:table-cell>
          <table:table-cell table:formula="of:=[.I145]-[.H145]" office:value-type="float" office:value="10">
            <text:p>10</text:p>
          </table:table-cell>
        </table:table-row>
        <table:table-row table:style-name="ro1">
          <table:table-cell table:formula="of:=ROW()-2" office:value-type="float" office:value="144">
            <text:p>144</text:p>
          </table:table-cell>
          <table:table-cell table:formula="of:=[.A146]*(2*PI())/180" office:value-type="float" office:value="5.02654824574367">
            <text:p>5.0265482457</text:p>
          </table:table-cell>
          <table:table-cell table:formula="of:=COS([.B146])" office:value-type="float" office:value="0.309016994374947">
            <text:p>0.3090169944</text:p>
          </table:table-cell>
          <table:table-cell table:formula="of:=SIN([.B146])" office:value-type="float" office:value="-0.951056516295154">
            <text:p>-0.9510565163</text:p>
          </table:table-cell>
          <table:table-cell table:formula="of:=60*INT( SQRT(([.B146]*[.B146])*([.C146]*[.C146])))" office:value-type="float" office:value="60">
            <text:p>6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21">
            <text:p>21</text:p>
          </table:table-cell>
          <table:table-cell table:formula="of:=[.I146]-[.H146]" office:value-type="float" office:value="21">
            <text:p>21</text:p>
          </table:table-cell>
        </table:table-row>
        <table:table-row table:style-name="ro1">
          <table:table-cell table:formula="of:=ROW()-2" office:value-type="float" office:value="145">
            <text:p>145</text:p>
          </table:table-cell>
          <table:table-cell table:formula="of:=[.A147]*(2*PI())/180" office:value-type="float" office:value="5.06145483078356">
            <text:p>5.0614548308</text:p>
          </table:table-cell>
          <table:table-cell table:formula="of:=COS([.B147])" office:value-type="float" office:value="0.342020143325668">
            <text:p>0.3420201433</text:p>
          </table:table-cell>
          <table:table-cell table:formula="of:=SIN([.B147])" office:value-type="float" office:value="-0.939692620785909">
            <text:p>-0.9396926208</text:p>
          </table:table-cell>
          <table:table-cell table:formula="of:=60*INT( SQRT(([.B147]*[.B147])*([.C147]*[.C147])))" office:value-type="float" office:value="60">
            <text:p>6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39">
            <text:p>39</text:p>
          </table:table-cell>
          <table:table-cell table:formula="of:=[.I147]-[.H147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146">
            <text:p>146</text:p>
          </table:table-cell>
          <table:table-cell table:formula="of:=[.A148]*(2*PI())/180" office:value-type="float" office:value="5.09636141582344">
            <text:p>5.0963614158</text:p>
          </table:table-cell>
          <table:table-cell table:formula="of:=COS([.B148])" office:value-type="float" office:value="0.374606593415912">
            <text:p>0.3746065934</text:p>
          </table:table-cell>
          <table:table-cell table:formula="of:=SIN([.B148])" office:value-type="float" office:value="-0.927183854566787">
            <text:p>-0.9271838546</text:p>
          </table:table-cell>
          <table:table-cell table:formula="of:=60*INT( SQRT(([.B148]*[.B148])*([.C148]*[.C148])))" office:value-type="float" office:value="60">
            <text:p>6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3">
            <text:p>23</text:p>
          </table:table-cell>
          <table:table-cell table:formula="of:=[.I148]-[.H148]" office:value-type="float" office:value="10">
            <text:p>10</text:p>
          </table:table-cell>
        </table:table-row>
        <table:table-row table:style-name="ro1">
          <table:table-cell table:formula="of:=ROW()-2" office:value-type="float" office:value="147">
            <text:p>147</text:p>
          </table:table-cell>
          <table:table-cell table:formula="of:=[.A149]*(2*PI())/180" office:value-type="float" office:value="5.13126800086333">
            <text:p>5.1312680009</text:p>
          </table:table-cell>
          <table:table-cell table:formula="of:=COS([.B149])" office:value-type="float" office:value="0.406736643075801">
            <text:p>0.4067366431</text:p>
          </table:table-cell>
          <table:table-cell table:formula="of:=SIN([.B149])" office:value-type="float" office:value="-0.913545457642601">
            <text:p>-0.9135454576</text:p>
          </table:table-cell>
          <table:table-cell table:formula="of:=60*INT( SQRT(([.B149]*[.B149])*([.C149]*[.C149])))" office:value-type="float" office:value="120">
            <text:p>120</text:p>
          </table:table-cell>
          <table:table-cell table:formula="of:=RANDBETWEEN(1;10)" office:value-type="float" office:value="5">
            <text:p>5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5">
            <text:p>5</text:p>
          </table:table-cell>
          <table:table-cell table:formula="of:=RANDBETWEEN(21;42)" office:value-type="float" office:value="37">
            <text:p>37</text:p>
          </table:table-cell>
          <table:table-cell table:formula="of:=[.I149]-[.H149]" office:value-type="float" office:value="32">
            <text:p>32</text:p>
          </table:table-cell>
        </table:table-row>
        <table:table-row table:style-name="ro1">
          <table:table-cell table:formula="of:=ROW()-2" office:value-type="float" office:value="148">
            <text:p>148</text:p>
          </table:table-cell>
          <table:table-cell table:formula="of:=[.A150]*(2*PI())/180" office:value-type="float" office:value="5.16617458590322">
            <text:p>5.1661745859</text:p>
          </table:table-cell>
          <table:table-cell table:formula="of:=COS([.B150])" office:value-type="float" office:value="0.438371146789077">
            <text:p>0.4383711468</text:p>
          </table:table-cell>
          <table:table-cell table:formula="of:=SIN([.B150])" office:value-type="float" office:value="-0.898794046299167">
            <text:p>-0.8987940463</text:p>
          </table:table-cell>
          <table:table-cell table:formula="of:=60*INT( SQRT(([.B150]*[.B150])*([.C150]*[.C150])))" office:value-type="float" office:value="120">
            <text:p>12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3">
            <text:p>13</text:p>
          </table:table-cell>
          <table:table-cell table:formula="of:=RANDBETWEEN(21;42)" office:value-type="float" office:value="28">
            <text:p>28</text:p>
          </table:table-cell>
          <table:table-cell table:formula="of:=[.I150]-[.H150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149">
            <text:p>149</text:p>
          </table:table-cell>
          <table:table-cell table:formula="of:=[.A151]*(2*PI())/180" office:value-type="float" office:value="5.2010811709431">
            <text:p>5.2010811709</text:p>
          </table:table-cell>
          <table:table-cell table:formula="of:=COS([.B151])" office:value-type="float" office:value="0.46947156278589">
            <text:p>0.4694715628</text:p>
          </table:table-cell>
          <table:table-cell table:formula="of:=SIN([.B151])" office:value-type="float" office:value="-0.882947592858927">
            <text:p>-0.8829475929</text:p>
          </table:table-cell>
          <table:table-cell table:formula="of:=60*INT( SQRT(([.B151]*[.B151])*([.C151]*[.C151])))" office:value-type="float" office:value="120">
            <text:p>12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4">
            <text:p>4</text:p>
          </table:table-cell>
          <table:table-cell table:formula="of:=RANDBETWEEN(21;42)" office:value-type="float" office:value="39">
            <text:p>39</text:p>
          </table:table-cell>
          <table:table-cell table:formula="of:=[.I151]-[.H151]" office:value-type="float" office:value="35">
            <text:p>35</text:p>
          </table:table-cell>
        </table:table-row>
        <table:table-row table:style-name="ro1">
          <table:table-cell table:formula="of:=ROW()-2" office:value-type="float" office:value="150">
            <text:p>150</text:p>
          </table:table-cell>
          <table:table-cell table:formula="of:=[.A152]*(2*PI())/180" office:value-type="float" office:value="5.23598775598299">
            <text:p>5.235987756</text:p>
          </table:table-cell>
          <table:table-cell table:formula="of:=COS([.B152])" office:value-type="float" office:value="0.5">
            <text:p>0.5</text:p>
          </table:table-cell>
          <table:table-cell table:formula="of:=SIN([.B152])" office:value-type="float" office:value="-0.866025403784439">
            <text:p>-0.8660254038</text:p>
          </table:table-cell>
          <table:table-cell table:formula="of:=60*INT( SQRT(([.B152]*[.B152])*([.C152]*[.C152])))" office:value-type="float" office:value="120">
            <text:p>12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27">
            <text:p>27</text:p>
          </table:table-cell>
          <table:table-cell table:formula="of:=[.I152]-[.H152]" office:value-type="float" office:value="8">
            <text:p>8</text:p>
          </table:table-cell>
        </table:table-row>
        <table:table-row table:style-name="ro1">
          <table:table-cell table:formula="of:=ROW()-2" office:value-type="float" office:value="151">
            <text:p>151</text:p>
          </table:table-cell>
          <table:table-cell table:formula="of:=[.A153]*(2*PI())/180" office:value-type="float" office:value="5.27089434102288">
            <text:p>5.270894341</text:p>
          </table:table-cell>
          <table:table-cell table:formula="of:=COS([.B153])" office:value-type="float" office:value="0.529919264233205">
            <text:p>0.5299192642</text:p>
          </table:table-cell>
          <table:table-cell table:formula="of:=SIN([.B153])" office:value-type="float" office:value="-0.848048096156426">
            <text:p>-0.8480480962</text:p>
          </table:table-cell>
          <table:table-cell table:formula="of:=60*INT( SQRT(([.B153]*[.B153])*([.C153]*[.C153])))" office:value-type="float" office:value="120">
            <text:p>12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21">
            <text:p>21</text:p>
          </table:table-cell>
          <table:table-cell table:formula="of:=[.I153]-[.H153]" office:value-type="float" office:value="6">
            <text:p>6</text:p>
          </table:table-cell>
        </table:table-row>
        <table:table-row table:style-name="ro1">
          <table:table-cell table:formula="of:=ROW()-2" office:value-type="float" office:value="152">
            <text:p>152</text:p>
          </table:table-cell>
          <table:table-cell table:formula="of:=[.A154]*(2*PI())/180" office:value-type="float" office:value="5.30580092606276">
            <text:p>5.3058009261</text:p>
          </table:table-cell>
          <table:table-cell table:formula="of:=COS([.B154])" office:value-type="float" office:value="0.559192903470746">
            <text:p>0.5591929035</text:p>
          </table:table-cell>
          <table:table-cell table:formula="of:=SIN([.B154])" office:value-type="float" office:value="-0.829037572555042">
            <text:p>-0.8290375726</text:p>
          </table:table-cell>
          <table:table-cell table:formula="of:=60*INT( SQRT(([.B154]*[.B154])*([.C154]*[.C154])))" office:value-type="float" office:value="120">
            <text:p>12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7">
            <text:p>7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37">
            <text:p>37</text:p>
          </table:table-cell>
          <table:table-cell table:formula="of:=[.I154]-[.H154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153">
            <text:p>153</text:p>
          </table:table-cell>
          <table:table-cell table:formula="of:=[.A155]*(2*PI())/180" office:value-type="float" office:value="5.34070751110265">
            <text:p>5.3407075111</text:p>
          </table:table-cell>
          <table:table-cell table:formula="of:=COS([.B155])" office:value-type="float" office:value="0.587785252292473">
            <text:p>0.5877852523</text:p>
          </table:table-cell>
          <table:table-cell table:formula="of:=SIN([.B155])" office:value-type="float" office:value="-0.809016994374947">
            <text:p>-0.8090169944</text:p>
          </table:table-cell>
          <table:table-cell table:formula="of:=60*INT( SQRT(([.B155]*[.B155])*([.C155]*[.C155])))" office:value-type="float" office:value="180">
            <text:p>18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5">
            <text:p>5</text:p>
          </table:table-cell>
          <table:table-cell table:formula="of:=RANDBETWEEN(21;42)" office:value-type="float" office:value="39">
            <text:p>39</text:p>
          </table:table-cell>
          <table:table-cell table:formula="of:=[.I155]-[.H155]" office:value-type="float" office:value="34">
            <text:p>34</text:p>
          </table:table-cell>
        </table:table-row>
        <table:table-row table:style-name="ro1">
          <table:table-cell table:formula="of:=ROW()-2" office:value-type="float" office:value="154">
            <text:p>154</text:p>
          </table:table-cell>
          <table:table-cell table:formula="of:=[.A156]*(2*PI())/180" office:value-type="float" office:value="5.37561409614254">
            <text:p>5.3756140961</text:p>
          </table:table-cell>
          <table:table-cell table:formula="of:=COS([.B156])" office:value-type="float" office:value="0.615661475325658">
            <text:p>0.6156614753</text:p>
          </table:table-cell>
          <table:table-cell table:formula="of:=SIN([.B156])" office:value-type="float" office:value="-0.788010753606722">
            <text:p>-0.7880107536</text:p>
          </table:table-cell>
          <table:table-cell table:formula="of:=60*INT( SQRT(([.B156]*[.B156])*([.C156]*[.C156])))" office:value-type="float" office:value="180">
            <text:p>18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23">
            <text:p>23</text:p>
          </table:table-cell>
          <table:table-cell table:formula="of:=[.I156]-[.H156]" office:value-type="float" office:value="4">
            <text:p>4</text:p>
          </table:table-cell>
        </table:table-row>
        <table:table-row table:style-name="ro1">
          <table:table-cell table:formula="of:=ROW()-2" office:value-type="float" office:value="155">
            <text:p>155</text:p>
          </table:table-cell>
          <table:table-cell table:formula="of:=[.A157]*(2*PI())/180" office:value-type="float" office:value="5.41052068118242">
            <text:p>5.4105206812</text:p>
          </table:table-cell>
          <table:table-cell table:formula="of:=COS([.B157])" office:value-type="float" office:value="0.642787609686539">
            <text:p>0.6427876097</text:p>
          </table:table-cell>
          <table:table-cell table:formula="of:=SIN([.B157])" office:value-type="float" office:value="-0.766044443118978">
            <text:p>-0.7660444431</text:p>
          </table:table-cell>
          <table:table-cell table:formula="of:=60*INT( SQRT(([.B157]*[.B157])*([.C157]*[.C157])))" office:value-type="float" office:value="180">
            <text:p>18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3">
            <text:p>3</text:p>
          </table:table-cell>
          <table:table-cell table:formula="of:=RANDBETWEEN(21;42)" office:value-type="float" office:value="42">
            <text:p>42</text:p>
          </table:table-cell>
          <table:table-cell table:formula="of:=[.I157]-[.H157]" office:value-type="float" office:value="39">
            <text:p>39</text:p>
          </table:table-cell>
        </table:table-row>
        <table:table-row table:style-name="ro1">
          <table:table-cell table:formula="of:=ROW()-2" office:value-type="float" office:value="156">
            <text:p>156</text:p>
          </table:table-cell>
          <table:table-cell table:formula="of:=[.A158]*(2*PI())/180" office:value-type="float" office:value="5.44542726622231">
            <text:p>5.4454272662</text:p>
          </table:table-cell>
          <table:table-cell table:formula="of:=COS([.B158])" office:value-type="float" office:value="0.669130606358858">
            <text:p>0.6691306064</text:p>
          </table:table-cell>
          <table:table-cell table:formula="of:=SIN([.B158])" office:value-type="float" office:value="-0.743144825477395">
            <text:p>-0.7431448255</text:p>
          </table:table-cell>
          <table:table-cell table:formula="of:=60*INT( SQRT(([.B158]*[.B158])*([.C158]*[.C158])))" office:value-type="float" office:value="180">
            <text:p>18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2">
            <text:p>2</text:p>
          </table:table-cell>
          <table:table-cell table:formula="of:=RANDBETWEEN(0;21)" office:value-type="float" office:value="21">
            <text:p>21</text:p>
          </table:table-cell>
          <table:table-cell table:formula="of:=RANDBETWEEN(21;42)" office:value-type="float" office:value="36">
            <text:p>36</text:p>
          </table:table-cell>
          <table:table-cell table:formula="of:=[.I158]-[.H158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157">
            <text:p>157</text:p>
          </table:table-cell>
          <table:table-cell table:formula="of:=[.A159]*(2*PI())/180" office:value-type="float" office:value="5.48033385126219">
            <text:p>5.4803338513</text:p>
          </table:table-cell>
          <table:table-cell table:formula="of:=COS([.B159])" office:value-type="float" office:value="0.694658370458997">
            <text:p>0.6946583705</text:p>
          </table:table-cell>
          <table:table-cell table:formula="of:=SIN([.B159])" office:value-type="float" office:value="-0.719339800338652">
            <text:p>-0.7193398003</text:p>
          </table:table-cell>
          <table:table-cell table:formula="of:=60*INT( SQRT(([.B159]*[.B159])*([.C159]*[.C159])))" office:value-type="float" office:value="180">
            <text:p>18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21">
            <text:p>21</text:p>
          </table:table-cell>
          <table:table-cell table:formula="of:=[.I159]-[.H159]" office:value-type="float" office:value="9">
            <text:p>9</text:p>
          </table:table-cell>
        </table:table-row>
        <table:table-row table:style-name="ro1">
          <table:table-cell table:formula="of:=ROW()-2" office:value-type="float" office:value="158">
            <text:p>158</text:p>
          </table:table-cell>
          <table:table-cell table:formula="of:=[.A160]*(2*PI())/180" office:value-type="float" office:value="5.51524043630208">
            <text:p>5.5152404363</text:p>
          </table:table-cell>
          <table:table-cell table:formula="of:=COS([.B160])" office:value-type="float" office:value="0.719339800338651">
            <text:p>0.7193398003</text:p>
          </table:table-cell>
          <table:table-cell table:formula="of:=SIN([.B160])" office:value-type="float" office:value="-0.694658370458998">
            <text:p>-0.6946583705</text:p>
          </table:table-cell>
          <table:table-cell table:formula="of:=60*INT( SQRT(([.B160]*[.B160])*([.C160]*[.C160])))" office:value-type="float" office:value="180">
            <text:p>18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26">
            <text:p>26</text:p>
          </table:table-cell>
          <table:table-cell table:formula="of:=[.I160]-[.H160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159">
            <text:p>159</text:p>
          </table:table-cell>
          <table:table-cell table:formula="of:=[.A161]*(2*PI())/180" office:value-type="float" office:value="5.55014702134197">
            <text:p>5.5501470213</text:p>
          </table:table-cell>
          <table:table-cell table:formula="of:=COS([.B161])" office:value-type="float" office:value="0.743144825477394">
            <text:p>0.7431448255</text:p>
          </table:table-cell>
          <table:table-cell table:formula="of:=SIN([.B161])" office:value-type="float" office:value="-0.669130606358858">
            <text:p>-0.6691306064</text:p>
          </table:table-cell>
          <table:table-cell table:formula="of:=60*INT( SQRT(([.B161]*[.B161])*([.C161]*[.C161])))" office:value-type="float" office:value="240">
            <text:p>24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4">
            <text:p>4</text:p>
          </table:table-cell>
          <table:table-cell table:formula="of:=RANDBETWEEN(0;21)" office:value-type="float" office:value="10">
            <text:p>10</text:p>
          </table:table-cell>
          <table:table-cell table:formula="of:=RANDBETWEEN(21;42)" office:value-type="float" office:value="32">
            <text:p>32</text:p>
          </table:table-cell>
          <table:table-cell table:formula="of:=[.I161]-[.H161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160">
            <text:p>160</text:p>
          </table:table-cell>
          <table:table-cell table:formula="of:=[.A162]*(2*PI())/180" office:value-type="float" office:value="5.58505360638185">
            <text:p>5.5850536064</text:p>
          </table:table-cell>
          <table:table-cell table:formula="of:=COS([.B162])" office:value-type="float" office:value="0.766044443118978">
            <text:p>0.7660444431</text:p>
          </table:table-cell>
          <table:table-cell table:formula="of:=SIN([.B162])" office:value-type="float" office:value="-0.64278760968654">
            <text:p>-0.6427876097</text:p>
          </table:table-cell>
          <table:table-cell table:formula="of:=60*INT( SQRT(([.B162]*[.B162])*([.C162]*[.C162])))" office:value-type="float" office:value="240">
            <text:p>24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2">
            <text:p>2</text:p>
          </table:table-cell>
          <table:table-cell table:formula="of:=RANDBETWEEN(21;42)" office:value-type="float" office:value="25">
            <text:p>25</text:p>
          </table:table-cell>
          <table:table-cell table:formula="of:=[.I162]-[.H162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161">
            <text:p>161</text:p>
          </table:table-cell>
          <table:table-cell table:formula="of:=[.A163]*(2*PI())/180" office:value-type="float" office:value="5.61996019142174">
            <text:p>5.6199601914</text:p>
          </table:table-cell>
          <table:table-cell table:formula="of:=COS([.B163])" office:value-type="float" office:value="0.788010753606722">
            <text:p>0.7880107536</text:p>
          </table:table-cell>
          <table:table-cell table:formula="of:=SIN([.B163])" office:value-type="float" office:value="-0.615661475325659">
            <text:p>-0.6156614753</text:p>
          </table:table-cell>
          <table:table-cell table:formula="of:=60*INT( SQRT(([.B163]*[.B163])*([.C163]*[.C163])))" office:value-type="float" office:value="240">
            <text:p>24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42">
            <text:p>42</text:p>
          </table:table-cell>
          <table:table-cell table:formula="of:=[.I163]-[.H163]" office:value-type="float" office:value="30">
            <text:p>30</text:p>
          </table:table-cell>
        </table:table-row>
        <table:table-row table:style-name="ro1">
          <table:table-cell table:formula="of:=ROW()-2" office:value-type="float" office:value="162">
            <text:p>162</text:p>
          </table:table-cell>
          <table:table-cell table:formula="of:=[.A164]*(2*PI())/180" office:value-type="float" office:value="5.65486677646163">
            <text:p>5.6548667765</text:p>
          </table:table-cell>
          <table:table-cell table:formula="of:=COS([.B164])" office:value-type="float" office:value="0.809016994374947">
            <text:p>0.8090169944</text:p>
          </table:table-cell>
          <table:table-cell table:formula="of:=SIN([.B164])" office:value-type="float" office:value="-0.587785252292473">
            <text:p>-0.5877852523</text:p>
          </table:table-cell>
          <table:table-cell table:formula="of:=60*INT( SQRT(([.B164]*[.B164])*([.C164]*[.C164])))" office:value-type="float" office:value="240">
            <text:p>24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4">
            <text:p>4</text:p>
          </table:table-cell>
          <table:table-cell table:formula="of:=RANDBETWEEN(21;42)" office:value-type="float" office:value="27">
            <text:p>27</text:p>
          </table:table-cell>
          <table:table-cell table:formula="of:=[.I164]-[.H164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163">
            <text:p>163</text:p>
          </table:table-cell>
          <table:table-cell table:formula="of:=[.A165]*(2*PI())/180" office:value-type="float" office:value="5.68977336150151">
            <text:p>5.6897733615</text:p>
          </table:table-cell>
          <table:table-cell table:formula="of:=COS([.B165])" office:value-type="float" office:value="0.829037572555041">
            <text:p>0.8290375726</text:p>
          </table:table-cell>
          <table:table-cell table:formula="of:=SIN([.B165])" office:value-type="float" office:value="-0.559192903470747">
            <text:p>-0.5591929035</text:p>
          </table:table-cell>
          <table:table-cell table:formula="of:=60*INT( SQRT(([.B165]*[.B165])*([.C165]*[.C165])))" office:value-type="float" office:value="240">
            <text:p>24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25">
            <text:p>25</text:p>
          </table:table-cell>
          <table:table-cell table:formula="of:=[.I165]-[.H165]" office:value-type="float" office:value="9">
            <text:p>9</text:p>
          </table:table-cell>
        </table:table-row>
        <table:table-row table:style-name="ro1">
          <table:table-cell table:formula="of:=ROW()-2" office:value-type="float" office:value="164">
            <text:p>164</text:p>
          </table:table-cell>
          <table:table-cell table:formula="of:=[.A166]*(2*PI())/180" office:value-type="float" office:value="5.7246799465414">
            <text:p>5.7246799465</text:p>
          </table:table-cell>
          <table:table-cell table:formula="of:=COS([.B166])" office:value-type="float" office:value="0.848048096156425">
            <text:p>0.8480480962</text:p>
          </table:table-cell>
          <table:table-cell table:formula="of:=SIN([.B166])" office:value-type="float" office:value="-0.529919264233206">
            <text:p>-0.5299192642</text:p>
          </table:table-cell>
          <table:table-cell table:formula="of:=60*INT( SQRT(([.B166]*[.B166])*([.C166]*[.C166])))" office:value-type="float" office:value="240">
            <text:p>24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24">
            <text:p>24</text:p>
          </table:table-cell>
          <table:table-cell table:formula="of:=[.I166]-[.H166]" office:value-type="float" office:value="8">
            <text:p>8</text:p>
          </table:table-cell>
        </table:table-row>
        <table:table-row table:style-name="ro1">
          <table:table-cell table:formula="of:=ROW()-2" office:value-type="float" office:value="165">
            <text:p>165</text:p>
          </table:table-cell>
          <table:table-cell table:formula="of:=[.A167]*(2*PI())/180" office:value-type="float" office:value="5.75958653158129">
            <text:p>5.7595865316</text:p>
          </table:table-cell>
          <table:table-cell table:formula="of:=COS([.B167])" office:value-type="float" office:value="0.866025403784438">
            <text:p>0.8660254038</text:p>
          </table:table-cell>
          <table:table-cell table:formula="of:=SIN([.B167])" office:value-type="float" office:value="-0.5">
            <text:p>-0.5</text:p>
          </table:table-cell>
          <table:table-cell table:formula="of:=60*INT( SQRT(([.B167]*[.B167])*([.C167]*[.C167])))" office:value-type="float" office:value="240">
            <text:p>24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41">
            <text:p>41</text:p>
          </table:table-cell>
          <table:table-cell table:formula="of:=[.I167]-[.H167]" office:value-type="float" office:value="32">
            <text:p>32</text:p>
          </table:table-cell>
        </table:table-row>
        <table:table-row table:style-name="ro1">
          <table:table-cell table:formula="of:=ROW()-2" office:value-type="float" office:value="166">
            <text:p>166</text:p>
          </table:table-cell>
          <table:table-cell table:formula="of:=[.A168]*(2*PI())/180" office:value-type="float" office:value="5.79449311662117">
            <text:p>5.7944931166</text:p>
          </table:table-cell>
          <table:table-cell table:formula="of:=COS([.B168])" office:value-type="float" office:value="0.882947592858927">
            <text:p>0.8829475929</text:p>
          </table:table-cell>
          <table:table-cell table:formula="of:=SIN([.B168])" office:value-type="float" office:value="-0.469471562785891">
            <text:p>-0.4694715628</text:p>
          </table:table-cell>
          <table:table-cell table:formula="of:=60*INT( SQRT(([.B168]*[.B168])*([.C168]*[.C168])))" office:value-type="float" office:value="300">
            <text:p>300</text:p>
          </table:table-cell>
          <table:table-cell table:formula="of:=RANDBETWEEN(1;10)" office:value-type="float" office:value="10">
            <text:p>10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37">
            <text:p>37</text:p>
          </table:table-cell>
          <table:table-cell table:formula="of:=[.I168]-[.H168]" office:value-type="float" office:value="21">
            <text:p>21</text:p>
          </table:table-cell>
        </table:table-row>
        <table:table-row table:style-name="ro1">
          <table:table-cell table:formula="of:=ROW()-2" office:value-type="float" office:value="167">
            <text:p>167</text:p>
          </table:table-cell>
          <table:table-cell table:formula="of:=[.A169]*(2*PI())/180" office:value-type="float" office:value="5.82939970166106">
            <text:p>5.8293997017</text:p>
          </table:table-cell>
          <table:table-cell table:formula="of:=COS([.B169])" office:value-type="float" office:value="0.898794046299167">
            <text:p>0.8987940463</text:p>
          </table:table-cell>
          <table:table-cell table:formula="of:=SIN([.B169])" office:value-type="float" office:value="-0.438371146789077">
            <text:p>-0.4383711468</text:p>
          </table:table-cell>
          <table:table-cell table:formula="of:=60*INT( SQRT(([.B169]*[.B169])*([.C169]*[.C169])))" office:value-type="float" office:value="300">
            <text:p>30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30">
            <text:p>30</text:p>
          </table:table-cell>
          <table:table-cell table:formula="of:=[.I169]-[.H169]" office:value-type="float" office:value="18">
            <text:p>18</text:p>
          </table:table-cell>
        </table:table-row>
        <table:table-row table:style-name="ro1">
          <table:table-cell table:formula="of:=ROW()-2" office:value-type="float" office:value="168">
            <text:p>168</text:p>
          </table:table-cell>
          <table:table-cell table:formula="of:=[.A170]*(2*PI())/180" office:value-type="float" office:value="5.86430628670095">
            <text:p>5.8643062867</text:p>
          </table:table-cell>
          <table:table-cell table:formula="of:=COS([.B170])" office:value-type="float" office:value="0.913545457642601">
            <text:p>0.9135454576</text:p>
          </table:table-cell>
          <table:table-cell table:formula="of:=SIN([.B170])" office:value-type="float" office:value="-0.4067366430758">
            <text:p>-0.4067366431</text:p>
          </table:table-cell>
          <table:table-cell table:formula="of:=60*INT( SQRT(([.B170]*[.B170])*([.C170]*[.C170])))" office:value-type="float" office:value="300">
            <text:p>30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5">
            <text:p>5</text:p>
          </table:table-cell>
          <table:table-cell table:formula="of:=RANDBETWEEN(21;42)" office:value-type="float" office:value="24">
            <text:p>24</text:p>
          </table:table-cell>
          <table:table-cell table:formula="of:=[.I170]-[.H170]" office:value-type="float" office:value="19">
            <text:p>19</text:p>
          </table:table-cell>
        </table:table-row>
        <table:table-row table:style-name="ro1">
          <table:table-cell table:formula="of:=ROW()-2" office:value-type="float" office:value="169">
            <text:p>169</text:p>
          </table:table-cell>
          <table:table-cell table:formula="of:=[.A171]*(2*PI())/180" office:value-type="float" office:value="5.89921287174083">
            <text:p>5.8992128717</text:p>
          </table:table-cell>
          <table:table-cell table:formula="of:=COS([.B171])" office:value-type="float" office:value="0.927183854566787">
            <text:p>0.9271838546</text:p>
          </table:table-cell>
          <table:table-cell table:formula="of:=SIN([.B171])" office:value-type="float" office:value="-0.374606593415912">
            <text:p>-0.3746065934</text:p>
          </table:table-cell>
          <table:table-cell table:formula="of:=60*INT( SQRT(([.B171]*[.B171])*([.C171]*[.C171])))" office:value-type="float" office:value="300">
            <text:p>300</text:p>
          </table:table-cell>
          <table:table-cell table:formula="of:=RANDBETWEEN(1;10)" office:value-type="float" office:value="9">
            <text:p>9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4">
            <text:p>4</text:p>
          </table:table-cell>
          <table:table-cell table:formula="of:=RANDBETWEEN(21;42)" office:value-type="float" office:value="22">
            <text:p>22</text:p>
          </table:table-cell>
          <table:table-cell table:formula="of:=[.I171]-[.H171]" office:value-type="float" office:value="18">
            <text:p>18</text:p>
          </table:table-cell>
        </table:table-row>
        <table:table-row table:style-name="ro1">
          <table:table-cell table:formula="of:=ROW()-2" office:value-type="float" office:value="170">
            <text:p>170</text:p>
          </table:table-cell>
          <table:table-cell table:formula="of:=[.A172]*(2*PI())/180" office:value-type="float" office:value="5.93411945678072">
            <text:p>5.9341194568</text:p>
          </table:table-cell>
          <table:table-cell table:formula="of:=COS([.B172])" office:value-type="float" office:value="0.939692620785908">
            <text:p>0.9396926208</text:p>
          </table:table-cell>
          <table:table-cell table:formula="of:=SIN([.B172])" office:value-type="float" office:value="-0.342020143325669">
            <text:p>-0.3420201433</text:p>
          </table:table-cell>
          <table:table-cell table:formula="of:=60*INT( SQRT(([.B172]*[.B172])*([.C172]*[.C172])))" office:value-type="float" office:value="300">
            <text:p>30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3">
            <text:p>3</text:p>
          </table:table-cell>
          <table:table-cell table:formula="of:=RANDBETWEEN(0;21)" office:value-type="float" office:value="14">
            <text:p>14</text:p>
          </table:table-cell>
          <table:table-cell table:formula="of:=RANDBETWEEN(21;42)" office:value-type="float" office:value="36">
            <text:p>36</text:p>
          </table:table-cell>
          <table:table-cell table:formula="of:=[.I172]-[.H172]" office:value-type="float" office:value="22">
            <text:p>22</text:p>
          </table:table-cell>
        </table:table-row>
        <table:table-row table:style-name="ro1">
          <table:table-cell table:formula="of:=ROW()-2" office:value-type="float" office:value="171">
            <text:p>171</text:p>
          </table:table-cell>
          <table:table-cell table:formula="of:=[.A173]*(2*PI())/180" office:value-type="float" office:value="5.96902604182061">
            <text:p>5.9690260418</text:p>
          </table:table-cell>
          <table:table-cell table:formula="of:=COS([.B173])" office:value-type="float" office:value="0.951056516295153">
            <text:p>0.9510565163</text:p>
          </table:table-cell>
          <table:table-cell table:formula="of:=SIN([.B173])" office:value-type="float" office:value="-0.309016994374948">
            <text:p>-0.3090169944</text:p>
          </table:table-cell>
          <table:table-cell table:formula="of:=60*INT( SQRT(([.B173]*[.B173])*([.C173]*[.C173])))" office:value-type="float" office:value="300">
            <text:p>30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0">
            <text:p>0</text:p>
          </table:table-cell>
          <table:table-cell table:formula="of:=RANDBETWEEN(21;42)" office:value-type="float" office:value="29">
            <text:p>29</text:p>
          </table:table-cell>
          <table:table-cell table:formula="of:=[.I173]-[.H173]" office:value-type="float" office:value="29">
            <text:p>29</text:p>
          </table:table-cell>
        </table:table-row>
        <table:table-row table:style-name="ro1">
          <table:table-cell table:formula="of:=ROW()-2" office:value-type="float" office:value="172">
            <text:p>172</text:p>
          </table:table-cell>
          <table:table-cell table:formula="of:=[.A174]*(2*PI())/180" office:value-type="float" office:value="6.00393262686049">
            <text:p>6.0039326269</text:p>
          </table:table-cell>
          <table:table-cell table:formula="of:=COS([.B174])" office:value-type="float" office:value="0.961261695938319">
            <text:p>0.9612616959</text:p>
          </table:table-cell>
          <table:table-cell table:formula="of:=SIN([.B174])" office:value-type="float" office:value="-0.275637355817">
            <text:p>-0.2756373558</text:p>
          </table:table-cell>
          <table:table-cell table:formula="of:=60*INT( SQRT(([.B174]*[.B174])*([.C174]*[.C174])))" office:value-type="float" office:value="300">
            <text:p>30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28">
            <text:p>28</text:p>
          </table:table-cell>
          <table:table-cell table:formula="of:=[.I174]-[.H174]" office:value-type="float" office:value="12">
            <text:p>12</text:p>
          </table:table-cell>
        </table:table-row>
        <table:table-row table:style-name="ro1">
          <table:table-cell table:formula="of:=ROW()-2" office:value-type="float" office:value="173">
            <text:p>173</text:p>
          </table:table-cell>
          <table:table-cell table:formula="of:=[.A175]*(2*PI())/180" office:value-type="float" office:value="6.03883921190038">
            <text:p>6.0388392119</text:p>
          </table:table-cell>
          <table:table-cell table:formula="of:=COS([.B175])" office:value-type="float" office:value="0.970295726275996">
            <text:p>0.9702957263</text:p>
          </table:table-cell>
          <table:table-cell table:formula="of:=SIN([.B175])" office:value-type="float" office:value="-0.241921895599668">
            <text:p>-0.2419218956</text:p>
          </table:table-cell>
          <table:table-cell table:formula="of:=60*INT( SQRT(([.B175]*[.B175])*([.C175]*[.C175])))" office:value-type="float" office:value="300">
            <text:p>300</text:p>
          </table:table-cell>
          <table:table-cell table:formula="of:=RANDBETWEEN(1;10)" office:value-type="float" office:value="6">
            <text:p>6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20">
            <text:p>20</text:p>
          </table:table-cell>
          <table:table-cell table:formula="of:=RANDBETWEEN(21;42)" office:value-type="float" office:value="22">
            <text:p>22</text:p>
          </table:table-cell>
          <table:table-cell table:formula="of:=[.I175]-[.H175]" office:value-type="float" office:value="2">
            <text:p>2</text:p>
          </table:table-cell>
        </table:table-row>
        <table:table-row table:style-name="ro1">
          <table:table-cell table:formula="of:=ROW()-2" office:value-type="float" office:value="174">
            <text:p>174</text:p>
          </table:table-cell>
          <table:table-cell table:formula="of:=[.A176]*(2*PI())/180" office:value-type="float" office:value="6.07374579694027">
            <text:p>6.0737457969</text:p>
          </table:table-cell>
          <table:table-cell table:formula="of:=COS([.B176])" office:value-type="float" office:value="0.978147600733806">
            <text:p>0.9781476007</text:p>
          </table:table-cell>
          <table:table-cell table:formula="of:=SIN([.B176])" office:value-type="float" office:value="-0.20791169081776">
            <text:p>-0.2079116908</text:p>
          </table:table-cell>
          <table:table-cell table:formula="of:=60*INT( SQRT(([.B176]*[.B176])*([.C176]*[.C176])))" office:value-type="float" office:value="300">
            <text:p>30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9">
            <text:p>19</text:p>
          </table:table-cell>
          <table:table-cell table:formula="of:=RANDBETWEEN(21;42)" office:value-type="float" office:value="42">
            <text:p>42</text:p>
          </table:table-cell>
          <table:table-cell table:formula="of:=[.I176]-[.H176]" office:value-type="float" office:value="23">
            <text:p>23</text:p>
          </table:table-cell>
        </table:table-row>
        <table:table-row table:style-name="ro1">
          <table:table-cell table:formula="of:=ROW()-2" office:value-type="float" office:value="175">
            <text:p>175</text:p>
          </table:table-cell>
          <table:table-cell table:formula="of:=[.A177]*(2*PI())/180" office:value-type="float" office:value="6.10865238198015">
            <text:p>6.108652382</text:p>
          </table:table-cell>
          <table:table-cell table:formula="of:=COS([.B177])" office:value-type="float" office:value="0.984807753012208">
            <text:p>0.984807753</text:p>
          </table:table-cell>
          <table:table-cell table:formula="of:=SIN([.B177])" office:value-type="float" office:value="-0.173648177666931">
            <text:p>-0.1736481777</text:p>
          </table:table-cell>
          <table:table-cell table:formula="of:=60*INT( SQRT(([.B177]*[.B177])*([.C177]*[.C177])))" office:value-type="float" office:value="360">
            <text:p>360</text:p>
          </table:table-cell>
          <table:table-cell table:formula="of:=RANDBETWEEN(1;10)" office:value-type="float" office:value="7">
            <text:p>7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8">
            <text:p>8</text:p>
          </table:table-cell>
          <table:table-cell table:formula="of:=RANDBETWEEN(21;42)" office:value-type="float" office:value="24">
            <text:p>24</text:p>
          </table:table-cell>
          <table:table-cell table:formula="of:=[.I177]-[.H177]" office:value-type="float" office:value="16">
            <text:p>16</text:p>
          </table:table-cell>
        </table:table-row>
        <table:table-row table:style-name="ro1">
          <table:table-cell table:formula="of:=ROW()-2" office:value-type="float" office:value="176">
            <text:p>176</text:p>
          </table:table-cell>
          <table:table-cell table:formula="of:=[.A178]*(2*PI())/180" office:value-type="float" office:value="6.14355896702004">
            <text:p>6.143558967</text:p>
          </table:table-cell>
          <table:table-cell table:formula="of:=COS([.B178])" office:value-type="float" office:value="0.99026806874157">
            <text:p>0.9902680687</text:p>
          </table:table-cell>
          <table:table-cell table:formula="of:=SIN([.B178])" office:value-type="float" office:value="-0.139173100960066">
            <text:p>-0.139173101</text:p>
          </table:table-cell>
          <table:table-cell table:formula="of:=60*INT( SQRT(([.B178]*[.B178])*([.C178]*[.C178])))" office:value-type="float" office:value="360">
            <text:p>36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6">
            <text:p>6</text:p>
          </table:table-cell>
          <table:table-cell table:formula="of:=RANDBETWEEN(21;42)" office:value-type="float" office:value="24">
            <text:p>24</text:p>
          </table:table-cell>
          <table:table-cell table:formula="of:=[.I178]-[.H178]" office:value-type="float" office:value="18">
            <text:p>18</text:p>
          </table:table-cell>
        </table:table-row>
        <table:table-row table:style-name="ro1">
          <table:table-cell table:formula="of:=ROW()-2" office:value-type="float" office:value="177">
            <text:p>177</text:p>
          </table:table-cell>
          <table:table-cell table:formula="of:=[.A179]*(2*PI())/180" office:value-type="float" office:value="6.17846555205993">
            <text:p>6.1784655521</text:p>
          </table:table-cell>
          <table:table-cell table:formula="of:=COS([.B179])" office:value-type="float" office:value="0.994521895368273">
            <text:p>0.9945218954</text:p>
          </table:table-cell>
          <table:table-cell table:formula="of:=SIN([.B179])" office:value-type="float" office:value="-0.104528463267653">
            <text:p>-0.1045284633</text:p>
          </table:table-cell>
          <table:table-cell table:formula="of:=60*INT( SQRT(([.B179]*[.B179])*([.C179]*[.C179])))" office:value-type="float" office:value="360">
            <text:p>36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8">
            <text:p>8</text:p>
          </table:table-cell>
          <table:table-cell table:formula="of:=RANDBETWEEN(0;21)" office:value-type="float" office:value="17">
            <text:p>17</text:p>
          </table:table-cell>
          <table:table-cell table:formula="of:=RANDBETWEEN(21;42)" office:value-type="float" office:value="29">
            <text:p>29</text:p>
          </table:table-cell>
          <table:table-cell table:formula="of:=[.I179]-[.H179]" office:value-type="float" office:value="12">
            <text:p>12</text:p>
          </table:table-cell>
        </table:table-row>
        <table:table-row table:style-name="ro1">
          <table:table-cell table:formula="of:=ROW()-2" office:value-type="float" office:value="178">
            <text:p>178</text:p>
          </table:table-cell>
          <table:table-cell table:formula="of:=[.A180]*(2*PI())/180" office:value-type="float" office:value="6.21337213709981">
            <text:p>6.2133721371</text:p>
          </table:table-cell>
          <table:table-cell table:formula="of:=COS([.B180])" office:value-type="float" office:value="0.997564050259824">
            <text:p>0.9975640503</text:p>
          </table:table-cell>
          <table:table-cell table:formula="of:=SIN([.B180])" office:value-type="float" office:value="-0.0697564737441248">
            <text:p>-0.0697564737</text:p>
          </table:table-cell>
          <table:table-cell table:formula="of:=60*INT( SQRT(([.B180]*[.B180])*([.C180]*[.C180])))" office:value-type="float" office:value="360">
            <text:p>360</text:p>
          </table:table-cell>
          <table:table-cell table:formula="of:=RANDBETWEEN(1;10)" office:value-type="float" office:value="1">
            <text:p>1</text:p>
          </table:table-cell>
          <table:table-cell table:formula="of:=RANDBETWEEN(1;10)" office:value-type="float" office:value="10">
            <text:p>10</text:p>
          </table:table-cell>
          <table:table-cell table:formula="of:=RANDBETWEEN(0;21)" office:value-type="float" office:value="16">
            <text:p>16</text:p>
          </table:table-cell>
          <table:table-cell table:formula="of:=RANDBETWEEN(21;42)" office:value-type="float" office:value="29">
            <text:p>29</text:p>
          </table:table-cell>
          <table:table-cell table:formula="of:=[.I180]-[.H180]" office:value-type="float" office:value="13">
            <text:p>13</text:p>
          </table:table-cell>
        </table:table-row>
        <table:table-row table:style-name="ro1">
          <table:table-cell table:formula="of:=ROW()-2" office:value-type="float" office:value="179">
            <text:p>179</text:p>
          </table:table-cell>
          <table:table-cell table:formula="of:=[.A181]*(2*PI())/180" office:value-type="float" office:value="6.2482787221397">
            <text:p>6.2482787221</text:p>
          </table:table-cell>
          <table:table-cell table:formula="of:=COS([.B181])" office:value-type="float" office:value="0.999390827019096">
            <text:p>0.999390827</text:p>
          </table:table-cell>
          <table:table-cell table:formula="of:=SIN([.B181])" office:value-type="float" office:value="-0.0348994967025008">
            <text:p>-0.0348994967</text:p>
          </table:table-cell>
          <table:table-cell table:formula="of:=60*INT( SQRT(([.B181]*[.B181])*([.C181]*[.C181])))" office:value-type="float" office:value="360">
            <text:p>360</text:p>
          </table:table-cell>
          <table:table-cell table:formula="of:=RANDBETWEEN(1;10)" office:value-type="float" office:value="4">
            <text:p>4</text:p>
          </table:table-cell>
          <table:table-cell table:formula="of:=RANDBETWEEN(1;10)" office:value-type="float" office:value="6">
            <text:p>6</text:p>
          </table:table-cell>
          <table:table-cell table:formula="of:=RANDBETWEEN(0;21)" office:value-type="float" office:value="9">
            <text:p>9</text:p>
          </table:table-cell>
          <table:table-cell table:formula="of:=RANDBETWEEN(21;42)" office:value-type="float" office:value="25">
            <text:p>25</text:p>
          </table:table-cell>
          <table:table-cell table:formula="of:=[.I181]-[.H181]" office:value-type="float" office:value="16">
            <text:p>16</text:p>
          </table:table-cell>
        </table:table-row>
        <table:table-row table:style-name="ro1">
          <table:table-cell table:formula="of:=ROW()-2" office:value-type="float" office:value="180">
            <text:p>180</text:p>
          </table:table-cell>
          <table:table-cell table:formula="of:=[.A182]*(2*PI())/180" office:value-type="float" office:value="6.28318530717959">
            <text:p>6.2831853072</text:p>
          </table:table-cell>
          <table:table-cell table:formula="of:=COS([.B182])" office:value-type="float" office:value="1">
            <text:p>1</text:p>
          </table:table-cell>
          <table:table-cell table:formula="of:=SIN([.B182])" office:value-type="float" office:value="-2.44929359829471E-016">
            <text:p>-2.44929359829471E-016</text:p>
          </table:table-cell>
          <table:table-cell table:formula="of:=60*INT( SQRT(([.B182]*[.B182])*([.C182]*[.C182])))" office:value-type="float" office:value="360">
            <text:p>360</text:p>
          </table:table-cell>
          <table:table-cell table:formula="of:=RANDBETWEEN(1;10)" office:value-type="float" office:value="3">
            <text:p>3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2">
            <text:p>12</text:p>
          </table:table-cell>
          <table:table-cell table:formula="of:=RANDBETWEEN(21;42)" office:value-type="float" office:value="38">
            <text:p>38</text:p>
          </table:table-cell>
          <table:table-cell table:formula="of:=[.I182]-[.H182]" office:value-type="float" office:value="26">
            <text:p>26</text:p>
          </table:table-cell>
        </table:table-row>
        <table:table-row table:style-name="ro1">
          <table:table-cell table:formula="of:=ROW()-2" office:value-type="float" office:value="181">
            <text:p>181</text:p>
          </table:table-cell>
          <table:table-cell table:formula="of:=[.A183]*(2*PI())/180" office:value-type="float" office:value="6.31809189221947">
            <text:p>6.3180918922</text:p>
          </table:table-cell>
          <table:table-cell table:formula="of:=COS([.B183])" office:value-type="float" office:value="0.999390827019096">
            <text:p>0.999390827</text:p>
          </table:table-cell>
          <table:table-cell table:formula="of:=SIN([.B183])" office:value-type="float" office:value="0.0348994967025003">
            <text:p>0.0348994967</text:p>
          </table:table-cell>
          <table:table-cell table:formula="of:=60*INT( SQRT(([.B183]*[.B183])*([.C183]*[.C183])))" office:value-type="float" office:value="360">
            <text:p>36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5">
            <text:p>5</text:p>
          </table:table-cell>
          <table:table-cell table:formula="of:=RANDBETWEEN(0;21)" office:value-type="float" office:value="11">
            <text:p>11</text:p>
          </table:table-cell>
          <table:table-cell table:formula="of:=RANDBETWEEN(21;42)" office:value-type="float" office:value="39">
            <text:p>39</text:p>
          </table:table-cell>
          <table:table-cell table:formula="of:=[.I183]-[.H183]" office:value-type="float" office:value="28">
            <text:p>28</text:p>
          </table:table-cell>
        </table:table-row>
        <table:table-row table:style-name="ro1">
          <table:table-cell table:formula="of:=ROW()-2" office:value-type="float" office:value="182">
            <text:p>182</text:p>
          </table:table-cell>
          <table:table-cell table:formula="of:=[.A184]*(2*PI())/180" office:value-type="float" office:value="6.35299847725936">
            <text:p>6.3529984773</text:p>
          </table:table-cell>
          <table:table-cell table:formula="of:=COS([.B184])" office:value-type="float" office:value="0.997564050259824">
            <text:p>0.9975640503</text:p>
          </table:table-cell>
          <table:table-cell table:formula="of:=SIN([.B184])" office:value-type="float" office:value="0.0697564737441252">
            <text:p>0.0697564737</text:p>
          </table:table-cell>
          <table:table-cell table:formula="of:=60*INT( SQRT(([.B184]*[.B184])*([.C184]*[.C184])))" office:value-type="float" office:value="360">
            <text:p>360</text:p>
          </table:table-cell>
          <table:table-cell table:formula="of:=RANDBETWEEN(1;10)" office:value-type="float" office:value="2">
            <text:p>2</text:p>
          </table:table-cell>
          <table:table-cell table:formula="of:=RANDBETWEEN(1;10)" office:value-type="float" office:value="1">
            <text:p>1</text:p>
          </table:table-cell>
          <table:table-cell table:formula="of:=RANDBETWEEN(0;21)" office:value-type="float" office:value="15">
            <text:p>15</text:p>
          </table:table-cell>
          <table:table-cell table:formula="of:=RANDBETWEEN(21;42)" office:value-type="float" office:value="30">
            <text:p>30</text:p>
          </table:table-cell>
          <table:table-cell table:formula="of:=[.I184]-[.H184]" office:value-type="float" office:value="15">
            <text:p>15</text:p>
          </table:table-cell>
        </table:table-row>
        <table:table-row table:style-name="ro1">
          <table:table-cell table:formula="of:=ROW()-2" office:value-type="float" office:value="183">
            <text:p>183</text:p>
          </table:table-cell>
          <table:table-cell table:formula="of:=[.A185]*(2*PI())/180" office:value-type="float" office:value="6.38790506229925">
            <text:p>6.3879050623</text:p>
          </table:table-cell>
          <table:table-cell table:formula="of:=COS([.B185])" office:value-type="float" office:value="0.994521895368273">
            <text:p>0.9945218954</text:p>
          </table:table-cell>
          <table:table-cell table:formula="of:=SIN([.B185])" office:value-type="float" office:value="0.104528463267653">
            <text:p>0.1045284633</text:p>
          </table:table-cell>
          <table:table-cell table:formula="of:=60*INT( SQRT(([.B185]*[.B185])*([.C185]*[.C185])))" office:value-type="float" office:value="360">
            <text:p>360</text:p>
          </table:table-cell>
          <table:table-cell table:formula="of:=RANDBETWEEN(1;10)" office:value-type="float" office:value="8">
            <text:p>8</text:p>
          </table:table-cell>
          <table:table-cell table:formula="of:=RANDBETWEEN(1;10)" office:value-type="float" office:value="9">
            <text:p>9</text:p>
          </table:table-cell>
          <table:table-cell table:formula="of:=RANDBETWEEN(0;21)" office:value-type="float" office:value="17">
            <text:p>17</text:p>
          </table:table-cell>
          <table:table-cell table:formula="of:=RANDBETWEEN(21;42)" office:value-type="float" office:value="37">
            <text:p>37</text:p>
          </table:table-cell>
          <table:table-cell table:formula="of:=[.I185]-[.H185]" office:value-type="float" office:value="20">
            <text:p>2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08:0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07:38:35.01</meta:creation-date>
    <dc:date>2011-11-09T08:00:48.72</dc:date>
    <meta:editing-duration>PT7M3S</meta:editing-duration>
    <meta:editing-cycles>1</meta:editing-cycles>
    <meta:document-statistic meta:table-count="3" meta:cell-count="1850" meta:object-count="0"/>
    <meta:generator>LibreOffice/3.4$Win32 LibreOffice_project/340m1$Build-203</meta:generator>
  </office:meta>
</office:document-meta>
</file>